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6.svm" manifest:media-type=""/>
  <manifest:file-entry manifest:full-path="Pictures/TablePreview2.svm" manifest:media-type=""/>
  <manifest:file-entry manifest:full-path="Pictures/TablePreview16.svm" manifest:media-type=""/>
  <manifest:file-entry manifest:full-path="Pictures/TablePreview12.svm" manifest:media-type=""/>
  <manifest:file-entry manifest:full-path="Pictures/100000000000034A000002530795527F.jpg" manifest:media-type=""/>
  <manifest:file-entry manifest:full-path="Pictures/TablePreview7.svm" manifest:media-type=""/>
  <manifest:file-entry manifest:full-path="Pictures/TablePreview3.svm" manifest:media-type=""/>
  <manifest:file-entry manifest:full-path="Pictures/TablePreview17.svm" manifest:media-type=""/>
  <manifest:file-entry manifest:full-path="Pictures/TablePreview13.svm" manifest:media-type=""/>
  <manifest:file-entry manifest:full-path="Pictures/TablePreview8.svm" manifest:media-type=""/>
  <manifest:file-entry manifest:full-path="Pictures/TablePreview4.svm" manifest:media-type=""/>
  <manifest:file-entry manifest:full-path="Pictures/TablePreview20.svm" manifest:media-type=""/>
  <manifest:file-entry manifest:full-path="Pictures/TablePreview18.svm" manifest:media-type=""/>
  <manifest:file-entry manifest:full-path="Pictures/TablePreview14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5.svm" manifest:media-type=""/>
  <manifest:file-entry manifest:full-path="Pictures/10000000000001C200000066B95AB249.jpg" manifest:media-type=""/>
  <manifest:file-entry manifest:full-path="Pictures/TablePreview19.svm" manifest:media-type=""/>
  <manifest:file-entry manifest:full-path="Pictures/TablePreview1.svm" manifest:media-type=""/>
  <manifest:file-entry manifest:full-path="Pictures/TablePreview15.svm" manifest:media-type=""/>
  <manifest:file-entry manifest:full-path="Pictures/TablePreview1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automatic" presentation:transition-speed="fast" presentation:duration="PT6S"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width="0.026cm" draw:stroke-linejoin="miter" draw:fill="none" draw:textarea-vertical-align="top" draw:auto-grow-height="true" fo:min-height="10.092cm" fo:padding-top="0.254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true" fo:padding-top="0.254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.026cm" draw:stroke-linejoin="miter" draw:fill="none" draw:textarea-vertical-align="top" draw:auto-grow-height="true" fo:min-height="6.419cm" fo:padding-top="0.254cm" fo:padding-bottom="0.127cm" fo:padding-left="0.254cm" fo:padding-right="0.254cm" fo:wrap-option="wrap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draw:fill-color="#ffffff" draw:textarea-horizontal-align="center" draw:textarea-vertical-align="middle"/>
    </style:style>
    <style:style style:name="gr10" style:family="graphic" style:parent-style-name="standard" style:list-style-name="L10">
      <style:graphic-properties draw:stroke="solid" svg:stroke-width="0cm" svg:stroke-color="#000000" draw:stroke-linejoin="miter" draw:fill="solid" draw:fill-color="#00ae00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11" style:family="graphic" style:parent-style-name="standard" style:list-style-name="L10">
      <style:graphic-properties draw:stroke="solid" svg:stroke-width="0cm" svg:stroke-color="#000000" draw:stroke-linejoin="miter" draw:fill="solid" draw:fill-color="#c0c0c0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12" style:family="graphic" style:parent-style-name="standard" style:list-style-name="L11">
      <style:graphic-properties draw:stroke="none" svg:stroke-width="0cm" draw:fill="none" draw:textarea-vertical-align="top" draw:auto-grow-height="true" fo:min-height="0.676cm" fo:padding-top="0.125cm" fo:padding-bottom="0.125cm" fo:padding-left="0.25cm" fo:padding-right="0.25cm" fo:wrap-option="wrap"/>
    </style:style>
    <style:style style:name="gr13" style:family="graphic" style:parent-style-name="standard" style:list-style-name="L11">
      <style:graphic-properties draw:stroke="none" svg:stroke-width="0cm" draw:fill="none" draw:textarea-vertical-align="top" draw:auto-grow-height="true" fo:min-height="0.676cm" fo:padding-top="0.125cm" fo:padding-bottom="0.125cm" fo:padding-left="0.25cm" fo:padding-right="0.25cm" fo:wrap-option="wrap"/>
    </style:style>
    <style:style style:name="gr14" style:family="graphic" style:parent-style-name="standard" style:list-style-name="L10">
      <style:graphic-properties draw:stroke="solid" svg:stroke-width="0cm" svg:stroke-color="#000000" draw:stroke-linejoin="miter" draw:fill="solid" draw:fill-color="#e6ff00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15" style:family="graphic" style:parent-style-name="standard" style:list-style-name="L10">
      <style:graphic-properties draw:stroke="solid" svg:stroke-width="0cm" svg:stroke-color="#000000" draw:stroke-linejoin="miter" draw:fill="solid" draw:fill-color="#c0c0c0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16" style:family="graphic" style:parent-style-name="standard" style:list-style-name="L11">
      <style:graphic-properties draw:stroke="none" svg:stroke-width="0cm" draw:fill="none" draw:textarea-vertical-align="top" draw:auto-grow-height="true" fo:min-height="0.676cm" fo:padding-top="0.125cm" fo:padding-bottom="0.125cm" fo:padding-left="0.25cm" fo:padding-right="0.25cm" fo:wrap-option="wrap"/>
    </style:style>
    <style:style style:name="gr17" style:family="graphic" style:parent-style-name="standard" style:list-style-name="L11">
      <style:graphic-properties draw:stroke="none" svg:stroke-width="0cm" draw:fill="none" draw:textarea-vertical-align="top" draw:auto-grow-height="true" fo:min-height="0.676cm" fo:padding-top="0.125cm" fo:padding-bottom="0.125cm" fo:padding-left="0.25cm" fo:padding-right="0.25cm" fo:wrap-option="wrap"/>
    </style:style>
    <style:style style:name="gr18" style:family="graphic" style:parent-style-name="standard" style:list-style-name="L10">
      <style:graphic-properties draw:stroke="solid" svg:stroke-width="0cm" svg:stroke-color="#000000" draw:stroke-linejoin="miter" draw:fill="solid" draw:fill-color="#ff0000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19" style:family="graphic" style:parent-style-name="standard" style:list-style-name="L10">
      <style:graphic-properties draw:stroke="solid" svg:stroke-width="0cm" svg:stroke-color="#000000" draw:stroke-linejoin="miter" draw:fill="solid" draw:fill-color="#c0c0c0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20" style:family="graphic" style:parent-style-name="standard" style:list-style-name="L11">
      <style:graphic-properties draw:stroke="none" svg:stroke-width="0cm" draw:fill="none" draw:textarea-vertical-align="top" draw:auto-grow-height="true" fo:min-height="0.676cm" fo:padding-top="0.125cm" fo:padding-bottom="0.125cm" fo:padding-left="0.25cm" fo:padding-right="0.25cm" fo:wrap-option="wrap"/>
    </style:style>
    <style:style style:name="gr21" style:family="graphic" style:parent-style-name="standard" style:list-style-name="L11">
      <style:graphic-properties draw:stroke="none" svg:stroke-width="0cm" draw:fill="none" draw:textarea-vertical-align="top" draw:auto-grow-height="true" fo:min-height="0.676cm" fo:padding-top="0.125cm" fo:padding-bottom="0.125cm" fo:padding-left="0.25cm" fo:padding-right="0.25cm" fo:wrap-option="wrap"/>
    </style:style>
    <style:style style:name="gr22" style:family="graphic" style:parent-style-name="standard" style:list-style-name="L1">
      <style:graphic-properties draw:stroke="solid" svg:stroke-width="0.168cm" svg:stroke-color="#bfbfbf" draw:fill="none" draw:textarea-vertical-align="middle" draw:auto-grow-height="false" fo:padding-top="0.254cm" fo:padding-bottom="0.127cm" fo:padding-left="0.254cm" fo:padding-right="0.254cm" fo:wrap-option="wrap"/>
    </style:style>
    <style:style style:name="gr23" style:family="graphic" style:parent-style-name="standard" style:list-style-name="L1">
      <style:graphic-properties draw:stroke="solid" svg:stroke-width="0.071cm" svg:stroke-color="#bfbfbf" draw:fill="none" draw:textarea-vertical-align="top" draw:auto-grow-height="false" fo:padding-top="0.254cm" fo:padding-bottom="0.127cm" fo:padding-left="0.254cm" fo:padding-right="0.254cm" fo:wrap-option="wrap"/>
    </style:style>
    <style:style style:name="gr24" style:family="graphic" style:parent-style-name="standard" style:list-style-name="L1">
      <style:graphic-properties draw:stroke="none" draw:fill="none" draw:textarea-vertical-align="top" draw:auto-grow-height="true" fo:min-height="5.921cm" fo:padding-top="0.254cm" fo:padding-bottom="0.127cm" fo:padding-left="0.254cm" fo:padding-right="0.254cm" fo:wrap-option="wrap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draw:stroke="solid" svg:stroke-width="0.168cm" svg:stroke-color="#bfbfbf" draw:fill="none" draw:textarea-vertical-align="middle" draw:auto-grow-height="false" fo:padding-top="0.254cm" fo:padding-bottom="0.127cm" fo:padding-left="0.254cm" fo:padding-right="0.254cm" fo:wrap-option="wrap"/>
    </style:style>
    <style:style style:name="gr27" style:family="graphic" style:parent-style-name="standard" style:list-style-name="L1">
      <style:graphic-properties draw:stroke="solid" svg:stroke-width="0.168cm" svg:stroke-color="#bfbfbf" draw:fill="none" draw:textarea-vertical-align="middle" draw:auto-grow-height="false" fo:padding-top="0.254cm" fo:padding-bottom="0.127cm" fo:padding-left="0.254cm" fo:padding-right="0.254cm" fo:wrap-option="wrap"/>
    </style:style>
    <style:style style:name="gr28" style:family="graphic" style:parent-style-name="standard" style:list-style-name="L4">
      <style:graphic-properties draw:stroke="solid" svg:stroke-width="0.168cm" svg:stroke-color="#bfbfb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9" style:family="graphic" style:parent-style-name="standard" style:list-style-name="L9">
      <style:graphic-properties draw:stroke="none" draw:fill="solid" draw:fill-color="#ff3333" draw:textarea-horizontal-align="center" draw:textarea-vertical-align="middle"/>
    </style:style>
    <style:style style:name="gr30" style:family="graphic" style:parent-style-name="standard" style:list-style-name="L9">
      <style:graphic-properties draw:stroke="none" draw:fill="solid" draw:fill-color="#c0c0c0" draw:textarea-horizontal-align="center" draw:textarea-vertical-align="middle"/>
    </style:style>
    <style:style style:name="gr31" style:family="graphic" style:parent-style-name="standard" style:list-style-name="L10">
      <style:graphic-properties draw:stroke="solid" svg:stroke-width="0cm" svg:stroke-color="#000000" draw:stroke-linejoin="miter" draw:fill="solid" draw:fill-color="#00ae00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32" style:family="graphic" style:parent-style-name="standard" style:list-style-name="L10">
      <style:graphic-properties draw:stroke="solid" svg:stroke-width="0cm" svg:stroke-color="#000000" draw:stroke-linejoin="miter" draw:fill="solid" draw:fill-color="#c0c0c0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33" style:family="graphic" style:parent-style-name="objectwithoutfill">
      <style:graphic-properties draw:stroke="dash" draw:stroke-dash="Fine_20_Dotted" svg:stroke-width="0.05cm" svg:stroke-color="#ff0000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34" style:family="graphic" style:parent-style-name="standard" style:list-style-name="L11">
      <style:graphic-properties draw:stroke="none" svg:stroke-width="0cm" draw:fill="none" draw:textarea-vertical-align="top" draw:auto-grow-height="true" fo:min-height="0.338cm" fo:padding-top="0.125cm" fo:padding-bottom="0.125cm" fo:padding-left="0.25cm" fo:padding-right="0.25cm" fo:wrap-option="wrap"/>
    </style:style>
    <style:style style:name="gr35" style:family="graphic" style:parent-style-name="standard" style:list-style-name="L1">
      <style:graphic-properties draw:stroke="solid" svg:stroke-width="0.168cm" svg:stroke-color="#bfbfbf" draw:fill="none" draw:textarea-vertical-align="middle" draw:auto-grow-height="false" fo:padding-top="0.254cm" fo:padding-bottom="0.127cm" fo:padding-left="0.254cm" fo:padding-right="0.254cm" fo:wrap-option="wrap"/>
    </style:style>
    <style:style style:name="pr1" style:family="presentation" style:parent-style-name="Standard-notes">
      <style:graphic-properties draw:fill-color="#ffffff" fo:min-height="20cm"/>
    </style:style>
    <style:style style:name="pr2" style:family="presentation" style:parent-style-name="Standard-title">
      <style:graphic-properties fo:min-height="1.6cm"/>
    </style:style>
    <style:style style:name="pr3" style:family="presentation" style:parent-style-name="Standard-notes">
      <style:graphic-properties draw:fill-color="#ffffff" fo:min-height="10.023cm"/>
    </style:style>
    <style:style style:name="pr4" style:family="presentation" style:parent-style-name="Standard-notes">
      <style:graphic-properties draw:stroke="none" draw:fill="none" draw:fill-color="#ffffff" draw:textarea-vertical-align="top" draw:auto-grow-height="true" fo:min-height="9cm" fo:padding-top="0.254cm" fo:padding-bottom="0.127cm" fo:padding-left="0.254cm" fo:padding-right="0.254cm" fo:wrap-option="wrap"/>
    </style:style>
    <style:style style:name="pr5" style:family="presentation" style:parent-style-name="Standard-backgroundobjects" style:list-style-name="L1">
      <style:graphic-properties draw:stroke="none" draw:fill="none" draw:fill-color="#ffffff" draw:textarea-vertical-align="top" draw:auto-grow-height="false" fo:min-height="11.43cm" fo:padding-top="0.254cm" fo:padding-bottom="0.127cm" fo:padding-left="0.254cm" fo:padding-right="0.254cm" fo:wrap-option="wrap"/>
    </style:style>
    <style:style style:name="pr6" style:family="presentation" style:parent-style-name="Standard_20_1-notes">
      <style:graphic-properties draw:fill="solid" draw:fill-color="#ffffff" fo:min-height="19.936cm"/>
    </style:style>
    <style:style style:name="pr7" style:family="presentation" style:parent-style-name="Standard_20_1-notes">
      <style:graphic-properties draw:fill-color="#ffffff" draw:auto-grow-height="true" fo:min-height="19.8cm"/>
    </style:style>
    <style:style style:name="pr8" style:family="presentation" style:parent-style-name="Default-notes">
      <style:graphic-properties draw:fill-color="#ffffff" fo:min-height="36.069cm"/>
    </style:style>
    <style:style style:name="pr9" style:family="presentation" style:parent-style-name="Standard-notes">
      <style:graphic-properties draw:fill-color="#ffffff" fo:min-height="16.786cm"/>
    </style:style>
    <style:style style:name="pr10" style:family="presentation" style:parent-style-name="Standard_20_1-notes">
      <style:graphic-properties draw:stroke="none" draw:fill="none" draw:fill-color="#ffffff" draw:textarea-vertical-align="top" draw:auto-grow-height="false" fo:min-height="11.43cm" fo:padding-top="0.254cm" fo:padding-bottom="0.127cm" fo:padding-left="0.254cm" fo:padding-right="0.254cm" fo:wrap-option="wrap"/>
    </style:style>
    <style:style style:name="pr11" style:family="presentation" style:parent-style-name="Standard_20_1-backgroundobjects">
      <style:graphic-properties draw:stroke="none" draw:stroke-linejoin="miter" draw:fill="none" draw:fill-color="#ffffff" draw:textarea-vertical-align="top" draw:auto-grow-height="false" fo:min-height="11.43cm" fo:padding-top="0.254cm" fo:padding-bottom="0.127cm" fo:padding-left="0.254cm" fo:padding-right="0.254cm" fo:wrap-option="wrap"/>
    </style:style>
    <style:style style:name="pr12" style:family="presentation" style:parent-style-name="Standard_20_1-notes">
      <style:graphic-properties draw:fill-color="#ffffff" fo:min-height="20cm"/>
    </style:style>
    <style:style style:name="co1" style:family="table-column">
      <style:table-column-properties style:column-width="23.909cm" style:use-optimal-column-width="false"/>
    </style:style>
    <style:style style:name="co2" style:family="table-column">
      <style:table-column-properties style:column-width="2.177cm" style:use-optimal-column-width="false"/>
    </style:style>
    <style:style style:name="co3" style:family="table-column">
      <style:table-column-properties style:column-width="4.065cm" style:use-optimal-column-width="false"/>
    </style:style>
    <style:style style:name="co4" style:family="table-column">
      <style:table-column-properties style:column-width="6.245cm" style:use-optimal-column-width="false"/>
    </style:style>
    <style:style style:name="co5" style:family="table-column">
      <style:table-column-properties style:column-width="1.902cm" style:use-optimal-column-width="false"/>
    </style:style>
    <style:style style:name="co6" style:family="table-column">
      <style:table-column-properties style:column-width="1.912cm" style:use-optimal-column-width="false"/>
    </style:style>
    <style:style style:name="co7" style:family="table-column">
      <style:table-column-properties style:column-width="4.401cm" style:use-optimal-column-width="false"/>
    </style:style>
    <style:style style:name="co8" style:family="table-column">
      <style:table-column-properties style:column-width="19.601cm" style:use-optimal-column-width="false"/>
    </style:style>
    <style:style style:name="co9" style:family="table-column">
      <style:table-column-properties style:column-width="24.002cm" style:use-optimal-column-width="false"/>
    </style:style>
    <style:style style:name="co10" style:family="table-column">
      <style:table-column-properties style:column-width="4.811cm" style:use-optimal-column-width="false"/>
    </style:style>
    <style:style style:name="co11" style:family="table-column">
      <style:table-column-properties style:column-width="1.695cm" style:use-optimal-column-width="false"/>
    </style:style>
    <style:style style:name="co12" style:family="table-column">
      <style:table-column-properties style:column-width="3.118cm" style:use-optimal-column-width="false"/>
    </style:style>
    <style:style style:name="co13" style:family="table-column">
      <style:table-column-properties style:column-width="1.809cm" style:use-optimal-column-width="false"/>
    </style:style>
    <style:style style:name="co14" style:family="table-column">
      <style:table-column-properties style:column-width="3.002cm" style:use-optimal-column-width="false"/>
    </style:style>
    <style:style style:name="co15" style:family="table-column">
      <style:table-column-properties style:column-width="2.016cm" style:use-optimal-column-width="false"/>
    </style:style>
    <style:style style:name="co16" style:family="table-column">
      <style:table-column-properties style:column-width="2.798cm" style:use-optimal-column-width="false"/>
    </style:style>
    <style:style style:name="co17" style:family="table-column">
      <style:table-column-properties style:column-width="2.06cm" style:use-optimal-column-width="false"/>
    </style:style>
    <style:style style:name="co18" style:family="table-column">
      <style:table-column-properties style:column-width="2.744cm" style:use-optimal-column-width="false"/>
    </style:style>
    <style:style style:name="co19" style:family="table-column">
      <style:table-column-properties style:column-width="5.088cm" style:use-optimal-column-width="false"/>
    </style:style>
    <style:style style:name="co20" style:family="table-column">
      <style:table-column-properties style:column-width="4.189cm" style:use-optimal-column-width="false"/>
    </style:style>
    <style:style style:name="co21" style:family="table-column">
      <style:table-column-properties style:column-width="4.309cm" style:use-optimal-column-width="false"/>
    </style:style>
    <style:style style:name="co22" style:family="table-column">
      <style:table-column-properties style:column-width="4.395cm" style:use-optimal-column-width="false"/>
    </style:style>
    <style:style style:name="co23" style:family="table-column">
      <style:table-column-properties style:column-width="2.707cm" style:use-optimal-column-width="false"/>
    </style:style>
    <style:style style:name="co24" style:family="table-column">
      <style:table-column-properties style:column-width="2.898cm" style:use-optimal-column-width="false"/>
    </style:style>
    <style:style style:name="co25" style:family="table-column">
      <style:table-column-properties style:column-width="10cm" style:use-optimal-column-width="false"/>
    </style:style>
    <style:style style:name="co26" style:family="table-column">
      <style:table-column-properties style:column-width="5.14cm" style:use-optimal-column-width="false"/>
    </style:style>
    <style:style style:name="co27" style:family="table-column">
      <style:table-column-properties style:column-width="4.151cm" style:use-optimal-column-width="false"/>
    </style:style>
    <style:style style:name="co28" style:family="table-column">
      <style:table-column-properties style:column-width="4.334cm" style:use-optimal-column-width="false"/>
    </style:style>
    <style:style style:name="co29" style:family="table-column">
      <style:table-column-properties style:column-width="13.6cm" style:use-optimal-column-width="false"/>
    </style:style>
    <style:style style:name="co30" style:family="table-column">
      <style:table-column-properties style:column-width="5.118cm" style:use-optimal-column-width="false"/>
    </style:style>
    <style:style style:name="co31" style:family="table-column">
      <style:table-column-properties style:column-width="4.15cm" style:use-optimal-column-width="false"/>
    </style:style>
    <style:style style:name="co32" style:family="table-column">
      <style:table-column-properties style:column-width="4.332cm" style:use-optimal-column-width="false"/>
    </style:style>
    <style:style style:name="co33" style:family="table-column">
      <style:table-column-properties style:column-width="4.371cm" style:use-optimal-column-width="false"/>
    </style:style>
    <style:style style:name="co34" style:family="table-column">
      <style:table-column-properties style:column-width="5.897cm" style:use-optimal-column-width="false"/>
    </style:style>
    <style:style style:name="co35" style:family="table-column">
      <style:table-column-properties style:column-width="24.099cm" style:use-optimal-column-width="false"/>
    </style:style>
    <style:style style:name="co36" style:family="table-column">
      <style:table-column-properties style:column-width="5.197cm" style:use-optimal-column-width="false"/>
    </style:style>
    <style:style style:name="co37" style:family="table-column">
      <style:table-column-properties style:column-width="3.536cm" style:use-optimal-column-width="false"/>
    </style:style>
    <style:style style:name="co38" style:family="table-column">
      <style:table-column-properties style:column-width="3.502cm" style:use-optimal-column-width="false"/>
    </style:style>
    <style:style style:name="co39" style:family="table-column">
      <style:table-column-properties style:column-width="3.47cm" style:use-optimal-column-width="false"/>
    </style:style>
    <style:style style:name="co40" style:family="table-column">
      <style:table-column-properties style:column-width="2.474cm" style:use-optimal-column-width="false"/>
    </style:style>
    <style:style style:name="co41" style:family="table-column">
      <style:table-column-properties style:column-width="2.419cm" style:use-optimal-column-width="false"/>
    </style:style>
    <style:style style:name="co42" style:family="table-column">
      <style:table-column-properties style:column-width="2.753cm" style:use-optimal-column-width="false"/>
    </style:style>
    <style:style style:name="co43" style:family="table-column">
      <style:table-column-properties style:column-width="2.6cm" style:use-optimal-column-width="false"/>
    </style:style>
    <style:style style:name="co44" style:family="table-column">
      <style:table-column-properties style:column-width="2.463cm" style:use-optimal-column-width="false"/>
    </style:style>
    <style:style style:name="co45" style:family="table-column">
      <style:table-column-properties style:column-width="5.132cm" style:use-optimal-column-width="false"/>
    </style:style>
    <style:style style:name="co46" style:family="table-column">
      <style:table-column-properties style:column-width="2.808cm" style:use-optimal-column-width="false"/>
    </style:style>
    <style:style style:name="co47" style:family="table-column">
      <style:table-column-properties style:column-width="2.574cm" style:use-optimal-column-width="false"/>
    </style:style>
    <style:style style:name="co48" style:family="table-column">
      <style:table-column-properties style:column-width="2.742cm" style:use-optimal-column-width="false"/>
    </style:style>
    <style:style style:name="co49" style:family="table-column">
      <style:table-column-properties style:column-width="3.054cm" style:use-optimal-column-width="false"/>
    </style:style>
    <style:style style:name="co50" style:family="table-column">
      <style:table-column-properties style:column-width="2.616cm" style:use-optimal-column-width="false"/>
    </style:style>
    <style:style style:name="co51" style:family="table-column">
      <style:table-column-properties style:column-width="2.39cm" style:use-optimal-column-width="false"/>
    </style:style>
    <style:style style:name="co52" style:family="table-column">
      <style:table-column-properties style:column-width="5.459cm" style:use-optimal-column-width="false"/>
    </style:style>
    <style:style style:name="co53" style:family="table-column">
      <style:table-column-properties style:column-width="1.869cm" style:use-optimal-column-width="false"/>
    </style:style>
    <style:style style:name="co54" style:family="table-column">
      <style:table-column-properties style:column-width="1.494cm" style:use-optimal-column-width="false"/>
    </style:style>
    <style:style style:name="co55" style:family="table-column">
      <style:table-column-properties style:column-width="1.585cm" style:use-optimal-column-width="false"/>
    </style:style>
    <style:style style:name="co56" style:family="table-column">
      <style:table-column-properties style:column-width="1.778cm" style:use-optimal-column-width="false"/>
    </style:style>
    <style:style style:name="co57" style:family="table-column">
      <style:table-column-properties style:column-width="1.782cm" style:use-optimal-column-width="false"/>
    </style:style>
    <style:style style:name="co58" style:family="table-column">
      <style:table-column-properties style:column-width="0.837cm" style:use-optimal-column-width="false"/>
    </style:style>
    <style:style style:name="co59" style:family="table-column">
      <style:table-column-properties style:column-width="0.806cm" style:use-optimal-column-width="false"/>
    </style:style>
    <style:style style:name="co60" style:family="table-column">
      <style:table-column-properties style:column-width="0.847cm" style:use-optimal-column-width="false"/>
    </style:style>
    <style:style style:name="co61" style:family="table-column">
      <style:table-column-properties style:column-width="24.1cm" style:use-optimal-column-width="false"/>
    </style:style>
    <style:style style:name="ro1" style:family="table-row">
      <style:table-row-properties style:row-height="0.788cm"/>
    </style:style>
    <style:style style:name="ro2" style:family="table-row">
      <style:table-row-properties style:row-height="1.561cm"/>
    </style:style>
    <style:style style:name="ro3" style:family="table-row">
      <style:table-row-properties style:row-height="2.51cm"/>
    </style:style>
    <style:style style:name="ro4" style:family="table-row">
      <style:table-row-properties style:row-height="0.529cm"/>
    </style:style>
    <style:style style:name="ro5" style:family="table-row">
      <style:table-row-properties style:row-height="0.856cm"/>
    </style:style>
    <style:style style:name="ro6" style:family="table-row">
      <style:table-row-properties style:row-height="0.58cm"/>
    </style:style>
    <style:style style:name="ro7" style:family="table-row">
      <style:table-row-properties style:row-height="0.957cm"/>
    </style:style>
    <style:style style:name="ro8" style:family="table-row">
      <style:table-row-properties style:row-height="0.734cm"/>
    </style:style>
    <style:style style:name="ro9" style:family="table-row">
      <style:table-row-properties style:row-height="0.6cm"/>
    </style:style>
    <style:style style:name="ro10" style:family="table-row">
      <style:table-row-properties style:row-height="1.539cm"/>
    </style:style>
    <style:style style:name="ro11" style:family="table-row">
      <style:table-row-properties style:row-height="0.937cm"/>
    </style:style>
    <style:style style:name="ro12" style:family="table-row">
      <style:table-row-properties style:row-height="3.941cm"/>
    </style:style>
    <style:style style:name="ro13" style:family="table-row">
      <style:table-row-properties style:row-height="1cm"/>
    </style:style>
    <style:style style:name="ce1" style:family="table-cell">
      <style:graphic-properties draw:fill="solid" draw:fill-color="#ff0000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fo:border="none" style:punctuation-wrap="simple"/>
      <style:text-properties fo:color="#000000" style:text-line-through-style="none" fo:font-size="18pt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fo:border="none" style:punctuation-wrap="simple"/>
      <style:text-properties fo:color="#000000" style:text-line-through-style="none" fo:font-size="18pt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solid" draw:fill-color="#d9d9d9" style:repeat="repeat" draw:textarea-vertical-align="middle" fo:padding-top="0.04cm" fo:padding-bottom="0.04cm" fo:padding-left="0cm" fo:padding-right="0cm"/>
      <style:paragraph-properties fo:margin-left="0cm" fo:margin-right="0cm" fo:margin-top="0cm" fo:margin-bottom="0cm" fo:line-height="100%" fo:text-align="center" fo:text-indent="0cm" fo:border="none" style:punctuation-wrap="simple"/>
      <style:text-properties fo:color="#000000" style:text-line-through-style="none" fo:font-size="18pt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solid" draw:fill-color="#f2f2f2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start" fo:text-indent="0cm" fo:border="none" style:punctuation-wrap="simple"/>
      <style:text-properties fo:color="#000000" style:text-line-through-style="non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 fo:hyphenate="false"/>
    </style:style>
    <style:style style:name="ce5" style:family="table-cell">
      <style:graphic-properties draw:fill="solid" draw:fill-color="#e7e7e7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start" fo:text-indent="0cm" fo:border="none" style:punctuation-wrap="simple"/>
      <style:text-properties fo:color="#000000" style:text-line-through-style="non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 fo:hyphenate="false"/>
    </style:style>
    <style:style style:name="ce6" style:family="table-cell">
      <style:graphic-properties draw:fill="solid" draw:fill-color="#f2f2f2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fo:border="none" style:punctuation-wrap="simple"/>
      <style:text-properties fo:color="#000000" style:text-line-through-style="non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 fo:hyphenate="false"/>
    </style:style>
    <style:style style:name="ce7" style:family="table-cell">
      <style:graphic-properties draw:fill="solid" draw:fill-color="#f2f2f2" style:repeat="repeat" draw:textarea-vertical-align="middle" fo:padding-top="0.04cm" fo:padding-bottom="0.04cm" fo:padding-left="0cm" fo:padding-right="0cm"/>
      <style:paragraph-properties fo:margin-left="0cm" fo:margin-right="0cm" fo:margin-top="0cm" fo:margin-bottom="0cm" fo:line-height="100%" fo:text-align="center" fo:text-indent="0cm" fo:border="none" style:punctuation-wrap="simple"/>
      <style:text-properties fo:color="#000000" style:text-line-through-style="non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 fo:hyphenate="false"/>
    </style:style>
    <style:style style:name="ce8" style:family="table-cell">
      <style:graphic-properties draw:fill="solid" draw:fill-color="#f2f2f2" style:repeat="repeat" draw:textarea-vertical-align="middle" fo:padding-top="0.04cm" fo:padding-bottom="0.04cm" fo:padding-left="0.1cm" fo:padding-right="0.1cm"/>
      <style:paragraph-properties fo:border="none"/>
      <style:text-properties fo:color="#000000" style:text-line-through-style="non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>
      <style:graphic-properties draw:fill="solid" draw:fill-color="#f2f2f2" style:repeat="repeat" draw:textarea-vertical-align="middle" fo:padding-top="0.04cm" fo:padding-bottom="0.04cm" fo:padding-left="0cm" fo:padding-right="0cm"/>
      <style:paragraph-properties fo:border="none"/>
      <style:text-properties fo:color="#000000" style:text-line-through-style="non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>
      <style:graphic-properties draw:fill="solid" draw:fill-color="#d9d9d9" draw:opacity="100%" style:repeat="repeat" draw:textarea-vertical-align="top" fo:padding-top="0.05cm" fo:padding-bottom="0.05cm" fo:padding-left="0.05cm" fo:padding-right="0.05cm"/>
      <style:paragraph-properties fo:margin-left="0cm" fo:margin-right="0cm" fo:line-height="100%" fo:text-indent="0cm" fo:border="none" style:punctuation-wrap="hanging" style:line-break="strict"/>
      <style:text-properties fo:font-size="24pt" style:font-size-asian="24pt" style:font-size-complex="24pt"/>
    </style:style>
    <style:style style:name="ce11" style:family="table-cell">
      <style:graphic-properties draw:fill="solid" draw:fill-color="#f2f2f2" draw:opacity="100%" style:repeat="repeat" draw:textarea-vertical-align="top" fo:padding-top="0.05cm" fo:padding-bottom="0.05cm" fo:padding-left="0.05cm" fo:padding-right="0.05cm"/>
      <style:paragraph-properties fo:margin-left="0cm" fo:margin-right="0cm" fo:line-height="100%" fo:text-indent="0cm" fo:border="none" style:punctuation-wrap="hanging" style:line-break="strict"/>
      <style:text-properties fo:font-size="24pt" style:font-size-asian="24pt" style:font-size-complex="24pt"/>
    </style:style>
    <style:style style:name="ce12" style:family="table-cell">
      <style:graphic-properties draw:fill="solid" draw:fill-color="#ff0000" draw:opacity="100%" style:repeat="repeat" draw:textarea-vertical-align="middle" fo:padding-top="0.127cm" fo:padding-bottom="0.127cm" fo:padding-left="0.254cm" fo:padding-right="0.254cm"/>
      <style:paragraph-properties fo:margin-left="0cm" fo:margin-right="0cm" fo:line-height="100%" fo:text-indent="0cm" fo:border="none" style:punctuation-wrap="hanging" style:line-break="strict"/>
      <style:text-properties fo:font-size="11pt" style:font-size-asian="11pt" style:font-size-complex="11pt"/>
    </style:style>
    <style:style style:name="ce13" style:family="table-cell">
      <style:graphic-properties draw:fill="solid" draw:fill-color="#ff0000" draw:opacity="100%" style:repeat="repeat" draw:textarea-vertical-align="middle" fo:padding-top="0.05cm" fo:padding-bottom="0.05cm" fo:padding-left="0.05cm" fo:padding-right="0.05cm"/>
      <style:paragraph-properties fo:margin-left="0cm" fo:margin-right="0cm" fo:line-height="100%" fo:text-align="center" fo:text-indent="0cm" fo:border="none" style:punctuation-wrap="hanging" style:line-break="strict"/>
      <style:text-properties fo:font-size="11pt" style:font-size-asian="11pt" style:font-size-complex="11pt"/>
    </style:style>
    <style:style style:name="ce14" style:family="table-cell">
      <style:graphic-properties style:repeat="repeat" fo:padding-top="0.05cm" fo:padding-bottom="0.05cm" fo:padding-left="0.05cm" fo:padding-right="0.05cm"/>
      <style:paragraph-properties fo:border="none"/>
      <style:text-properties fo:font-size="11pt" style:font-size-asian="11pt" style:font-size-complex="11pt"/>
    </style:style>
    <style:style style:name="ce15" style:family="table-cell">
      <style:graphic-properties draw:fill="solid" draw:fill-color="#d9d9d9" draw:opacity="100%" style:repeat="repeat" draw:textarea-vertical-align="middle" fo:padding-top="0.05cm" fo:padding-bottom="0.05cm" fo:padding-left="0.05cm" fo:padding-right="0.05cm"/>
      <style:paragraph-properties fo:margin-left="0cm" fo:margin-right="0cm" fo:line-height="100%" fo:text-align="center" fo:text-indent="0cm" fo:border="none" style:punctuation-wrap="hanging" style:line-break="strict"/>
      <style:text-properties fo:font-family="Calibri" style:font-family-generic="swiss" style:font-pitch="variable" fo:font-size="10pt" style:font-size-asian="10pt" style:font-size-complex="10pt"/>
    </style:style>
    <style:style style:name="ce16" style:family="table-cell">
      <style:graphic-properties style:repeat="repeat" fo:padding-top="0.05cm" fo:padding-bottom="0.05cm" fo:padding-left="0.05cm" fo:padding-right="0.05cm"/>
      <style:paragraph-properties fo:border="none"/>
      <style:text-properties fo:font-family="Calibri" style:font-family-generic="swiss" style:font-pitch="variable" fo:font-size="10pt" style:font-size-asian="10pt" style:font-size-complex="10pt"/>
    </style:style>
    <style:style style:name="ce17" style:family="table-cell">
      <style:graphic-properties draw:fill="solid" draw:fill-color="#d9d9d9" draw:opacity="100%" style:repeat="repeat" draw:textarea-vertical-align="middle" fo:padding-top="0.05cm" fo:padding-bottom="0.05cm" fo:padding-left="0.05cm" fo:padding-right="0.05cm"/>
      <style:paragraph-properties fo:margin-left="0cm" fo:margin-right="0cm" fo:line-height="100%" fo:text-indent="0cm" fo:border="none" style:punctuation-wrap="hanging" style:line-break="strict"/>
      <style:text-properties fo:font-family="Calibri" style:font-family-generic="swiss" style:font-pitch="variable" fo:font-size="10pt" style:font-size-asian="10pt" style:font-size-complex="10pt"/>
    </style:style>
    <style:style style:name="ce18" style:family="table-cell">
      <style:graphic-properties draw:fill="solid" draw:fill-color="#f2f2f2" draw:opacity="100%" style:repeat="repeat" draw:textarea-vertical-align="middle" fo:padding-top="0.05cm" fo:padding-bottom="0.05cm" fo:padding-left="0.05cm" fo:padding-right="0.05cm"/>
      <style:paragraph-properties fo:margin-left="0cm" fo:margin-right="0cm" fo:line-height="100%" fo:text-align="end" fo:text-indent="0cm" fo:border="none" style:punctuation-wrap="hanging" style:line-break="strict"/>
      <style:text-properties fo:font-family="Calibri" style:font-family-generic="swiss" style:font-pitch="variable" fo:font-size="10pt" style:font-size-asian="10pt" style:font-size-complex="10pt"/>
    </style:style>
    <style:style style:name="ce19" style:family="table-cell">
      <style:graphic-properties style:repeat="repeat" fo:padding-top="0.05cm" fo:padding-bottom="0.05cm" fo:padding-left="0.05cm" fo:padding-right="0.05cm"/>
      <style:paragraph-properties fo:text-align="end" fo:border="none"/>
      <style:text-properties fo:font-family="Calibri" style:font-family-generic="swiss" style:font-pitch="variable" fo:font-size="10pt" style:font-size-asian="10pt" style:font-size-complex="10pt"/>
    </style:style>
    <style:style style:name="ce20" style:family="table-cell">
      <style:graphic-properties draw:fill="solid" draw:fill-color="#f2f2f2" draw:opacity="100%" style:repeat="repeat" draw:textarea-vertical-align="top" fo:padding-top="0.05cm" fo:padding-bottom="0.05cm" fo:padding-left="0.05cm" fo:padding-right="0.05cm"/>
      <style:paragraph-properties fo:margin-left="0cm" fo:margin-right="0cm" fo:line-height="100%" fo:text-align="end" fo:text-indent="0cm" fo:border="none" style:punctuation-wrap="hanging" style:line-break="strict"/>
      <style:text-properties fo:font-family="Calibri" style:font-family-generic="swiss" style:font-pitch="variable" fo:font-size="10pt" style:font-size-asian="10pt" style:font-size-complex="10pt"/>
    </style:style>
    <style:style style:name="ce21" style:family="table-cell">
      <style:graphic-properties draw:fill="solid" draw:fill-color="#d9d9d9" draw:opacity="100%" style:repeat="repeat" draw:textarea-vertical-align="middle" fo:padding-top="0.05cm" fo:padding-bottom="0.05cm" fo:padding-left="0.05cm" fo:padding-right="0.05cm"/>
      <style:paragraph-properties fo:margin-left="0cm" fo:margin-right="0cm" fo:line-height="100%" fo:text-align="end" fo:text-indent="0cm" fo:border="none" style:punctuation-wrap="hanging" style:line-break="strict"/>
      <style:text-properties fo:font-family="Calibri" style:font-family-generic="swiss" style:font-pitch="variable" fo:font-size="10pt" style:font-size-asian="10pt" style:font-size-complex="10pt"/>
    </style:style>
    <style:style style:name="ce22" style:family="table-cell">
      <style:graphic-properties draw:fill="solid" draw:fill-color="#d9d9d9" draw:opacity="100%" style:repeat="repeat" draw:textarea-vertical-align="top" fo:padding-top="0.05cm" fo:padding-bottom="0.05cm" fo:padding-left="0.05cm" fo:padding-right="0.05cm"/>
      <style:paragraph-properties fo:margin-left="0cm" fo:margin-right="0cm" fo:line-height="100%" fo:text-align="end" fo:text-indent="0cm" fo:border="none" style:punctuation-wrap="hanging" style:line-break="strict"/>
      <style:text-properties fo:font-family="Calibri" style:font-family-generic="swiss" style:font-pitch="variable" fo:font-size="10pt" style:font-size-asian="10pt" style:font-size-complex="10pt"/>
    </style:style>
    <style:style style:name="ce23" style:family="table-cell">
      <style:graphic-properties draw:fill="solid" draw:fill-color="#d9d9d9" draw:opacity="100%" style:repeat="repeat" draw:textarea-vertical-align="middle" fo:padding-top="0.05cm" fo:padding-bottom="0.05cm" fo:padding-left="0.05cm" fo:padding-right="0.05cm"/>
      <style:paragraph-properties fo:margin-left="0cm" fo:margin-right="0cm" fo:line-height="100%" fo:text-align="center" fo:text-indent="0cm" fo:border="none" style:punctuation-wrap="hanging" style:line-break="strict"/>
    </style:style>
    <style:style style:name="ce24" style:family="table-cell">
      <style:graphic-properties draw:fill="solid" draw:fill-color="#d9d9d9" draw:opacity="100%" style:repeat="repeat" draw:textarea-vertical-align="top" fo:padding-top="0.05cm" fo:padding-bottom="0.05cm" fo:padding-left="0.05cm" fo:padding-right="0.05cm"/>
      <style:paragraph-properties fo:margin-left="0cm" fo:margin-right="0cm" fo:line-height="100%" fo:text-indent="0cm" fo:border="none" style:punctuation-wrap="hanging" style:line-break="strict"/>
      <style:text-properties fo:font-size="10pt" style:font-size-asian="10pt" style:font-size-complex="10pt"/>
    </style:style>
    <style:style style:name="ce25" style:family="table-cell">
      <style:graphic-properties draw:fill="solid" draw:fill-color="#ffffff" draw:opacity="100%" style:repeat="repeat" draw:textarea-vertical-align="top" fo:padding-top="0.05cm" fo:padding-bottom="0.05cm" fo:padding-left="0.05cm" fo:padding-right="0.05cm"/>
      <style:paragraph-properties fo:margin-left="0cm" fo:margin-right="0cm" fo:line-height="100%" fo:text-align="center" fo:text-indent="0cm" fo:border="none" style:punctuation-wrap="hanging" style:line-break="strict"/>
    </style:style>
    <style:style style:name="ce26" style:family="table-cell">
      <style:graphic-properties draw:fill="solid" draw:fill-color="#ffffff" draw:opacity="100%" style:repeat="repeat" draw:textarea-vertical-align="top" fo:padding-top="0.05cm" fo:padding-bottom="0.05cm" fo:padding-left="0.05cm" fo:padding-right="0.05cm"/>
      <style:paragraph-properties fo:margin-left="0cm" fo:margin-right="0cm" fo:line-height="100%" fo:text-align="center" fo:text-indent="0cm" fo:border="none" style:punctuation-wrap="hanging" style:line-break="strict"/>
      <style:text-properties fo:font-size="10pt" style:font-size-asian="10pt" style:font-size-complex="10pt"/>
    </style:style>
    <style:style style:name="ce27" style:family="table-cell">
      <style:graphic-properties draw:fill="solid" draw:fill-color="#f2f2f2" draw:opacity="100%" style:repeat="repeat" draw:textarea-vertical-align="top" fo:padding-top="0.05cm" fo:padding-bottom="0.05cm" fo:padding-left="0.05cm" fo:padding-right="0.05cm"/>
      <style:paragraph-properties fo:margin-left="0cm" fo:margin-right="0cm" fo:line-height="100%" fo:text-align="center" fo:text-indent="0cm" fo:border="none" style:punctuation-wrap="hanging" style:line-break="strict"/>
      <style:text-properties fo:font-weight="normal" style:font-weight-asian="normal" style:font-weight-complex="normal"/>
    </style:style>
    <style:style style:name="ce28" style:family="table-cell">
      <style:graphic-properties draw:fill="solid" draw:fill-color="#f2f2f2" draw:opacity="100%" style:repeat="repeat" draw:textarea-vertical-align="top" fo:padding-top="0.05cm" fo:padding-bottom="0.05cm" fo:padding-left="0.05cm" fo:padding-right="0.05cm"/>
      <style:paragraph-properties fo:margin-left="0cm" fo:margin-right="0cm" fo:line-height="100%" fo:text-align="center" fo:text-indent="0cm" fo:border="none" style:punctuation-wrap="hanging" style:line-break="strict"/>
    </style:style>
    <style:style style:name="ce29" style:family="table-cell">
      <style:graphic-properties draw:fill="solid" draw:fill-color="#d9d9d9" draw:opacity="100%" style:repeat="repeat" draw:textarea-vertical-align="top" fo:padding-top="0.05cm" fo:padding-bottom="0.05cm" fo:padding-left="0.05cm" fo:padding-right="0.05cm"/>
      <style:paragraph-properties fo:margin-left="0cm" fo:margin-right="0cm" fo:line-height="100%" fo:text-indent="0cm" fo:border="none" style:punctuation-wrap="hanging" style:line-break="strict"/>
      <style:text-properties fo:color="#008000" fo:font-size="10pt" style:font-size-asian="10pt" style:font-size-complex="10pt"/>
    </style:style>
    <style:style style:name="ce30" style:family="table-cell">
      <style:graphic-properties draw:fill="solid" draw:fill-color="#f2f2f2" draw:opacity="100%" style:repeat="repeat" draw:textarea-vertical-align="top" fo:padding-top="0.05cm" fo:padding-bottom="0.05cm" fo:padding-left="0.05cm" fo:padding-right="0.05cm"/>
      <style:paragraph-properties fo:margin-left="0cm" fo:margin-right="0cm" fo:line-height="100%" fo:text-align="center" fo:text-indent="0cm" fo:border="none" style:punctuation-wrap="hanging" style:line-break="strict"/>
      <style:text-properties fo:color="#008000" fo:font-style="normal" style:font-style-asian="normal" style:font-style-complex="normal"/>
    </style:style>
    <style:style style:name="ce31" style:family="table-cell">
      <style:graphic-properties draw:fill="solid" draw:fill-color="#f2f2f2" draw:opacity="100%" style:repeat="repeat" draw:textarea-vertical-align="top" fo:padding-top="0.05cm" fo:padding-bottom="0.05cm" fo:padding-left="0.05cm" fo:padding-right="0.05cm"/>
      <style:paragraph-properties fo:margin-left="0cm" fo:margin-right="0cm" fo:line-height="100%" fo:text-align="center" fo:text-indent="0cm" fo:border="none" style:punctuation-wrap="hanging" style:line-break="strict"/>
      <style:text-properties fo:color="#008000"/>
    </style:style>
    <style:style style:name="ce32" style:family="table-cell">
      <style:graphic-properties draw:fill="solid" draw:fill-color="#d9d9d9" draw:opacity="100%" style:repeat="repeat" draw:textarea-vertical-align="top" fo:padding-top="0.05cm" fo:padding-bottom="0.05cm" fo:padding-left="0.05cm" fo:padding-right="0.05cm"/>
      <style:paragraph-properties fo:margin-left="0cm" fo:margin-right="0cm" fo:line-height="100%" fo:text-indent="0cm" fo:border="none" style:punctuation-wrap="hanging" style:line-break="strict"/>
      <style:text-properties fo:color="#ff950e" fo:font-size="10pt" style:font-size-asian="10pt" style:font-size-complex="10pt"/>
    </style:style>
    <style:style style:name="ce33" style:family="table-cell">
      <style:graphic-properties draw:fill="solid" draw:fill-color="#f2f2f2" draw:opacity="100%" style:repeat="repeat" draw:textarea-vertical-align="top" fo:padding-top="0.05cm" fo:padding-bottom="0.05cm" fo:padding-left="0.05cm" fo:padding-right="0.05cm"/>
      <style:paragraph-properties fo:margin-left="0cm" fo:margin-right="0cm" fo:line-height="100%" fo:text-align="center" fo:text-indent="0cm" fo:border="none" style:punctuation-wrap="hanging" style:line-break="strict"/>
      <style:text-properties fo:color="#ff950e"/>
    </style:style>
    <style:style style:name="ce34" style:family="table-cell">
      <style:graphic-properties draw:fill="solid" draw:fill-color="#f2f2f2" draw:opacity="100%" style:repeat="repeat" draw:textarea-vertical-align="top" fo:padding-top="0.05cm" fo:padding-bottom="0.05cm" fo:padding-left="0.05cm" fo:padding-right="0.05cm"/>
      <style:paragraph-properties fo:margin-left="0cm" fo:margin-right="0cm" fo:line-height="100%" fo:text-align="center" fo:text-indent="0cm" fo:border="none" style:punctuation-wrap="hanging" style:line-break="strict"/>
      <style:text-properties fo:color="#ff0000"/>
    </style:style>
    <style:style style:name="ce35" style:family="table-cell">
      <style:graphic-properties draw:fill="solid" draw:fill-color="#f2f2f2" draw:opacity="100%" style:repeat="repeat" draw:textarea-vertical-align="top" fo:padding-top="0.05cm" fo:padding-bottom="0.05cm" fo:padding-left="0.05cm" fo:padding-right="0.05cm"/>
      <style:paragraph-properties fo:margin-left="0cm" fo:margin-right="0cm" fo:line-height="100%" fo:text-indent="0cm" fo:border="none" style:punctuation-wrap="hanging" style:line-break="strict"/>
    </style:style>
    <style:style style:name="ce36" style:family="table-cell">
      <style:graphic-properties draw:fill="solid" draw:fill-color="#ff0000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none" style:punctuation-wrap="hanging"/>
      <style:text-properties fo:color="#000000" style:text-line-through-style="none" fo:font-family="Calibri" style:font-family-generic="swiss" style:font-pitch="variabl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38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fo:border="none" style:punctuation-wrap="simple"/>
      <style:text-properties fo:color="#000000" style:text-line-through-style="none" fo:font-family="Calibri" style:font-family-generic="swiss" style:font-pitch="variabl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39" style:family="table-cell">
      <style:graphic-properties draw:fill="solid" draw:fill-color="#f2f2f2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start" fo:text-indent="0cm" fo:border="none" style:punctuation-wrap="simple"/>
      <style:text-properties fo:color="#000000" style:text-line-through-style="none" fo:font-family="Calibri" style:font-style-name="Standard" style:font-family-generic="swiss" style:font-pitch="variabl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 fo:hyphenate="false"/>
    </style:style>
    <style:style style:name="ce40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end" fo:text-indent="0cm" fo:border="none" style:punctuation-wrap="hanging"/>
      <style:text-properties fo:color="#000000" style:text-line-through-style="none" fo:font-family="Calibri" style:font-style-name="Standard" style:font-family-generic="swiss" style:font-pitch="variabl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 fo:hyphenate="false"/>
    </style:style>
    <style:style style:name="ce41" style:family="table-cell">
      <style:graphic-properties draw:fill="solid" draw:fill-color="#f2f2f2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fo:border="none" style:punctuation-wrap="simple"/>
      <style:text-properties fo:color="#000000" style:text-line-through-style="none" fo:font-family="Calibri" style:font-style-name="Standard" style:font-family-generic="swiss" style:font-pitch="variabl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 fo:hyphenate="false"/>
    </style:style>
    <style:style style:name="ce42" style:family="table-cell">
      <style:graphic-properties draw:fill="solid" draw:fill-color="#e7e7e7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fo:border="none" style:punctuation-wrap="simple"/>
      <style:text-properties fo:color="#000000" style:text-line-through-style="none" fo:font-family="Calibri" style:font-style-name="Standard" style:font-family-generic="swiss" style:font-pitch="variabl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 fo:hyphenate="false"/>
    </style:style>
    <style:style style:name="ce43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end" fo:text-indent="0cm" fo:border="none" style:punctuation-wrap="hanging"/>
      <style:text-properties fo:color="#000000" style:text-line-through-style="none" fo:font-family="Calibri" style:font-family-generic="swiss" style:font-pitch="variabl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44" style:family="table-cell">
      <style:graphic-properties draw:fill="solid" draw:fill-color="#e7e7e7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start" fo:text-indent="0cm" fo:border="none" style:punctuation-wrap="simple"/>
      <style:text-properties fo:color="#000000" style:text-line-through-style="none" fo:font-family="Calibri" style:font-style-name="Standard" style:font-family-generic="swiss" style:font-pitch="variable" fo:font-size="9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e45" style:family="table-cell">
      <style:graphic-properties draw:fill="solid" draw:fill-color="#f2f2f2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start" fo:text-indent="0cm" fo:border="none" style:punctuation-wrap="simple"/>
      <style:text-properties fo:color="#000000" style:text-line-through-style="none" fo:font-family="Calibri" style:font-style-name="Standard" style:font-family-generic="swiss" style:font-pitch="variable" fo:font-size="9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e46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none" style:punctuation-wrap="simple"/>
      <style:text-properties fo:color="#000000" style:text-line-through-style="none" fo:font-family="Calibri" style:font-style-name="Standard" style:font-family-generic="swiss" style:font-pitch="variabl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47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simple"/>
      <style:text-properties fo:color="#000000" style:text-line-through-style="none" fo:font-family="Calibri" style:font-style-name="Standard" style:font-family-generic="swiss" style:font-pitch="variabl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48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fo:border="none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9" style:family="table-cell">
      <style:graphic-properties draw:fill="solid" draw:fill-color="#f2f2f2" style:repeat="repeat" draw:textarea-vertical-align="middle" fo:padding-top="0.04cm" fo:padding-bottom="0.04cm" fo:padding-left="0cm" fo:padding-right="0cm"/>
      <style:paragraph-properties fo:margin-left="0cm" fo:margin-right="0cm" fo:margin-top="0cm" fo:margin-bottom="0cm" fo:line-height="100%" fo:text-align="center" fo:text-indent="0cm" fo:border="none" style:punctuation-wrap="simple"/>
      <style:text-properties fo:color="#000000" style:text-line-through-style="none" fo:font-family="Calibri" style:font-style-name="Standard" style:font-family-generic="swiss" style:font-pitch="variable" fo:font-size="9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e50" style:family="table-cell">
      <style:graphic-properties draw:fill="solid" draw:fill-color="#f2f2f2" style:repeat="repeat" draw:textarea-vertical-align="middle" fo:padding-top="0.04cm" fo:padding-bottom="0.04cm" fo:padding-left="0cm" fo:padding-right="0cm"/>
      <style:paragraph-properties fo:margin-left="0cm" fo:margin-right="0cm" fo:margin-top="0cm" fo:margin-bottom="0cm" fo:line-height="100%" fo:text-align="center" fo:text-indent="0cm" fo:border="none" style:punctuation-wrap="simple"/>
      <style:text-properties fo:color="#000000" style:text-line-through-style="none" fo:font-family="Calibri" style:font-style-name="Standard" style:font-family-generic="swiss" style:font-pitch="variabl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 fo:hyphenate="false"/>
    </style:style>
    <style:style style:name="ce51" style:family="table-cell">
      <style:graphic-properties draw:fill="solid" draw:fill-color="#ff00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P1" style:family="paragraph">
      <style:paragraph-properties fo:margin-left="0cm" fo:margin-right="0cm" fo:margin-top="0.317cm" fo:margin-bottom="0cm" fo:text-align="center" fo:text-indent="0cm" style:punctuation-wrap="hanging"/>
      <style:text-properties fo:hyphenate="false"/>
    </style:style>
    <style:style style:name="P2" style:family="paragraph">
      <style:paragraph-properties fo:margin-left="0cm" fo:margin-right="0cm" fo:margin-top="0.317cm" fo:margin-bottom="0cm" fo:text-align="center" fo:text-indent="0cm" style:punctuation-wrap="hanging" style:font-independent-line-spacing="true"/>
      <style:text-properties fo:font-size="18pt" fo:hyphenate="false"/>
    </style:style>
    <style:style style:name="P3" style:family="paragraph">
      <style:paragraph-properties fo:margin-left="0cm" fo:margin-right="0cm" fo:margin-top="0.396cm" fo:margin-bottom="0cm" fo:text-align="center" fo:text-indent="0cm" style:punctuation-wrap="hanging" style:line-break="strict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fo:margin-top="0cm" fo:margin-bottom="0cm">
        <style:tab-stops>
          <style:tab-stop style:position="0cm"/>
          <style:tab-stop style:position="1.509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top="0cm" fo:margin-bottom="0cm">
        <style:tab-stops>
          <style:tab-stop style:position="0cm"/>
          <style:tab-stop style:position="1.509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3.5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text-indent="0cm"/>
      <style:text-properties fo:hyphenate="false"/>
    </style:style>
    <style:style style:name="P10" style:family="paragraph">
      <style:text-properties fo:color="#ff0000"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11" style:family="paragraph">
      <style:text-properties fo:color="#008000"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12" style:family="paragraph">
      <style:text-properties fo:color="#ff950e"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13" style:family="paragraph">
      <style:text-properties fo:font-size="18pt" fo:language="en" fo:country="US"/>
    </style:style>
    <style:style style:name="P14" style:family="paragraph">
      <style:text-properties fo:color="#000000"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font-family="Tahoma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17" style:family="paragraph">
      <style:paragraph-properties fo:text-align="end"/>
    </style:style>
    <style:style style:name="P18" style:family="paragraph">
      <style:paragraph-properties fo:text-align="end"/>
      <style:text-properties fo:font-family="Tahoma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19" style:family="paragraph">
      <style:text-properties fo:font-family="Tahoma" style:font-family-generic="swiss" style:font-pitch="variable"/>
    </style:style>
    <style:style style:name="P20" style:family="paragraph">
      <style:paragraph-properties fo:margin-left="0cm" fo:margin-right="0cm" fo:line-height="100%" fo:text-align="center" fo:text-indent="0cm" style:writing-mode="lr-tb"/>
    </style:style>
    <style:style style:name="P21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8pt"/>
    </style:style>
    <style:style style:name="P22" style:family="paragraph">
      <style:text-properties fo:font-size="12pt" fo:font-weight="bold" style:font-size-asian="12pt" style:font-weight-asian="bold" style:font-size-complex="12pt" style:font-weight-complex="bold"/>
    </style:style>
    <style:style style:name="P23" style:family="paragraph">
      <style:paragraph-properties fo:margin-top="0cm" fo:margin-bottom="0cm" fo:line-height="100%" fo:text-align="center"/>
    </style:style>
    <style:style style:name="P24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25" style:family="paragraph">
      <style:text-properties fo:font-size="20pt"/>
    </style:style>
    <style:style style:name="P26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27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28" style:family="paragraph">
      <style:paragraph-properties fo:margin-left="0.988cm" fo:margin-right="0cm" fo:margin-top="0cm" fo:margin-bottom="0cm" fo:text-align="start" fo:text-indent="-0.228cm" style:punctuation-wrap="hanging"/>
      <style:text-properties fo:hyphenate="false"/>
    </style:style>
    <style:style style:name="P29" style:family="paragraph">
      <style:paragraph-properties fo:margin-top="0cm" fo:margin-bottom="0cm" fo:text-align="start"/>
      <style:text-properties fo:font-size="13.5pt" style:font-size-asian="14pt" style:font-size-complex="14pt"/>
    </style:style>
    <style:style style:name="P30" style:family="paragraph">
      <style:paragraph-properties fo:margin-top="0cm" fo:margin-bottom="0cm" fo:text-align="start" style:font-independent-line-spacing="true"/>
      <style:text-properties fo:font-size="13.5pt" style:font-size-asian="14pt" style:font-size-complex="14pt"/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simple"/>
      <style:text-properties fo:color="#000000" style:text-line-through-style="none" fo:font-size="18pt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32" style:family="paragraph">
      <style:paragraph-properties fo:margin-left="0cm" fo:margin-right="0cm" fo:margin-top="0cm" fo:margin-bottom="0cm" fo:line-height="100%" fo:text-align="center" fo:text-indent="0cm" style:punctuation-wrap="simple"/>
      <style:text-properties fo:hyphenate="false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simple"/>
      <style:text-properties fo:hyphenate="false"/>
    </style:style>
    <style:style style:name="P34" style:family="paragraph">
      <style:paragraph-properties style:text-autospace="none"/>
    </style:style>
    <style:style style:name="P35" style:family="paragraph">
      <style:paragraph-properties style:text-autospace="none"/>
      <style:text-properties fo:font-family="'Courier New'" style:font-family-generic="modern" style:font-pitch="fixed" fo:font-size="7pt" fo:language="zxx" fo:country="none" style:font-size-asian="7pt" style:font-size-complex="7pt"/>
    </style:style>
    <style:style style:name="P36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37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18pt" fo:hyphenate="false"/>
    </style:style>
    <style:style style:name="P38" style:family="paragraph">
      <style:paragraph-properties fo:margin-top="0cm" fo:margin-bottom="0cm">
        <style:tab-stops>
          <style:tab-stop style:position="0cm"/>
          <style:tab-stop style:position="1.509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8pt" style:font-size-asian="8pt" style:font-size-complex="8pt"/>
    </style:style>
    <style:style style:name="P39" style:family="paragraph">
      <style:paragraph-properties fo:margin-left="0cm" fo:margin-right="0cm" fo:line-height="100%" fo:text-indent="0cm" style:punctuation-wrap="hanging" style:line-break="strict"/>
      <style:text-properties fo:font-size="24pt" style:font-size-asian="24pt" style:font-size-complex="24pt"/>
    </style:style>
    <style:style style:name="P40" style:family="paragraph">
      <style:paragraph-properties fo:margin-left="0cm" fo:margin-right="0cm" fo:line-height="100%" fo:text-indent="0cm" style:punctuation-wrap="hanging" style:line-break="strict"/>
    </style:style>
    <style:style style:name="P41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1pt" style:font-size-asian="11pt" style:font-size-complex="11pt" fo:hyphenate="false"/>
    </style:style>
    <style:style style:name="P42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43" style:family="paragraph">
      <style:paragraph-properties fo:margin-left="0cm" fo:margin-right="0cm" fo:line-height="100%" fo:text-align="center" fo:text-indent="0cm" style:punctuation-wrap="hanging" style:line-break="strict"/>
      <style:text-properties fo:font-size="11pt" style:font-size-asian="11pt" style:font-size-complex="11pt"/>
    </style:style>
    <style:style style:name="P44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45" style:family="paragraph">
      <style:paragraph-properties fo:margin-left="0cm" fo:margin-right="0cm" fo:line-height="100%" fo:text-align="end" fo:text-indent="0cm" style:punctuation-wrap="hanging" style:line-break="strict"/>
    </style:style>
    <style:style style:name="P46" style:family="paragraph">
      <style:paragraph-properties fo:margin-left="0cm" fo:margin-right="0cm" fo:line-height="100%" fo:text-indent="0cm" style:punctuation-wrap="hanging" style:line-break="strict"/>
      <style:text-properties fo:font-size="11pt" style:font-size-asian="11pt" style:font-size-complex="11pt"/>
    </style:style>
    <style:style style:name="P47" style:family="paragraph">
      <style:paragraph-properties fo:margin-left="0cm" fo:margin-right="0cm" fo:line-height="100%" fo:text-indent="0cm" style:punctuation-wrap="hanging" style:line-break="strict"/>
      <style:text-properties fo:color="#008000" fo:font-size="10pt" style:font-size-asian="10pt" style:font-size-complex="10pt"/>
    </style:style>
    <style:style style:name="P48" style:family="paragraph">
      <style:paragraph-properties fo:margin-top="0cm" fo:margin-bottom="0cm" style:text-autospace="none">
        <style:tab-stops>
          <style:tab-stop style:position="1cm"/>
          <style:tab-stop style:position="2cm"/>
        </style:tab-stops>
      </style:paragraph-properties>
    </style:style>
    <style:style style:name="P49" style:family="paragraph">
      <style:paragraph-properties fo:margin-top="0cm" fo:margin-bottom="0cm" style:text-autospace="none">
        <style:tab-stops>
          <style:tab-stop style:position="1cm"/>
          <style:tab-stop style:position="2cm"/>
        </style:tab-stops>
      </style:paragraph-properties>
      <style:text-properties fo:font-family="'Courier New'" style:font-family-generic="modern" style:font-pitch="fixed" fo:font-size="6pt" fo:language="zxx" fo:country="none" style:font-size-asian="6pt" style:font-size-complex="6pt"/>
    </style:style>
    <style:style style:name="P50" style:family="paragraph">
      <style:paragraph-properties fo:margin-left="0cm" fo:margin-right="0cm" fo:line-height="100%" fo:text-align="center" fo:text-indent="0cm" style:punctuation-wrap="hanging" style:line-break="strict"/>
      <style:text-properties fo:font-size="12pt" style:font-size-asian="12pt" style:font-size-complex="12pt"/>
    </style:style>
    <style:style style:name="P51" style:family="paragraph">
      <style:paragraph-properties fo:margin-left="0cm" fo:margin-right="0cm" fo:line-height="100%" fo:text-align="justify" fo:text-indent="0cm" style:punctuation-wrap="hanging" style:line-break="strict"/>
    </style:style>
    <style:style style:name="P52" style:family="paragraph">
      <style:paragraph-properties fo:margin-left="0cm" fo:margin-right="0cm" fo:line-height="100%" fo:text-align="justify" fo:text-indent="0cm" style:punctuation-wrap="hanging" style:line-break="strict"/>
      <style:text-properties fo:color="#000000" fo:font-size="12pt" fo:font-weight="bold" style:font-size-asian="12pt" style:font-weight-asian="bold" style:font-size-complex="12pt" style:font-weight-complex="bold"/>
    </style:style>
    <style:style style:name="P53" style:family="paragraph">
      <style:paragraph-properties fo:margin-top="0cm" fo:margin-bottom="0cm" fo:line-height="100%" fo:text-align="center" style:font-independent-line-spacing="true"/>
      <style:text-properties fo:color="#ff0000" fo:font-size="18pt" fo:font-weight="bold" style:font-weight-asian="bold" style:font-weight-complex="bold"/>
    </style:style>
    <style:style style:name="P54" style:family="paragraph">
      <style:paragraph-properties fo:margin-top="0cm" fo:margin-bottom="0cm"/>
      <style:text-properties fo:font-family="'Courier New'" style:font-family-generic="modern" style:font-pitch="fixed" fo:font-size="8pt" fo:language="zxx" fo:country="none" style:font-size-asian="8pt" style:font-size-complex="8pt"/>
    </style:style>
    <style:style style:name="P55" style:family="paragraph">
      <style:paragraph-properties fo:margin-left="0cm" fo:margin-right="0cm" fo:margin-top="0cm" fo:margin-bottom="0cm" fo:text-align="center" fo:text-indent="0cm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56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57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P58" style:family="paragraph">
      <style:paragraph-properties fo:margin-left="0cm" fo:margin-right="0cm" fo:margin-top="0cm" fo:margin-bottom="0cm" fo:line-height="100%" fo:text-align="end" fo:text-indent="0cm" style:punctuation-wrap="hanging"/>
      <style:text-properties fo:hyphenate="false"/>
    </style:style>
    <style:style style:name="P59" style:family="paragraph">
      <style:paragraph-properties fo:text-align="center" style:punctuation-wrap="hanging"/>
      <style:text-properties fo:hyphenate="false"/>
    </style:style>
    <style:style style:name="P60" style:family="paragraph">
      <style:paragraph-properties fo:margin-top="0cm" fo:margin-bottom="0cm" fo:text-align="start">
        <style:tab-stops>
          <style:tab-stop style:position="1.2cm"/>
          <style:tab-stop style:position="2.4cm"/>
          <style:tab-stop style:position="3.6cm"/>
        </style:tab-stops>
      </style:paragraph-properties>
      <style:text-properties fo:font-size="5pt" style:font-size-asian="5pt" style:font-size-complex="5pt"/>
    </style:style>
    <style:style style:name="P61" style:family="paragraph">
      <style:paragraph-properties fo:margin-top="0cm" fo:margin-bottom="0cm" fo:text-align="start" style:text-autospace="none">
        <style:tab-stops>
          <style:tab-stop style:position="1.2cm"/>
          <style:tab-stop style:position="2.4cm"/>
          <style:tab-stop style:position="3.6cm"/>
        </style:tab-stops>
      </style:paragraph-properties>
      <style:text-properties fo:font-size="5pt" style:font-size-asian="5pt" style:font-size-complex="5pt"/>
    </style:style>
    <style:style style:name="P62" style:family="paragraph">
      <style:paragraph-properties fo:margin-top="0cm" fo:margin-bottom="0cm" fo:text-align="start" style:font-independent-line-spacing="true">
        <style:tab-stops>
          <style:tab-stop style:position="1.2cm"/>
          <style:tab-stop style:position="2.4cm"/>
          <style:tab-stop style:position="3.6cm"/>
        </style:tab-stops>
      </style:paragraph-properties>
      <style:text-properties fo:font-size="5pt" style:font-size-asian="5pt" style:font-size-complex="5pt"/>
    </style:style>
    <style:style style:name="P63" style:family="paragraph">
      <style:paragraph-properties fo:margin-left="0cm" fo:margin-right="0cm" fo:line-height="100%" fo:text-align="center" fo:text-indent="0cm" style:punctuation-wrap="simple"/>
      <style:text-properties fo:hyphenate="false"/>
    </style:style>
    <style:style style:name="P64" style:family="paragraph">
      <style:paragraph-properties fo:margin-top="0cm" fo:margin-bottom="0cm" fo:text-align="start">
        <style:tab-stops>
          <style:tab-stop style:position="0cm"/>
          <style:tab-stop style:position="1.509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7pt" style:font-size-asian="7pt" style:font-size-complex="7pt"/>
    </style:style>
    <style:style style:name="P65" style:family="paragraph">
      <style:paragraph-properties fo:margin-top="0cm" fo:margin-bottom="0cm" fo:text-align="start" style:text-autospace="none">
        <style:tab-stops>
          <style:tab-stop style:position="0cm"/>
          <style:tab-stop style:position="1.509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7pt" style:font-size-asian="7pt" style:font-size-complex="7pt"/>
    </style:style>
    <style:style style:name="P66" style:family="paragraph">
      <style:paragraph-properties fo:margin-top="0cm" fo:margin-bottom="0cm" fo:text-align="start" style:font-independent-line-spacing="true">
        <style:tab-stops>
          <style:tab-stop style:position="0cm"/>
          <style:tab-stop style:position="1.509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7pt" style:font-size-asian="7pt" style:font-size-complex="7pt"/>
    </style:style>
    <style:style style:name="P67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hyphenate="false"/>
    </style:style>
    <style:style style:name="T1" style:family="text">
      <style:text-properties fo:color="#ff0000" style:text-line-through-style="none" fo:font-family="Arial" fo:font-size="40pt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color="#ff0000" style:text-line-through-style="none" fo:font-family="Arial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color="#5f5f5f" style:text-line-through-style="none" fo:font-family="Arial" fo:font-size="18pt" fo:language="es" fo:country="E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family="'Courier New'" style:font-family-generic="modern" style:font-pitch="fixed" fo:font-size="9pt" fo:language="zxx" fo:country="none" style:font-size-asian="9pt" style:font-size-complex="9pt"/>
    </style:style>
    <style:style style:name="T5" style:family="text">
      <style:text-properties fo:color="#ff0000" style:text-line-through-style="none" fo:font-family="Arial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ff0000"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008000"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ff950e"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1pt" fo:language="en" fo:country="US" style:font-size-asian="11pt" style:font-size-complex="11pt"/>
    </style:style>
    <style:style style:name="T10" style:family="text">
      <style:text-properties fo:color="#000000"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family="Tahoma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000000" style:text-line-through-style="none" fo:font-family="Calibri" style:font-family-generic="swiss" style:font-pitch="variable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15" style:family="text">
      <style:text-properties fo:color="#ff0000" style:text-line-through-style="none" fo:font-family="Calibri" style:font-family-generic="swiss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color="#ff0000" style:text-line-through-style="none" fo:font-family="Calibri" style:font-family-generic="swiss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7" style:family="text">
      <style:text-properties fo:color="#000000" style:text-line-through-style="none" fo:font-family="Calibri" style:font-family-generic="swiss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color="#808080" style:text-line-through-style="none" fo:font-family="Calibri" style:font-family-generic="swiss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color="#000000" style:text-line-through-style="none" fo:font-family="Arial" fo:font-size="18pt" fo:font-style="normal" style:text-underline-style="none" fo:font-weight="normal" style:font-family-asian="+mn-ea" style:font-size-asian="14pt" style:font-style-asian="normal" style:font-weight-asian="normal" style:font-family-complex="+mn-cs" style:font-size-complex="14pt" style:font-style-complex="normal" style:font-weight-complex="normal"/>
    </style:style>
    <style:style style:name="T20" style:family="text">
      <style:text-properties fo:color="#ffffff" style:text-line-through-style="none" fo:font-family="Calibri" style:font-family-generic="swiss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color="#ff0000" style:text-line-through-style="none" fo:font-family="Calibri" style:font-family-generic="swis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2" style:family="text">
      <style:text-properties fo:color="#ff0000" style:text-line-through-style="none" fo:font-family="Calibri" style:font-family-generic="swiss"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23" style:family="text">
      <style:text-properties fo:color="#000000" style:text-line-through-style="none" fo:font-family="Calibri" style:font-family-generic="swis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fo:color="#000000" style:text-line-through-style="none" fo:font-family="Calibri" style:font-family-generic="swis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5" style:family="text">
      <style:text-properties fo:color="#000000" style:text-line-through-style="none" fo:font-family="Calibri" style:font-family-generic="swis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6" style:family="text">
      <style:text-properties fo:font-size="8pt" style:font-size-asian="8pt" style:font-size-complex="8pt"/>
    </style:style>
    <style:style style:name="T27" style:family="text">
      <style:text-properties fo:font-family="'Courier New'" style:font-family-generic="modern" style:font-pitch="fixed" fo:font-size="7pt" fo:language="zxx" fo:country="none" style:font-family-asian="Consolas" style:font-family-generic-asian="swiss" style:font-pitch-asian="fixed" style:font-size-asian="7pt" style:font-family-complex="Consolas" style:font-family-generic-complex="swiss" style:font-pitch-complex="fixed" style:font-size-complex="7pt"/>
    </style:style>
    <style:style style:name="T28" style:family="text">
      <style:text-properties fo:color="#ff0000" style:text-line-through-style="none" fo:font-family="Calibri" style:font-family-generic="swiss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9" style:family="text">
      <style:text-properties fo:font-family="'Courier New'" style:font-family-generic="modern" style:font-pitch="fixed" fo:font-size="8pt" fo:language="zxx" fo:country="none" style:font-size-asian="8pt" style:font-size-complex="8pt"/>
    </style:style>
    <style:style style:name="T30" style:family="text">
      <style:text-properties fo:font-family="'Courier New'" style:font-family-generic="modern" style:font-pitch="fixed" fo:font-size="8pt" fo:language="zxx" fo:country="none" style:font-family-asian="Consolas" style:font-family-generic-asian="swiss" style:font-pitch-asian="fixed" style:font-size-asian="8pt" style:font-family-complex="Consolas" style:font-family-generic-complex="swiss" style:font-pitch-complex="fixed" style:font-size-complex="8pt"/>
    </style:style>
    <style:style style:name="T31" style:family="text">
      <style:text-properties fo:color="#ff0000" fo:font-family="Calibri" style:font-family-generic="swiss" style:font-pitch="variable" fo:font-size="10pt" fo:language="es" fo:country="ES" fo:font-weight="bold" style:font-size-asian="10pt" style:font-weight-asian="bold" style:font-size-complex="10pt" style:font-weight-complex="bold"/>
    </style:style>
    <style:style style:name="T32" style:family="text">
      <style:text-properties fo:font-family="Calibri" style:font-family-generic="swiss" style:font-pitch="variable" fo:font-size="10pt" fo:language="es" fo:country="ES" fo:font-weight="bold" style:font-size-asian="10pt" style:font-weight-asian="bold" style:font-size-complex="10pt" style:font-weight-complex="bold"/>
    </style:style>
    <style:style style:name="T33" style:family="text">
      <style:text-properties fo:color="#ffffff" style:text-line-through-style="none" fo:font-family="Calibri" style:font-family-generic="swiss" fo:font-size="14pt" fo:language="es" fo:country="E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color="#ff0000" fo:font-family="Calibri" style:font-family-generic="swiss" style:font-pitch="variable" fo:font-size="20pt" fo:language="es" fo:country="ES" fo:font-weight="bold" style:font-size-asian="20pt" style:font-weight-asian="bold" style:font-size-complex="20pt" style:font-weight-complex="bold"/>
    </style:style>
    <style:style style:name="T35" style:family="text">
      <style:text-properties fo:color="#ffffff" fo:font-family="Calibri" style:font-family-generic="swiss" style:font-pitch="variable" fo:font-size="11pt" fo:language="es" fo:country="ES" fo:font-weight="bold" style:font-family-asian="'Microsoft YaHei'" style:font-pitch-asian="variable" style:font-size-asian="11pt" style:font-weight-asian="bold" style:font-family-complex="'Microsoft YaHei'" style:font-pitch-complex="variable" style:font-size-complex="11pt" style:font-weight-complex="bold"/>
    </style:style>
    <style:style style:name="T36" style:family="text">
      <style:text-properties fo:color="#ff0000" fo:font-family="Calibri" style:font-family-generic="swiss" style:font-pitch="variable" fo:font-size="10pt" fo:language="es" fo:country="ES" fo:font-weight="bold" style:font-family-asian="'Microsoft YaHei'" style:font-pitch-asian="variable" style:font-size-asian="10pt" style:font-weight-asian="bold" style:font-family-complex="'Microsoft YaHei'" style:font-pitch-complex="variable" style:font-size-complex="10pt" style:font-weight-complex="bold"/>
    </style:style>
    <style:style style:name="T37" style:family="text">
      <style:text-properties fo:color="#000000" fo:font-family="Calibri" style:font-family-generic="swiss" style:font-pitch="variable" fo:font-size="10pt" fo:language="es" fo:country="ES" fo:font-weight="bold" style:font-family-asian="'Microsoft YaHei'" style:font-pitch-asian="variable" style:font-size-asian="10pt" style:font-weight-asian="bold" style:font-family-complex="'Microsoft YaHei'" style:font-pitch-complex="variable" style:font-size-complex="10pt" style:font-weight-complex="bold"/>
    </style:style>
    <style:style style:name="T38" style:family="text">
      <style:text-properties fo:font-family="Calibri" style:font-family-generic="swiss" style:font-pitch="variable" fo:font-size="10pt" fo:language="es" fo:country="ES" fo:font-weight="bold" style:font-family-asian="'Microsoft YaHei'" style:font-pitch-asian="variable" style:font-size-asian="10pt" style:font-weight-asian="bold" style:font-family-complex="'Microsoft YaHei'" style:font-pitch-complex="variable" style:font-size-complex="10pt" style:font-weight-complex="bold"/>
    </style:style>
    <style:style style:name="T39" style:family="text">
      <style:text-properties fo:color="#ff0000" fo:font-family="Calibri" style:font-family-generic="swiss" style:font-pitch="variable" fo:font-size="10pt" fo:language="es" fo:country="ES" style:font-family-asian="'Microsoft YaHei'" style:font-pitch-asian="variable" style:font-size-asian="10pt" style:font-family-complex="'Microsoft YaHei'" style:font-pitch-complex="variable" style:font-size-complex="10pt"/>
    </style:style>
    <style:style style:name="T40" style:family="text">
      <style:text-properties fo:color="#000000" fo:font-family="Calibri" style:font-family-generic="swiss" style:font-pitch="variable" fo:font-size="10pt" fo:language="es" fo:country="ES" style:font-family-asian="'Microsoft YaHei'" style:font-pitch-asian="variable" style:font-size-asian="10pt" style:font-family-complex="'Microsoft YaHei'" style:font-pitch-complex="variable" style:font-size-complex="10pt"/>
    </style:style>
    <style:style style:name="T41" style:family="text">
      <style:text-properties fo:font-family="Calibri" style:font-family-generic="swiss" style:font-pitch="variable" fo:font-size="10pt" fo:language="es" fo:country="ES" style:font-family-asian="'Microsoft YaHei'" style:font-pitch-asian="variable" style:font-size-asian="10pt" style:font-family-complex="'Microsoft YaHei'" style:font-pitch-complex="variable" style:font-size-complex="10pt"/>
    </style:style>
    <style:style style:name="T42" style:family="text">
      <style:text-properties fo:font-family="Calibri" style:font-family-generic="swiss" style:font-pitch="variable" fo:font-size="10pt" fo:language="es" fo:country="ES" fo:font-weight="normal" style:font-size-asian="10pt" style:font-weight-asian="normal" style:font-size-complex="10pt" style:font-weight-complex="normal"/>
    </style:style>
    <style:style style:name="T43" style:family="text">
      <style:text-properties fo:color="#ffffff" fo:font-family="Calibri" style:font-family-generic="swiss" style:font-pitch="variable" fo:font-size="11pt" fo:language="es" fo:country="ES" fo:font-weight="bold" style:font-size-asian="11pt" style:font-weight-asian="bold" style:font-size-complex="11pt" style:font-weight-complex="bold"/>
    </style:style>
    <style:style style:name="T44" style:family="text">
      <style:text-properties fo:color="#008000" fo:font-family="Calibri" style:font-family-generic="swiss" style:font-pitch="variable" fo:font-size="10pt" fo:language="es" fo:country="ES" fo:font-weight="bold" style:font-size-asian="10pt" style:font-weight-asian="bold" style:font-size-complex="10pt" style:font-weight-complex="bold"/>
    </style:style>
    <style:style style:name="T45" style:family="text">
      <style:text-properties fo:color="#008000" fo:font-family="Calibri" style:font-family-generic="swiss" style:font-pitch="variable" fo:font-size="10pt" fo:language="es" fo:country="ES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6" style:family="text">
      <style:text-properties fo:color="#ff950e" fo:font-family="Calibri" style:font-family-generic="swiss" style:font-pitch="variable" fo:font-size="10pt" fo:language="es" fo:country="ES" fo:font-weight="bold" style:font-size-asian="10pt" style:font-weight-asian="bold" style:font-size-complex="10pt" style:font-weight-complex="bold"/>
    </style:style>
    <style:style style:name="T47" style:family="text">
      <style:text-properties fo:font-family="'Courier New'" style:font-family-generic="modern" style:font-pitch="fixed" fo:font-size="6pt" fo:language="zxx" fo:country="none" style:font-family-asian="Consolas" style:font-family-generic-asian="swiss" style:font-pitch-asian="fixed" style:font-size-asian="6pt" style:font-family-complex="Consolas" style:font-family-generic-complex="swiss" style:font-pitch-complex="fixed" style:font-size-complex="6pt"/>
    </style:style>
    <style:style style:name="T48" style:family="text">
      <style:text-properties fo:color="#ffffff" fo:font-family="Calibri" style:font-family-generic="swiss" style:font-pitch="variable" fo:font-size="12pt" fo:language="es" fo:country="ES" fo:font-weight="bold" style:font-size-asian="12pt" style:font-weight-asian="bold" style:font-size-complex="12pt" style:font-weight-complex="bold"/>
    </style:style>
    <style:style style:name="T49" style:family="text">
      <style:text-properties fo:color="#ff0000" style:text-line-through-style="none" fo:font-family="Calibri" style:font-family-generic="swiss" style:font-pitch="variable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0" style:family="text">
      <style:text-properties fo:color="#000000" fo:font-family="Calibri" style:font-family-generic="swiss" style:font-pitch="variable" fo:font-size="12pt" fo:language="es" fo:country="ES" fo:font-weight="bold" style:font-size-asian="12pt" style:font-weight-asian="bold" style:font-size-complex="12pt" style:font-weight-complex="bold"/>
    </style:style>
    <style:style style:name="T51" style:family="text">
      <style:text-properties fo:color="#ff0000" style:text-line-through-style="none" fo:font-family="Calibri" style:font-family-generic="swiss" style:font-pitch="variable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52" style:family="text">
      <style:text-properties fo:color="#ff0000" style:text-line-through-style="none" fo:font-family="Calibri" style:font-style-name="Standard" style:font-family-generic="swiss" style:font-pitch="variabl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3" style:family="text">
      <style:text-properties fo:color="#000000" style:text-line-through-style="none" fo:font-family="Calibri" style:font-family-generic="swiss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fo:color="#000000" style:text-line-through-style="none" fo:font-family="Calibri" style:font-style-name="Standard" style:font-family-generic="swiss" style:font-pitch="variabl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5" style:family="text">
      <style:text-properties fo:font-family="Calibri" style:font-family-generic="swiss" style:font-pitch="variable" fo:font-size="10pt" style:font-size-asian="10pt" style:font-size-complex="10pt"/>
    </style:style>
    <style:style style:name="T56" style:family="text">
      <style:text-properties fo:font-family="'Courier New'" style:font-family-generic="modern" style:font-pitch="fixed" fo:font-size="5pt" fo:language="zxx" fo:country="none" style:font-size-asian="5pt" style:font-size-complex="5pt"/>
    </style:style>
    <style:style style:name="T57" style:family="text">
      <style:text-properties fo:font-family="'Courier New'" style:font-family-generic="modern" style:font-pitch="fixed" fo:font-size="5pt" fo:language="zxx" fo:country="none" fo:font-weight="bold" style:font-size-asian="5pt" style:font-weight-asian="bold" style:font-size-complex="5pt" style:font-weight-complex="bold"/>
    </style:style>
    <style:style style:name="T58" style:family="text">
      <style:text-properties fo:font-family="'Courier New'" style:font-family-generic="modern" style:font-pitch="fixed" fo:font-size="5pt" fo:language="zxx" fo:country="none" style:font-family-asian="Consolas" style:font-family-generic-asian="swiss" style:font-pitch-asian="fixed" style:font-size-asian="5pt" style:font-family-complex="Consolas" style:font-family-generic-complex="swiss" style:font-pitch-complex="fixed" style:font-size-complex="5pt"/>
    </style:style>
    <style:style style:name="T59" style:family="text">
      <style:text-properties fo:color="#ff0000" style:text-line-through-style="none" fo:font-family="Calibri" style:font-family-generic="swiss" style:font-pitch="variable" fo:font-size="10pt" fo:language="es" fo:country="ES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60" style:family="text">
      <style:text-properties fo:font-family="'Courier New'" style:font-family-generic="modern" style:font-pitch="fixed" fo:font-size="7pt" fo:language="zxx" fo:country="none" style:font-size-asian="7pt" style:font-size-complex="7pt"/>
    </style:style>
    <style:style style:name="T61" style:family="text">
      <style:text-properties fo:color="#000000" style:text-line-through-style="none" fo:font-family="Calibri" style:font-family-generic="swiss" style:font-pitch="variable" fo:font-size="9pt" fo:language="es" fo:country="E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62" style:family="text">
      <style:text-properties fo:color="#000000" style:text-line-through-style="none" fo:font-family="'Courier New'" style:font-family-generic="modern" style:font-pitch="fixed" fo:font-size="8pt" fo:language="zxx" fo:country="none" fo:font-style="normal" style:text-underline-style="none" fo:font-weight="normal" style:font-family-asian="+mn-ea" style:font-size-asian="8pt" style:font-style-asian="normal" style:font-weight-asian="normal" style:font-family-complex="+mn-cs" style:font-size-complex="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•">
        <style:list-level-properties text:space-before="1.27cm"/>
        <style:text-properties fo:font-family="StarSymbo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StarSymbo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StarSymbo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StarSymbo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StarSymbo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StarSymbo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tatic Title" draw:style-name="dp1" draw:master-page-name="Standard" presentation:presentation-page-layout-name="AL1T0">
        <office:forms form:automatic-focus="false" form:apply-design-mode="false"/>
        <draw:custom-shape draw:name="Text Box 5" draw:style-name="gr1" draw:text-style-name="P2" draw:layer="layout" svg:width="16.1cm" svg:height="10.473cm" svg:x="4.9cm" svg:y="2.7cm">
          <text:p text:style-name="P1"><text:span text:style-name="T1">Informe de Programas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name="Text Box 6" draw:style-name="gr2" draw:text-style-name="P4" draw:layer="layout" svg:width="13.854cm" svg:height="1.906cm" svg:x="5.845cm" svg:y="12.213cm">
          <text:list text:style-name="L2">
            <text:list-header>
              <text:p text:style-name="P3"><text:span text:style-name="T3">Madrid, @now_day_of_month@ de @now_month_of_year@ de @now_year@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3" draw:text-style-name="P2" draw:layer="layout" svg:width="19.9cm" svg:height="6.8cm" svg:x="2.7cm" svg:y="6.5cm">
          <text:p text:style-name="P1"><text:span text:style-name="T2">Fecha Comienzo: @report_start_date_pretty@</text:span></text:p>
          <text:p text:style-name="P1"><text:span text:style-name="T2">Fecha Final: @report_end_date_pretty@ 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frame presentation:style-name="pr1" draw:text-style-name="P7" draw:layer="layout" svg:width="25cm" svg:height="20cm" svg:x="0cm" svg:y="0cm" presentation:class="notes" presentation:user-transformed="true">
            <draw:text-box>
              <text:p text:style-name="P5"><text:span text:style-name="T4">page_sql "</text:span></text:p>
              <text:p text:style-name="P5"><text:span text:style-name="T4">select</text:span><text:span text:style-name="T4"><text:tab/></text:span><text:span text:style-name="T4">to_char(:report_start_date::date, 'YYYY-MM-DD') as report_start_date_pretty,</text:span></text:p>
              <text:p text:style-name="P5"><text:span text:style-name="T4"><text:tab/></text:span><text:span text:style-name="T4"><text:tab/></text:span><text:span text:style-name="T4">to_char(:report_end_date::date, 'YYYY-MM-DD') as report_end_date_pretty</text:span></text:p>
              <text:p text:style-name="P5"><text:span text:style-name="T4">From</text:span><text:span text:style-name="T4"><text:tab/></text:span><text:span text:style-name="T4">dual</text:span></text:p>
              <text:p text:style-name="P5"><text:span text:style-name="T4">"</text:span></text:p>
              <text:p text:style-name="P5"><text:span text:style-name="T4"/></text:p>
              <text:p text:style-name="P6"><text:span text:style-name="T4">date_format "DD/MM/YYYY"</text:span></text:p>
              <text:p text:style-name="P5"><text:span text:style-name="T4"/></text:p>
            </draw:text-box>
          </draw:frame>
        </presentation:notes>
      </draw:page>
      <draw:page draw:name="template" draw:style-name="dp3" draw:master-page-name="Standard" presentation:presentation-page-layout-name="AL2T1">
        <office:forms form:automatic-focus="false" form:apply-design-mode="false"/>
        <draw:custom-shape draw:style-name="gr4" draw:text-style-name="P8" draw:layer="layout" svg:width="9.7cm" svg:height="4.4cm" svg:x="13.7cm" svg:y="6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859cm" svg:height="1.6cm" svg:x="0.87cm" svg:y="0.9cm" presentation:class="title" presentation:user-transformed="true">
          <draw:text-box>
            <text:p text:style-name="P9"><text:span text:style-name="T5">Template Page</text:span></text:p>
          </draw:text-box>
        </draw:frame>
        <draw:frame draw:style-name="gr5" draw:text-style-name="P10" draw:layer="layout" svg:width="9.8cm" svg:height="1cm" svg:x="14.2cm" svg:y="6.4cm">
          <draw:text-box>
            <text:p><text:span text:style-name="T6">Red Text</text:span></text:p>
          </draw:text-box>
          <svg:title>text_style red</svg:title>
        </draw:frame>
        <draw:frame draw:style-name="gr5" draw:text-style-name="P11" draw:layer="layout" svg:width="9.8cm" svg:height="1cm" svg:x="14.2cm" svg:y="8.189cm">
          <draw:text-box>
            <text:p><text:span text:style-name="T7">Green Text</text:span></text:p>
          </draw:text-box>
          <svg:title>text_style green</svg:title>
        </draw:frame>
        <draw:frame draw:style-name="gr5" draw:text-style-name="P12" draw:layer="layout" svg:width="9.8cm" svg:height="1cm" svg:x="14.2cm" svg:y="7.289cm">
          <draw:text-box>
            <text:p><text:span text:style-name="T8">Yellow Text</text:span></text:p>
          </draw:text-box>
          <svg:title>text_style yellow</svg:title>
        </draw:frame>
        <draw:frame draw:style-name="gr6" draw:text-style-name="P13" draw:layer="layout" svg:width="14.1cm" svg:height="2.6cm" svg:x="10.8cm" svg:y="0.6cm">
          <draw:text-box>
            <text:p><text:span text:style-name="T9">This template page contains several pieces of content with a specific „title“. These titles can be referenced in the rest of the document in order to force certain formatting depending on database information.</text:span></text:p>
          </draw:text-box>
        </draw:frame>
        <draw:frame draw:style-name="gr5" draw:text-style-name="P14" draw:layer="layout" svg:width="9.8cm" svg:height="1cm" svg:x="14.2cm" svg:y="9.089cm">
          <draw:text-box>
            <text:p><text:span text:style-name="T10">Black Text</text:span></text:p>
          </draw:text-box>
          <svg:title>text_style black</svg:title>
        </draw:frame>
        <draw:frame draw:style-name="gr7" draw:text-style-name="P16" draw:layer="layout" svg:width="8.19cm" svg:height="0.763cm" svg:x="1.3cm" svg:y="3.64cm">
          <draw:text-box>
            <text:p text:style-name="P15"><text:span text:style-name="T11">@main_project_start_date_pretty@</text:span></text:p>
          </draw:text-box>
        </draw:frame>
        <draw:frame draw:style-name="gr7" draw:text-style-name="P18" draw:layer="layout" svg:width="7.97cm" svg:height="0.763cm" svg:x="20.8cm" svg:y="3.6cm">
          <draw:text-box>
            <text:p text:style-name="P17"><text:span text:style-name="T11">@main_project_end_date_pretty@</text:span></text:p>
          </draw:text-box>
        </draw:frame>
        <draw:g>
          <draw:line draw:style-name="gr8" draw:text-style-name="P19" draw:layer="layout" svg:x1="23.9cm" svg:y1="4.26cm" svg:x2="23.9cm" svg:y2="5.26cm">
            <text:p/>
          </draw:line>
          <draw:line draw:style-name="gr8" draw:text-style-name="P19" draw:layer="layout" svg:x1="1.5cm" svg:y1="4.7cm" svg:x2="23.9cm" svg:y2="4.7cm">
            <text:p/>
          </draw:line>
          <draw:line draw:style-name="gr8" draw:text-style-name="P19" draw:layer="layout" svg:x1="1.5cm" svg:y1="4.3cm" svg:x2="1.5cm" svg:y2="5.3cm">
            <text:p/>
          </draw:line>
        </draw:g>
        <draw:g>
          <svg:title>green_bar</svg:title>
          <draw:rect draw:style-name="gr9" draw:layer="layout" svg:width="8.4cm" svg:height="0.8cm" svg:x="1.521cm" svg:y="5.6cm">
            <svg:title>base_bar</svg:title>
            <text:p/>
          </draw:rect>
          <draw:custom-shape draw:style-name="gr10" draw:text-style-name="P21" draw:layer="layout" svg:width="6cm" svg:height="0.398cm" svg:x="1.521cm" svg:y="5.602cm">
            <svg:title>completed_bar</svg:title>
            <text:p text:style-name="P20"><text:span text:style-name="T12">@percent_completed_pretty@</text:span></text:p>
            <draw:enhanced-geometry svg:viewBox="0 0 21600 21600" draw:type="rectangle" draw:enhanced-path="M 0 0 L 21600 0 21600 21600 0 21600 0 0 Z N"/>
          </draw:custom-shape>
          <draw:frame draw:style-name="gr7" draw:text-style-name="P22" draw:layer="layout" svg:width="3.906cm" svg:height="0.738cm" svg:x="1.499cm" svg:y="4.8cm">
            <draw:text-box>
              <text:p><text:span text:style-name="T13">@phase_name@</text:span></text:p>
            </draw:text-box>
          </draw:frame>
          <draw:custom-shape draw:style-name="gr11" draw:text-style-name="P21" draw:layer="layout" svg:width="6cm" svg:height="0.398cm" svg:x="1.521cm" svg:y="6cm">
            <svg:title>expected_bar</svg:title>
            <text:p text:style-name="P20"><text:span text:style-name="T12">@percent_expected_pretty@</text:span></text:p>
            <draw:enhanced-geometry svg:viewBox="0 0 21600 21600" draw:type="rectangle" draw:enhanced-path="M 0 0 L 21600 0 21600 21600 0 21600 0 0 Z N"/>
          </draw:custom-shape>
          <draw:custom-shape draw:name="TextBox 61" draw:style-name="gr12" draw:text-style-name="P24" draw:layer="layout" svg:width="1.989cm" svg:height="0.925cm" svg:x="0.61cm" svg:y="6.344cm">
            <svg:title>start_date_bar</svg:title>
            <text:p text:style-name="P23"><text:span text:style-name="T14">@start_date_pretty@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1" draw:style-name="gr13" draw:text-style-name="P24" draw:layer="layout" svg:width="1.989cm" svg:height="0.925cm" svg:x="8.811cm" svg:y="6.344cm">
            <svg:title>end_date_bar</svg:title>
            <text:p text:style-name="P23"><text:span text:style-name="T14">@end_date_pretty@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svg:title>yellow_bar</svg:title>
          <draw:rect draw:style-name="gr9" draw:layer="layout" svg:width="8.4cm" svg:height="0.8cm" svg:x="1.499cm" svg:y="7.698cm">
            <svg:title>base_bar</svg:title>
            <text:p/>
          </draw:rect>
          <draw:custom-shape draw:style-name="gr14" draw:text-style-name="P21" draw:layer="layout" svg:width="6cm" svg:height="0.398cm" svg:x="1.499cm" svg:y="7.7cm">
            <svg:title>completed_bar</svg:title>
            <text:p text:style-name="P20"><text:span text:style-name="T12">@percent_completed_pretty@</text:span></text:p>
            <draw:enhanced-geometry svg:viewBox="0 0 21600 21600" draw:type="rectangle" draw:enhanced-path="M 0 0 L 21600 0 21600 21600 0 21600 0 0 Z N"/>
          </draw:custom-shape>
          <draw:frame draw:style-name="gr7" draw:text-style-name="P22" draw:layer="layout" svg:width="3.906cm" svg:height="0.738cm" svg:x="1.477cm" svg:y="6.898cm">
            <draw:text-box>
              <text:p><text:span text:style-name="T13">@phase_name@</text:span></text:p>
            </draw:text-box>
          </draw:frame>
          <draw:custom-shape draw:style-name="gr15" draw:text-style-name="P21" draw:layer="layout" svg:width="6cm" svg:height="0.398cm" svg:x="1.499cm" svg:y="8.098cm">
            <svg:title>expected_bar</svg:title>
            <text:p text:style-name="P20"><text:span text:style-name="T12">@percent_expected_pretty@</text:span></text:p>
            <draw:enhanced-geometry svg:viewBox="0 0 21600 21600" draw:type="rectangle" draw:enhanced-path="M 0 0 L 21600 0 21600 21600 0 21600 0 0 Z N"/>
          </draw:custom-shape>
          <draw:custom-shape draw:name="TextBox 61" draw:style-name="gr16" draw:text-style-name="P24" draw:layer="layout" svg:width="1.989cm" svg:height="0.925cm" svg:x="0.51cm" svg:y="8.475cm">
            <text:p text:style-name="P23"><text:span text:style-name="T14">@start_date_pretty@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1" draw:style-name="gr17" draw:text-style-name="P24" draw:layer="layout" svg:width="1.989cm" svg:height="0.925cm" svg:x="8.911cm" svg:y="8.475cm">
            <svg:title>end_date_bar</svg:title>
            <text:p text:style-name="P23"><text:span text:style-name="T14">@end_date_pretty@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svg:title>red_bar</svg:title>
          <draw:rect draw:style-name="gr9" draw:layer="layout" svg:width="8.4cm" svg:height="0.8cm" svg:x="1.499cm" svg:y="9.8cm">
            <svg:title>base_bar</svg:title>
            <text:p/>
          </draw:rect>
          <draw:custom-shape draw:style-name="gr18" draw:text-style-name="P21" draw:layer="layout" svg:width="6cm" svg:height="0.398cm" svg:x="1.499cm" svg:y="9.802cm">
            <svg:title>completed_bar</svg:title>
            <text:p text:style-name="P20"><text:span text:style-name="T12">@percent_completed_pretty@</text:span></text:p>
            <draw:enhanced-geometry svg:viewBox="0 0 21600 21600" draw:type="rectangle" draw:enhanced-path="M 0 0 L 21600 0 21600 21600 0 21600 0 0 Z N"/>
          </draw:custom-shape>
          <draw:frame draw:style-name="gr7" draw:text-style-name="P22" draw:layer="layout" svg:width="3.906cm" svg:height="0.738cm" svg:x="1.477cm" svg:y="9cm">
            <draw:text-box>
              <text:p><text:span text:style-name="T13">@phase_name@</text:span></text:p>
            </draw:text-box>
          </draw:frame>
          <draw:custom-shape draw:style-name="gr19" draw:text-style-name="P21" draw:layer="layout" svg:width="6cm" svg:height="0.398cm" svg:x="1.499cm" svg:y="10.2cm">
            <svg:title>expected_bar</svg:title>
            <text:p text:style-name="P20"><text:span text:style-name="T12">@percent_expected_pretty@</text:span></text:p>
            <draw:enhanced-geometry svg:viewBox="0 0 21600 21600" draw:type="rectangle" draw:enhanced-path="M 0 0 L 21600 0 21600 21600 0 21600 0 0 Z N"/>
          </draw:custom-shape>
          <draw:custom-shape draw:name="TextBox 61" draw:style-name="gr20" draw:text-style-name="P24" draw:layer="layout" svg:width="1.989cm" svg:height="0.925cm" svg:x="0.61cm" svg:y="10.602cm">
            <text:p text:style-name="P23"><text:span text:style-name="T14">@start_date_pretty@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1" draw:style-name="gr21" draw:text-style-name="P24" draw:layer="layout" svg:width="1.989cm" svg:height="0.925cm" svg:x="8.911cm" svg:y="10.602cm">
            <svg:title>end_date_bar</svg:title>
            <text:p text:style-name="P23"><text:span text:style-name="T14">@end_date_pretty@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office:forms form:automatic-focus="false" form:apply-design-mode="false"/>
          <draw:frame presentation:style-name="pr3" draw:text-style-name="P25" draw:layer="layout" svg:width="22.399cm" svg:height="10.023cm" svg:x="0.1cm" svg:y="0.1cm" presentation:class="notes" presentation:placeholder="true" presentation:user-transformed="true">
            <draw:text-box/>
          </draw:frame>
        </presentation:notes>
      </draw:page>
      <draw:page draw:name="static Index" draw:style-name="dp3" draw:master-page-name="Standard">
        <office:forms form:automatic-focus="false" form:apply-design-mode="false"/>
        <draw:custom-shape draw:name="Rectangle 1" draw:style-name="gr22" draw:text-style-name="P27" draw:layer="layout" svg:width="23.997cm" svg:height="1.499cm" svg:x="0.639cm" svg:y="0.723cm">
          <text:p text:style-name="P26"><text:span text:style-name="T15">ÍNDICE</text:span></text:p>
          <draw:enhanced-geometry svg:viewBox="0 0 21600 21600" draw:type="rectangle" draw:enhanced-path="M 0 0 L 21600 0 21600 21600 0 21600 0 0 Z N"/>
        </draw:custom-shape>
        <draw:custom-shape draw:name="Rectangle 4" draw:style-name="gr23" draw:text-style-name="P27" draw:layer="layout" svg:width="16.685cm" svg:height="8.581cm" svg:x="4.427cm" svg:y="4.679cm">
          <text:p text:style-name="P26"><text:span text:style-name="T16"/></text:p>
          <text:p text:style-name="P28"><text:span text:style-name="T16">Informe de Programas</text:span></text:p>
          <draw:enhanced-geometry svg:viewBox="0 0 21600 21600" draw:type="rectangle" draw:enhanced-path="M 0 0 L 21600 0 21600 21600 0 21600 0 0 Z N"/>
        </draw:custom-shape>
        <draw:custom-shape draw:name="Rectangle 5" draw:style-name="gr24" draw:text-style-name="P27" draw:layer="layout" svg:width="14.393cm" svg:height="6.302cm" svg:x="6.434cm" svg:y="7.303cm">
          <text:p text:style-name="P26"><text:span text:style-name="T17">1. Catálogo de Programas</text:span></text:p>
          <text:p text:style-name="P26"><text:span text:style-name="T18"/></text:p>
          <text:p text:style-name="P26"><text:span text:style-name="T17">2. Detalle Programas</text:span></text:p>
          <text:p text:style-name="P26"><text:span text:style-name="T17"/></text:p>
          <text:p text:style-name="P26"><text:span text:style-name="T17"><text:tab/></text:span><text:span text:style-name="T17">2.1 Visión Global</text:span></text:p>
          <text:p text:style-name="P26"><text:span text:style-name="T17"><text:tab/></text:span><text:span text:style-name="T17">2.2 Visión Gráfica</text:span></text:p>
          <text:p text:style-name="P26"><text:span text:style-name="T17"><text:tab/></text:span><text:span text:style-name="T17">2.3 Detalle del programa por Cliente</text:span></text:p>
          <text:p text:style-name="P26"><text:span text:style-name="T17"><text:tab/></text:span><text:span text:style-name="T17">2.4 Detalle Financiero</text:span></text:p>
          <text:p text:style-name="P26"><text:span text:style-name="T17"><text:tab/></text:span><text:span text:style-name="T17">2.5 Detalle Técnico </text:span></text:p>
          <text:p text:style-name="P26"><text:span text:style-name="T18"><text:s/>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name="Slide Image Placeholder 1" draw:style-name="gr25" draw:layer="layout" svg:width="17.676cm" svg:height="7.499cm" svg:x="3.659cm" svg:y="1.517cm" draw:page-number="3" presentation:class="page"/>
          <draw:frame draw:name="Notes Placeholder 2" presentation:style-name="pr4" draw:text-style-name="P4" draw:layer="layout" svg:width="19.999cm" svg:height="9.381cm" svg:x="2.496cm" svg:y="9.497cm" presentation:class="notes">
            <draw:text-box>
              <text:p/>
            </draw:text-box>
          </draw:frame>
          <draw:frame draw:name="Slide Number Placeholder 3" presentation:style-name="pr5" draw:text-style-name="P30" draw:layer="layout" svg:width="0.001cm" svg:height="0.001cm" svg:x="1.001cm" svg:y="1cm" presentation:class="page-number">
            <draw:text-box>
              <text:p text:style-name="P29"><text:span text:style-name="T19"><text:page-number>&lt;number&gt;</text:page-number></text:span></text:p>
            </draw:text-box>
          </draw:frame>
        </presentation:notes>
      </draw:page>
      <draw:page draw:name="list Active Programs" draw:style-name="dp3" draw:master-page-name="Standard_20_1" presentation:presentation-page-layout-name="AL3T11">
        <office:forms form:automatic-focus="false" form:apply-design-mode="false"/>
        <draw:frame draw:name="Table 11" draw:style-name="standard" draw:layer="layout" svg:width="23.908cm" svg:height="0.787cm" svg:x="0.691cm" svg:y="2.562cm">
          <table:table>
            <table:table-column table:style-name="co1"/>
            <table:table-row table:style-name="ro1">
              <table:table-cell table:style-name="ce1">
                <text:p text:style-name="P31"><text:span text:style-name="T20">PROGRAMAS</text:span></text:p>
              </table:table-cell>
            </table:table-row>
          </table:table>
          <draw:image xlink:href="Pictures/TablePreview1.svm" xlink:type="simple" xlink:show="embed" xlink:actuate="onLoad"/>
          <svg:title>list</svg:title>
        </draw:frame>
        <draw:custom-shape draw:name="Rectangle 3" draw:style-name="gr26" draw:text-style-name="P27" draw:layer="layout" svg:width="23.997cm" svg:height="1.499cm" svg:x="0.639cm" svg:y="0.723cm">
          <text:p text:style-name="P26"><text:span text:style-name="T15">1. Catálogo de Programas</text:span></text:p>
          <draw:enhanced-geometry svg:viewBox="0 0 21600 21600" draw:type="rectangle" draw:enhanced-path="M 0 0 L 21600 0 21600 21600 0 21600 0 0 Z N"/>
        </draw:custom-shape>
        <draw:frame draw:name="Table 11" draw:style-name="standard" draw:layer="layout" svg:width="23.908cm" svg:height="4.07cm" svg:x="0.649cm" svg:y="3.4cm">
          <table:table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2" table:default-cell-style-name="ce2">
              <table:table-cell>
                <text:p text:style-name="P31"><text:span text:style-name="T21">Cliente</text:span></text:p>
              </table:table-cell>
              <table:table-cell>
                <text:p text:style-name="P32"><text:span text:style-name="T21">Área</text:span></text:p>
              </table:table-cell>
              <table:table-cell>
                <text:p text:style-name="P32"><text:span text:style-name="T21">PROGRAMA</text:span></text:p>
              </table:table-cell>
              <table:table-cell>
                <text:p text:style-name="P32"><text:span text:style-name="T22">Fechas Inicio/Fin</text:span></text:p>
              </table:table-cell>
              <table:table-cell table:style-name="ce3">
                <text:p text:style-name="P32"><text:span text:style-name="T22">Avance y</text:span><text:span text:style-name="T22"><text:line-break/></text:span><text:span text:style-name="T22">Realización</text:span></text:p>
              </table:table-cell>
              <table:table-cell>
                <text:p text:style-name="P32"><text:span text:style-name="T22">Rtdo. Estimado</text:span></text:p>
              </table:table-cell>
              <table:table-cell>
                <text:p text:style-name="P32"><text:span text:style-name="T22">Rtdo. <text:s/>Acumulado</text:span></text:p>
              </table:table-cell>
              <table:table-cell table:style-name="ce3">
                <text:p text:style-name="P32"><text:span text:style-name="T22">Rtdo. <text:s/>en el Periodo</text:span><text:span text:style-name="T22"><text:line-break/></text:span><text:span text:style-name="T22">Actual</text:span></text:p>
              </table:table-cell>
              <table:table-cell table:style-name="ce3">
                <text:p text:style-name="P32"><text:span text:style-name="T22">Rtdo. <text:s/>en el Periodo Anterior</text:span></text:p>
              </table:table-cell>
            </table:table-row>
            <table:table-row table:style-name="ro3" table:default-cell-style-name="ce5">
              <table:table-cell table:style-name="ce4">
                <text:p text:style-name="P33"><text:span text:style-name="T23">@company_name@</text:span></text:p>
              </table:table-cell>
              <table:table-cell>
                <text:p text:style-name="P33"><text:span text:style-name="T23">@area@ </text:span></text:p>
              </table:table-cell>
              <table:table-cell>
                <text:p text:style-name="P33"><text:span text:style-name="T24">@program_name@</text:span></text:p>
              </table:table-cell>
              <table:table-cell table:style-name="ce6">
                <text:p text:style-name="P32"><text:span text:style-name="T25">@start_date_pretty@</text:span></text:p>
                <text:p text:style-name="P32"><text:span text:style-name="T25">@end_date_pretty@</text:span></text:p>
              </table:table-cell>
              <table:table-cell table:style-name="ce7">
                <text:p text:style-name="P32"><text:span text:style-name="T25"><text:s/></text:span><text:span text:style-name="T25">@program_percent_completed@%</text:span></text:p>
                <text:p text:style-name="P32"><text:span text:style-name="T25">@program_percent_realisation@%</text:span></text:p>
              </table:table-cell>
              <table:table-cell table:style-name="ce8">
                <text:p text:style-name="P17"><text:span text:style-name="T26">@profit_estimated@</text:span></text:p>
              </table:table-cell>
              <table:table-cell table:style-name="ce8">
                <text:p text:style-name="P17"><text:span text:style-name="T26">@profit_accumulated@</text:span></text:p>
              </table:table-cell>
              <table:table-cell table:style-name="ce9">
                <text:p text:style-name="P17"><text:span text:style-name="T26">@profit_period@</text:span></text:p>
              </table:table-cell>
              <table:table-cell table:style-name="ce9">
                <text:p text:style-name="P17"><text:span text:style-name="T26">@profit_anterior@</text:span></text:p>
              </table:table-cell>
            </table:table-row>
          </table:table>
          <draw:image xlink:href="Pictures/TablePreview2.svm" xlink:type="simple" xlink:show="embed" xlink:actuate="onLoad"/>
          <svg:title>list</svg:title>
        </draw:frame>
        <presentation:notes draw:style-name="dp2">
          <office:forms form:automatic-focus="false" form:apply-design-mode="false"/>
          <draw:frame presentation:style-name="pr6" draw:text-style-name="P35" draw:layer="layout" svg:width="24.9cm" svg:height="20.515cm" svg:x="0.1cm" svg:y="0.064cm" presentation:class="notes" presentation:user-transformed="true">
            <draw:text-box>
              <text:p text:style-name="P34"><text:span text:style-name="T27">number_format "9999999990D99PR"</text:span></text:p>
              <text:p text:style-name="P34"><text:span text:style-name="T27">date_format "DD/MM/YYYY"</text:span></text:p>
              <text:p text:style-name="P34"><text:span text:style-name="T27">list_max_rows 11</text:span></text:p>
              <text:p text:style-name="P34"><text:span text:style-name="T27"/></text:p>
              <text:p text:style-name="P34"><text:span text:style-name="T27">list_sql "</text:span></text:p>
              <text:p text:style-name="P34"><text:span text:style-name="T27">Select</text:span><text:span text:style-name="T27"><text:tab/></text:span><text:span text:style-name="T27">t.*,</text:span></text:p>
              <text:p text:style-name="P34"><text:span text:style-name="T27"><text:tab/></text:span><text:span text:style-name="T27">im_to_char_nd(percent_expected) as program_percent_expected,</text:span></text:p>
              <text:p text:style-name="P34"><text:span text:style-name="T27"><text:tab/></text:span><text:span text:style-name="T27">im_to_char_nd(percent_completed) as program_percent_completed,</text:span></text:p>
              <text:p text:style-name="P34"><text:span text:style-name="T27"><text:tab/></text:span><text:span text:style-name="T27">im_to_char_nd(</text:span></text:p>
              <text:p text:style-name="P34"><text:span text:style-name="T27"><text:tab/></text:span><text:span text:style-name="T27"><text:tab/></text:span><text:span text:style-name="T27">case when round(coalesce(percent_expected, 0)) = 0 then 0.0 else</text:span></text:p>
              <text:p text:style-name="P34"><text:span text:style-name="T27"><text:tab/></text:span><text:span text:style-name="T27"><text:tab/></text:span><text:span text:style-name="T27">round(100.0 * coalesce(percent_completed, 0) / coalesce(percent_expected, 0)) end</text:span></text:p>
              <text:p text:style-name="P34"><text:span text:style-name="T27"><text:tab/></text:span><text:span text:style-name="T27">) as program_percent_realisation</text:span></text:p>
              <text:p text:style-name="P34"><text:span text:style-name="T27">From</text:span><text:span text:style-name="T27"><text:tab/></text:span><text:span text:style-name="T27">(</text:span></text:p>
              <text:p text:style-name="P34"><text:span text:style-name="T27">select</text:span><text:span text:style-name="T27"><text:tab/></text:span><text:span text:style-name="T27">cust.company_name,</text:span></text:p>
              <text:p text:style-name="P34"><text:span text:style-name="T27"><text:tab/></text:span><text:span text:style-name="T27">prog.project_name as program_name,</text:span></text:p>
              <text:p text:style-name="P34"><text:span text:style-name="T27"><text:tab/></text:span><text:span text:style-name="T27">'' as area,</text:span></text:p>
              <text:p text:style-name="P34"><text:span text:style-name="T27"><text:tab/></text:span><text:span text:style-name="T27">to_char(prog.start_date, :date_format) as start_date_pretty,</text:span></text:p>
              <text:p text:style-name="P34"><text:span text:style-name="T27"><text:tab/></text:span><text:span text:style-name="T27">to_char(prog.end_date, :date_format) as end_date_pretty,</text:span></text:p>
              <text:p text:style-name="P34"><text:span text:style-name="T27"/></text:p>
              <text:p text:style-name="P34"><text:span text:style-name="T27"><text:tab/></text:span><text:span text:style-name="T27">(select</text:span><text:span text:style-name="T27"><text:tab/></text:span><text:span text:style-name="T27">round(100.0 * avg(percent_completed)) / 100.0</text:span></text:p>
              <text:p text:style-name="P34"><text:span text:style-name="T27"><text:tab/></text:span><text:span text:style-name="T27">from <text:s text:c="3"/>im_projects p</text:span></text:p>
              <text:p text:style-name="P34"><text:span text:style-name="T27"><text:tab/></text:span><text:span text:style-name="T27">where</text:span><text:span text:style-name="T27"><text:tab/></text:span><text:span text:style-name="T27">p.program_id = prog.project_id and</text:span></text:p>
              <text:p text:style-name="P34"><text:span text:style-name="T27"><text:tab/></text:span><text:span text:style-name="T27"><text:tab/></text:span><text:span text:style-name="T27">p.start_date &lt;= :report_end_date and p.end_date &gt;= :report_start_date</text:span></text:p>
              <text:p text:style-name="P34"><text:span text:style-name="T27"><text:tab/></text:span><text:span text:style-name="T27">) as percent_completed,</text:span></text:p>
              <text:p text:style-name="P34"><text:span text:style-name="T27"/></text:p>
              <text:p text:style-name="P34"><text:span text:style-name="T27"><text:tab/></text:span><text:span text:style-name="T27">0 as percent_expected,</text:span></text:p>
              <text:p text:style-name="P34"><text:span text:style-name="T27"><text:tab/></text:span></text:p>
              <text:p text:style-name="P34"><text:span text:style-name="T27"><text:tab/></text:span><text:span text:style-name="T27">(select im_to_char_nd(coalesce(round(sum(amount)), 0)) from (</text:span></text:p>
              <text:p text:style-name="P34"><text:span text:style-name="T27"><text:tab/></text:span><text:span text:style-name="T27">select</text:span><text:span text:style-name="T27"><text:tab/></text:span><text:span text:style-name="T27">CASE WHEN c.cost_type_id in (3700, 3702) THEN c.amount ELSE -c.amount END as amount</text:span></text:p>
              <text:p text:style-name="P34"><text:span text:style-name="T27"><text:tab/></text:span><text:span text:style-name="T27">from</text:span><text:span text:style-name="T27"><text:tab/></text:span><text:span text:style-name="T27">im_costs c, im_projects p, im_projects main_p</text:span></text:p>
              <text:p text:style-name="P34"><text:span text:style-name="T27"><text:tab/></text:span><text:span text:style-name="T27">where</text:span><text:span text:style-name="T27"><text:tab/></text:span><text:span text:style-name="T27">main_p.parent_id is null and main_p.program_id = prog.project_id and</text:span></text:p>
              <text:p text:style-name="P34"><text:span text:style-name="T27"><text:tab/></text:span><text:span text:style-name="T27"><text:tab/></text:span><text:span text:style-name="T27">main_p.start_date &lt;= :report_end_date and main_p.end_date &gt;= :report_start_date and</text:span></text:p>
              <text:p text:style-name="P34"><text:span text:style-name="T27"><text:tab/></text:span><text:span text:style-name="T27"><text:tab/></text:span><text:span text:style-name="T27">p.tree_sortkey between main_p.tree_sortkey and tree_right(main_p.tree_sortkey) and</text:span></text:p>
              <text:p text:style-name="P34"><text:span text:style-name="T27"><text:tab/></text:span><text:span text:style-name="T27"><text:tab/></text:span><text:span text:style-name="T27">c.project_id = p.project_id and c.cost_type_id in (3702, 3706, 3726, 3728) and</text:span></text:p>
              <text:p text:style-name="P34"><text:span text:style-name="T27"><text:tab/></text:span><text:span text:style-name="T27"><text:tab/></text:span><text:span text:style-name="T27">c.effective_date &lt;= :report_end_date</text:span></text:p>
              <text:p text:style-name="P34"><text:span text:style-name="T27"><text:tab/></text:span><text:span text:style-name="T27">) t) as profit_estimated,</text:span></text:p>
              <text:p text:style-name="P34"><text:span text:style-name="T27"/></text:p>
              <text:p text:style-name="P34"><text:span text:style-name="T27"><text:tab/></text:span><text:span text:style-name="T27">(select im_to_char_nd(coalesce(sum(amount), 0)) from (</text:span></text:p>
              <text:p text:style-name="P34"><text:span text:style-name="T27"><text:tab/></text:span><text:span text:style-name="T27">select</text:span><text:span text:style-name="T27"><text:tab/></text:span><text:span text:style-name="T27">CASE WHEN c.cost_type_id in (3700, 3702) THEN c.amount ELSE -c.amount END as amount</text:span></text:p>
              <text:p text:style-name="P34"><text:span text:style-name="T27"><text:tab/></text:span><text:span text:style-name="T27">from</text:span><text:span text:style-name="T27"><text:tab/></text:span><text:span text:style-name="T27">im_projects main_p, im_projects p, im_costs c</text:span></text:p>
              <text:p text:style-name="P34"><text:span text:style-name="T27"><text:tab/></text:span><text:span text:style-name="T27">where</text:span><text:span text:style-name="T27"><text:tab/></text:span><text:span text:style-name="T27">main_p.parent_id is null and main_p.program_id = prog.project_id and</text:span></text:p>
              <text:p text:style-name="P34"><text:span text:style-name="T27"><text:tab/></text:span><text:span text:style-name="T27"><text:tab/></text:span><text:span text:style-name="T27">main_p.start_date &lt;= :report_end_date and main_p.end_date &gt;= :report_start_date and</text:span></text:p>
              <text:p text:style-name="P34"><text:span text:style-name="T27"><text:tab/></text:span><text:span text:style-name="T27"><text:tab/></text:span><text:span text:style-name="T27">p.tree_sortkey between main_p.tree_sortkey and tree_right(main_p.tree_sortkey) and</text:span></text:p>
              <text:p text:style-name="P34"><text:span text:style-name="T27"><text:tab/></text:span><text:span text:style-name="T27"><text:tab/></text:span><text:span text:style-name="T27">c.project_id = p.project_id and c.cost_type_id in (3700, 3704, 3718, 3722) and</text:span></text:p>
              <text:p text:style-name="P34"><text:span text:style-name="T27"><text:tab/></text:span><text:span text:style-name="T27"><text:tab/></text:span><text:span text:style-name="T27">c.effective_date &lt;= :report_end_date</text:span></text:p>
              <text:p text:style-name="P34"><text:span text:style-name="T27"><text:tab/></text:span><text:span text:style-name="T27">) t) as profit_accumulated,</text:span></text:p>
              <text:p text:style-name="P34"><text:span text:style-name="T27"/></text:p>
              <text:p text:style-name="P34"><text:span text:style-name="T27"><text:tab/></text:span><text:span text:style-name="T27">(select im_to_char_nd(coalesce(sum(amount), 0)) from (</text:span></text:p>
              <text:p text:style-name="P34"><text:span text:style-name="T27"><text:tab/></text:span><text:span text:style-name="T27">select</text:span><text:span text:style-name="T27"><text:tab/></text:span><text:span text:style-name="T27">CASE WHEN c.cost_type_id in (3700, 3702) THEN c.amount ELSE -c.amount END as amount</text:span></text:p>
              <text:p text:style-name="P34"><text:span text:style-name="T27"><text:tab/></text:span><text:span text:style-name="T27">from</text:span><text:span text:style-name="T27"><text:tab/></text:span><text:span text:style-name="T27">im_projects main_p, im_projects p, im_costs c</text:span></text:p>
              <text:p text:style-name="P34"><text:span text:style-name="T27"><text:tab/></text:span><text:span text:style-name="T27">where</text:span><text:span text:style-name="T27"><text:tab/></text:span><text:span text:style-name="T27">main_p.parent_id is null and main_p.program_id = prog.project_id and</text:span></text:p>
              <text:p text:style-name="P34"><text:span text:style-name="T27"><text:tab/></text:span><text:span text:style-name="T27"><text:tab/></text:span><text:span text:style-name="T27">main_p.start_date &lt;= :report_end_date and main_p.end_date &gt;= :report_start_date and</text:span></text:p>
              <text:p text:style-name="P34"><text:span text:style-name="T27"><text:tab/></text:span><text:span text:style-name="T27"><text:tab/></text:span><text:span text:style-name="T27">p.tree_sortkey between main_p.tree_sortkey and tree_right(main_p.tree_sortkey) and</text:span></text:p>
              <text:p text:style-name="P34"><text:span text:style-name="T27"><text:tab/></text:span><text:span text:style-name="T27"><text:tab/></text:span><text:span text:style-name="T27">c.project_id = p.project_id and c.cost_type_id in (3700, 3704, 3718, 3722) and</text:span></text:p>
              <text:p text:style-name="P34"><text:span text:style-name="T27"><text:tab/></text:span><text:span text:style-name="T27"><text:tab/></text:span><text:span text:style-name="T27">c.effective_date &lt;= :report_end_date and</text:span></text:p>
              <text:p text:style-name="P34"><text:span text:style-name="T27"><text:tab/></text:span><text:span text:style-name="T27"><text:tab/></text:span><text:span text:style-name="T27">c.effective_date &gt;= :report_start_date</text:span></text:p>
              <text:p text:style-name="P34"><text:span text:style-name="T27"><text:tab/></text:span><text:span text:style-name="T27">) t) as profit_period,</text:span></text:p>
              <text:p text:style-name="P34"><text:span text:style-name="T27"/></text:p>
              <text:p text:style-name="P34"><text:span text:style-name="T27"><text:tab/></text:span><text:span text:style-name="T27">(select im_to_char_nd(coalesce(sum(amount), 0)) from (</text:span></text:p>
              <text:p text:style-name="P34"><text:span text:style-name="T27"><text:tab/></text:span><text:span text:style-name="T27">select</text:span><text:span text:style-name="T27"><text:tab/></text:span><text:span text:style-name="T27">CASE WHEN c.cost_type_id in (3700, 3702) THEN c.amount ELSE -c.amount END as amount</text:span></text:p>
              <text:p text:style-name="P34"><text:span text:style-name="T27"><text:tab/></text:span><text:span text:style-name="T27">from</text:span><text:span text:style-name="T27"><text:tab/></text:span><text:span text:style-name="T27">im_projects main_p, im_projects p, im_costs c</text:span></text:p>
              <text:p text:style-name="P34"><text:span text:style-name="T27"><text:tab/></text:span><text:span text:style-name="T27">where</text:span><text:span text:style-name="T27"><text:tab/></text:span><text:span text:style-name="T27">main_p.parent_id is null and main_p.program_id = prog.project_id and</text:span></text:p>
              <text:p text:style-name="P34"><text:span text:style-name="T27"><text:tab/></text:span><text:span text:style-name="T27"><text:tab/></text:span><text:span text:style-name="T27">main_p.start_date &lt;= :report_end_date and main_p.end_date &gt;= :report_start_date and</text:span></text:p>
              <text:p text:style-name="P34"><text:span text:style-name="T27"><text:tab/></text:span><text:span text:style-name="T27"><text:tab/></text:span><text:span text:style-name="T27">p.tree_sortkey between main_p.tree_sortkey and tree_right(main_p.tree_sortkey) and</text:span></text:p>
              <text:p text:style-name="P34"><text:span text:style-name="T27"><text:tab/></text:span><text:span text:style-name="T27"><text:tab/></text:span><text:span text:style-name="T27">c.project_id = p.project_id and c.cost_type_id in (3700, 3704, 3718, 3722) and</text:span></text:p>
              <text:p text:style-name="P34"><text:span text:style-name="T27"><text:tab/></text:span><text:span text:style-name="T27"><text:tab/></text:span><text:span text:style-name="T27">c.effective_date &lt;= :report_start_date and</text:span></text:p>
              <text:p text:style-name="P34"><text:span text:style-name="T27"><text:tab/></text:span><text:span text:style-name="T27"><text:tab/></text:span><text:span text:style-name="T27">c.effective_date &gt;= :report_start_date::date - (:report_end_date::date - :report_start_date::date)</text:span></text:p>
              <text:p text:style-name="P34"><text:span text:style-name="T27"><text:tab/></text:span><text:span text:style-name="T27">) t) as profit_anterior</text:span></text:p>
              <text:p text:style-name="P34"><text:span text:style-name="T27"/></text:p>
              <text:p text:style-name="P34"><text:span text:style-name="T27">from</text:span><text:span text:style-name="T27"><text:tab/></text:span><text:span text:style-name="T27">im_projects prog,</text:span></text:p>
              <text:p text:style-name="P34"><text:span text:style-name="T27"><text:tab/></text:span><text:span text:style-name="T27">im_companies cust</text:span></text:p>
              <text:p text:style-name="P34"><text:span text:style-name="T27">where</text:span><text:span text:style-name="T27"><text:tab/></text:span><text:span text:style-name="T27">prog.company_id = cust.company_id and</text:span></text:p>
              <text:p text:style-name="P34"><text:span text:style-name="T27"><text:tab/></text:span><text:span text:style-name="T27">prog.project_type_id = [im_project_type_program] and</text:span></text:p>
              <text:p text:style-name="P34"><text:span text:style-name="T27"><text:tab/></text:span><text:span text:style-name="T27">prog.start_date &lt;= :report_end_date and</text:span></text:p>
              <text:p text:style-name="P34"><text:span text:style-name="T27"><text:tab/></text:span><text:span text:style-name="T27">prog.end_date &gt;= :report_start_date</text:span></text:p>
              <text:p text:style-name="P34"><text:span text:style-name="T27">) t</text:span></text:p>
              <text:p text:style-name="P34"><text:span text:style-name="T27">order by</text:span><text:span text:style-name="T27"><text:tab/></text:span><text:span text:style-name="T27">t.company_name, t.program_name</text:span></text:p>
              <text:p text:style-name="P34"><text:span text:style-name="T27">"</text:span></text:p>
            </draw:text-box>
          </draw:frame>
        </presentation:notes>
      </draw:page>
      <draw:page draw:name="repeat Project Details" draw:style-name="dp3" draw:master-page-name="Standard_20_1" presentation:presentation-page-layout-name="AL3T11">
        <office:forms form:automatic-focus="false" form:apply-design-mode="false"/>
        <draw:custom-shape draw:name="Rectangle 3" draw:style-name="gr27" draw:text-style-name="P37" draw:layer="layout" svg:width="23.997cm" svg:height="2.972cm" svg:x="0.701cm" svg:y="7.303cm">
          <text:p text:style-name="P36"><text:span text:style-name="T15">REPEAT</text:span><text:span text:style-name="T15"><text:line-break/></text:span><text:span text:style-name="T28">(This slide will repeat the following three slides for all included projects in the area)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frame presentation:style-name="pr7" draw:text-style-name="P38" draw:layer="layout" svg:width="24.8cm" svg:height="19.8cm" svg:x="0.197cm" svg:y="0.2cm" presentation:class="notes" presentation:user-transformed="true">
            <draw:text-box>
              <text:p text:style-name="P5"><text:span text:style-name="T29">repeat_sql "</text:span></text:p>
              <text:p text:style-name="P34"><text:span text:style-name="T30">select</text:span><text:span text:style-name="T30"><text:tab/></text:span><text:span text:style-name="T30">prog.project_id as repeat_program_id,</text:span></text:p>
              <text:p text:style-name="P34"><text:span text:style-name="T30"><text:tab/></text:span><text:span text:style-name="T30">prog.project_name as repeat_program_name,</text:span></text:p>
              <text:p text:style-name="P34"><text:span text:style-name="T30"><text:tab/></text:span><text:span text:style-name="T30">prog.project_name as program_name</text:span></text:p>
              <text:p text:style-name="P34"><text:span text:style-name="T30">from</text:span><text:span text:style-name="T30"><text:tab/></text:span><text:span text:style-name="T30">im_projects prog,</text:span></text:p>
              <text:p text:style-name="P34"><text:span text:style-name="T30"><text:tab/></text:span><text:span text:style-name="T30">im_companies cust</text:span></text:p>
              <text:p text:style-name="P34"><text:span text:style-name="T30">where</text:span><text:span text:style-name="T30"><text:tab/></text:span><text:span text:style-name="T30">prog.company_id = cust.company_id and</text:span></text:p>
              <text:p text:style-name="P34"><text:span text:style-name="T30"><text:tab/></text:span><text:span text:style-name="T30">prog.project_type_id = [im_project_type_program] and</text:span></text:p>
              <text:p text:style-name="P34"><text:span text:style-name="T30"><text:tab/></text:span><text:span text:style-name="T30">prog.start_date &lt;= :report_end_date and</text:span></text:p>
              <text:p text:style-name="P34"><text:span text:style-name="T30"><text:tab/></text:span><text:span text:style-name="T30">prog.end_date &gt;= :report_start_date</text:span></text:p>
              <text:p text:style-name="P34"><text:span text:style-name="T30">order by</text:span></text:p>
              <text:p text:style-name="P34"><text:span text:style-name="T30"><text:tab/></text:span><text:span text:style-name="T30">lower(prog.project_name)</text:span></text:p>
              <text:p text:style-name="P34"><text:span text:style-name="T30">LIMIT 5</text:span></text:p>
              <text:p text:style-name="P5"><text:span text:style-name="T29">"</text:span></text:p>
              <text:p text:style-name="P5"><text:span text:style-name="T29"/></text:p>
              <text:p text:style-name="P6"><text:span text:style-name="T29"/></text:p>
              <text:p text:style-name="P6"><text:span text:style-name="T29">repeat_count</text:span><text:span text:style-name="T29"><text:tab/></text:span><text:span text:style-name="T29">5</text:span></text:p>
              <text:p text:style-name="P6"><text:span text:style-name="T29"/></text:p>
            </draw:text-box>
          </draw:frame>
        </presentation:notes>
      </draw:page>
      <draw:page draw:name="list Detalle Programa Visión Global" draw:style-name="dp3" draw:master-page-name="Default" presentation:use-date-time-name="dtd1">
        <office:forms form:automatic-focus="false" form:apply-design-mode="false"/>
        <draw:frame draw:style-name="standard" draw:layer="layout" svg:width="24.001cm" svg:height="2.87cm" svg:x="0.672cm" svg:y="3.179cm">
          <table:table>
            <table:table-column table:style-name="co7"/>
            <table:table-column table:style-name="co8"/>
            <table:table-row table:style-name="ro4">
              <table:table-cell table:style-name="ce10">
                <text:list text:style-name="L4">
                  <text:list-header>
                    <text:p text:style-name="P39"><text:span text:style-name="T31">Área:</text:span><text:span text:style-name="T31"><text:line-break/></text:span><text:span text:style-name="T31"/></text:p>
                  </text:list-header>
                </text:list>
              </table:table-cell>
              <table:table-cell table:style-name="ce11">
                <text:list text:style-name="L1">
                  <text:list-header>
                    <text:p text:style-name="P40"><text:span text:style-name="T32">@areas@</text:span></text:p>
                  </text:list-header>
                </text:list>
              </table:table-cell>
            </table:table-row>
            <table:table-row table:style-name="ro4">
              <table:table-cell table:style-name="ce10">
                <text:list text:style-name="L4">
                  <text:list-header>
                    <text:p text:style-name="P40"><text:span text:style-name="T31">Cliente:</text:span><text:span text:style-name="T31"><text:line-break/></text:span><text:span text:style-name="T31"/></text:p>
                  </text:list-header>
                </text:list>
              </table:table-cell>
              <table:table-cell table:style-name="ce11">
                <text:list text:style-name="L1">
                  <text:list-header>
                    <text:p text:style-name="P40"><text:span text:style-name="T32">@customers@</text:span></text:p>
                  </text:list-header>
                </text:list>
              </table:table-cell>
            </table:table-row>
            <table:table-row table:style-name="ro4">
              <table:table-cell table:style-name="ce10">
                <text:list text:style-name="L4">
                  <text:list-header>
                    <text:p text:style-name="P40"><text:span text:style-name="T31">Tipo de Proyecto:</text:span><text:span text:style-name="T31"><text:line-break/></text:span><text:span text:style-name="T31"/></text:p>
                  </text:list-header>
                </text:list>
              </table:table-cell>
              <table:table-cell table:style-name="ce11">
                <text:list text:style-name="L1">
                  <text:list-header>
                    <text:p text:style-name="P40"><text:span text:style-name="T32">@tipos_de_proyecto@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4.001cm" svg:height="0.855cm" svg:x="0.672cm" svg:y="2.368cm">
          <table:table>
            <table:table-column table:style-name="co9"/>
            <table:table-row table:style-name="ro5">
              <table:table-cell table:style-name="ce12">
                <text:p text:style-name="P41"><text:span text:style-name="T33">@repeat_program_name@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Rectangle 51" draw:style-name="gr28" draw:text-style-name="P42" draw:layer="layout" svg:width="23.998cm" svg:height="1.5cm" svg:x="0.701cm" svg:y="0.564cm">
          <text:list text:style-name="L4">
            <text:list-header>
              <text:p text:style-name="P40"><text:span text:style-name="T34"><text:s/></text:span><text:span text:style-name="T34">2.1 Detalle Programas. Visión Global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24.052cm" svg:height="4.71cm" svg:x="0.647cm" svg:y="13.8cm">
          <table:table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6" table:default-cell-style-name="ce14">
              <table:table-cell table:style-name="ce13" table:number-columns-spanned="9">
                <text:list text:style-name="L5">
                  <text:list-header>
                    <text:p text:style-name="P43"><text:span text:style-name="T35">Detalle Económico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7" table:default-cell-style-name="ce15">
              <table:table-cell/>
              <table:table-cell table:number-columns-spanned="2">
                <text:list text:style-name="L6">
                  <text:list-header>
                    <text:p text:style-name="P44"><text:span text:style-name="T36">Estimado</text:span></text:p>
                  </text:list-header>
                </text:list>
              </table:table-cell>
              <table:covered-table-cell table:style-name="ce16"/>
              <table:table-cell table:number-columns-spanned="2">
                <text:list text:continue-numbering="true" text:style-name="L6">
                  <text:list-header>
                    <text:p text:style-name="P44"><text:span text:style-name="T36">Incurrido</text:span><text:span text:style-name="T36"><text:line-break/></text:span><text:span text:style-name="T36">Acumulado Total</text:span></text:p>
                  </text:list-header>
                </text:list>
              </table:table-cell>
              <table:covered-table-cell table:style-name="ce16"/>
              <table:table-cell table:number-columns-spanned="2">
                <text:list text:continue-numbering="true" text:style-name="L6">
                  <text:list-header>
                    <text:p text:style-name="P44"><text:span text:style-name="T36">Incurrido en el</text:span><text:span text:style-name="T36"><text:line-break/></text:span><text:span text:style-name="T36">Periodo Actual</text:span></text:p>
                  </text:list-header>
                </text:list>
              </table:table-cell>
              <table:covered-table-cell table:style-name="ce16"/>
              <table:table-cell table:number-columns-spanned="2">
                <text:list text:continue-numbering="true" text:style-name="L6">
                  <text:list-header>
                    <text:p text:style-name="P44"><text:span text:style-name="T36">Incurrido en el <text:s/></text:span><text:span text:style-name="T36"><text:line-break/></text:span><text:span text:style-name="T36">Periodo Anterior </text:span></text:p>
                  </text:list-header>
                </text:list>
              </table:table-cell>
              <table:covered-table-cell table:style-name="ce16"/>
            </table:table-row>
            <table:table-row table:style-name="ro4" table:default-cell-style-name="ce19">
              <table:table-cell table:style-name="ce17">
                <text:list text:continue-numbering="true" text:style-name="L6">
                  <text:list-header>
                    <text:p text:style-name="P40"><text:span text:style-name="T36">Facturación a Cliente</text:span></text:p>
                  </text:list-header>
                </text:list>
              </table:table-cell>
              <table:table-cell table:style-name="ce18" table:number-columns-spanned="2">
                <text:list text:style-name="L1">
                  <text:list-header>
                    <text:p text:style-name="P45"><text:span text:style-name="T37">@q_pretty@</text:span></text:p>
                  </text:list-header>
                </text:list>
              </table:table-cell>
              <table:covered-table-cell/>
              <table:table-cell table:style-name="ce18" table:number-columns-spanned="2">
                <text:list text:continue-numbering="true" text:style-name="L1">
                  <text:list-header>
                    <text:p text:style-name="P45"><text:span text:style-name="T38">@i_pretty@</text:span></text:p>
                  </text:list-header>
                </text:list>
              </table:table-cell>
              <table:covered-table-cell/>
              <table:table-cell table:style-name="ce20" table:number-columns-spanned="2">
                <text:list text:continue-numbering="true" text:style-name="L1">
                  <text:list-header>
                    <text:p text:style-name="P45"><text:span text:style-name="T37">@ip_pretty@</text:span></text:p>
                  </text:list-header>
                </text:list>
              </table:table-cell>
              <table:covered-table-cell/>
              <table:table-cell table:style-name="ce18" table:number-columns-spanned="2">
                <text:list text:continue-numbering="true" text:style-name="L1">
                  <text:list-header>
                    <text:p text:style-name="P45"><text:span text:style-name="T37">@ipa_pretty@</text:span></text:p>
                  </text:list-header>
                </text:list>
              </table:table-cell>
              <table:covered-table-cell/>
            </table:table-row>
            <table:table-row table:style-name="ro4" table:default-cell-style-name="ce18">
              <table:table-cell table:style-name="ce17">
                <text:list text:style-name="L6">
                  <text:list-header>
                    <text:p text:style-name="P40"><text:span text:style-name="T36">Total Costes</text:span></text:p>
                  </text:list-header>
                </text:list>
              </table:table-cell>
              <table:table-cell table:number-columns-spanned="2">
                <text:list text:style-name="L1">
                  <text:list-header>
                    <text:p text:style-name="P45"><text:span text:style-name="T37">@tce_pretty@</text:span></text:p>
                  </text:list-header>
                </text:list>
              </table:table-cell>
              <table:covered-table-cell table:style-name="ce19"/>
              <table:table-cell table:number-columns-spanned="2">
                <text:list text:continue-numbering="true" text:style-name="L1">
                  <text:list-header>
                    <text:p text:style-name="P45"><text:span text:style-name="T38">@tc_pretty@</text:span></text:p>
                  </text:list-header>
                </text:list>
              </table:table-cell>
              <table:covered-table-cell table:style-name="ce19"/>
              <table:table-cell table:number-columns-spanned="2">
                <text:list text:continue-numbering="true" text:style-name="L1">
                  <text:list-header>
                    <text:p text:style-name="P45"><text:span text:style-name="T38">@tcp_pretty@</text:span></text:p>
                  </text:list-header>
                </text:list>
              </table:table-cell>
              <table:covered-table-cell table:style-name="ce19"/>
              <table:table-cell table:number-columns-spanned="2">
                <text:list text:continue-numbering="true" text:style-name="L1">
                  <text:list-header>
                    <text:p text:style-name="P45"><text:span text:style-name="T38">@tcpa_pretty@</text:span></text:p>
                  </text:list-header>
                </text:list>
              </table:table-cell>
              <table:covered-table-cell table:style-name="ce19"/>
            </table:table-row>
            <table:table-row table:style-name="ro4" table:default-cell-style-name="ce18">
              <table:table-cell table:style-name="ce15">
                <text:list text:style-name="L6">
                  <text:list-header>
                    <text:p text:style-name="P45"><text:span text:style-name="T39">Proveedor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45"><text:span text:style-name="T40"><text:s/>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5"><text:span text:style-name="T40">@p_pretty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5"><text:span text:style-name="T40"><text:s/>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5"><text:span text:style-name="T41">@b_pretty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5"><text:span text:style-name="T40"><text:s/></text:span></text:p>
                  </text:list-header>
                </text:list>
              </table:table-cell>
              <table:table-cell table:style-name="ce20">
                <text:list text:continue-numbering="true" text:style-name="L1">
                  <text:list-header>
                    <text:p text:style-name="P45"><text:span text:style-name="T40">@bp_pretty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5"><text:span text:style-name="T40"><text:s/>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5"><text:span text:style-name="T40">@bpa_pretty@</text:span></text:p>
                  </text:list-header>
                </text:list>
              </table:table-cell>
            </table:table-row>
            <table:table-row table:style-name="ro4" table:default-cell-style-name="ce18">
              <table:table-cell table:style-name="ce15">
                <text:list text:style-name="L6">
                  <text:list-header>
                    <text:p text:style-name="P45"><text:span text:style-name="T39">Recursos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45"><text:span text:style-name="T40"><text:s/>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5"><text:span text:style-name="T40">@te_pretty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5"><text:span text:style-name="T40"><text:s/>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5"><text:span text:style-name="T41">@t_pretty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5"><text:span text:style-name="T40"><text:s/></text:span></text:p>
                  </text:list-header>
                </text:list>
              </table:table-cell>
              <table:table-cell table:style-name="ce20">
                <text:list text:continue-numbering="true" text:style-name="L1">
                  <text:list-header>
                    <text:p text:style-name="P45"><text:span text:style-name="T40">@tp_pretty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5"><text:span text:style-name="T40"><text:s/>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5"><text:span text:style-name="T40">@tpa_pretty@</text:span></text:p>
                  </text:list-header>
                </text:list>
              </table:table-cell>
            </table:table-row>
            <table:table-row table:style-name="ro4" table:default-cell-style-name="ce18">
              <table:table-cell table:style-name="ce15">
                <text:list text:style-name="L6">
                  <text:list-header>
                    <text:p text:style-name="P45"><text:span text:style-name="T39">Gastos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45"><text:span text:style-name="T40"><text:s/>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5"><text:span text:style-name="T40">@ee_pretty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5"><text:span text:style-name="T40"><text:s/>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5"><text:span text:style-name="T41">@e_pretty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5"><text:span text:style-name="T40"><text:s/></text:span></text:p>
                  </text:list-header>
                </text:list>
              </table:table-cell>
              <table:table-cell table:style-name="ce20">
                <text:list text:continue-numbering="true" text:style-name="L1">
                  <text:list-header>
                    <text:p text:style-name="P45"><text:span text:style-name="T40">@ep_pretty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5"><text:span text:style-name="T40"><text:s/>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5"><text:span text:style-name="T40">@epa_pretty@</text:span></text:p>
                  </text:list-header>
                </text:list>
              </table:table-cell>
            </table:table-row>
            <table:table-row table:style-name="ro4" table:default-cell-style-name="ce21">
              <table:table-cell table:style-name="ce17">
                <text:list text:style-name="L6">
                  <text:list-header>
                    <text:p text:style-name="P40"><text:span text:style-name="T36">Resultado</text:span></text:p>
                  </text:list-header>
                </text:list>
              </table:table-cell>
              <table:table-cell/>
              <table:table-cell>
                <text:list text:style-name="L1">
                  <text:list-header>
                    <text:p text:style-name="P45"><text:span text:style-name="T38">@re_pretty@</text:span></text:p>
                  </text:list-header>
                </text:list>
              </table:table-cell>
              <table:table-cell/>
              <table:table-cell>
                <text:list text:continue-numbering="true" text:style-name="L1">
                  <text:list-header>
                    <text:p text:style-name="P45"><text:span text:style-name="T38">@r_pretty@</text:span></text:p>
                  </text:list-header>
                </text:list>
              </table:table-cell>
              <table:table-cell table:style-name="ce22"/>
              <table:table-cell>
                <text:list text:continue-numbering="true" text:style-name="L1">
                  <text:list-header>
                    <text:p text:style-name="P45"><text:span text:style-name="T38">@rp_pretty@</text:span></text:p>
                  </text:list-header>
                </text:list>
              </table:table-cell>
              <table:table-cell/>
              <table:table-cell>
                <text:list text:continue-numbering="true" text:style-name="L1">
                  <text:list-header>
                    <text:p text:style-name="P45"><text:span text:style-name="T38">@rpa_pretty@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3.585cm" svg:height="2.115cm" svg:x="11.114cm" svg:y="6.663cm">
          <table:table>
            <table:table-column table:style-name="co19"/>
            <table:table-column table:style-name="co20"/>
            <table:table-column table:style-name="co21"/>
            <table:table-row table:style-name="ro4" table:default-cell-style-name="ce23">
              <table:table-cell>
                <text:p text:style-name="P44"><text:span text:style-name="T36"><text:s/></text:span></text:p>
              </table:table-cell>
              <table:table-cell>
                <text:p text:style-name="P44"><text:span text:style-name="T36">Periodo Actual</text:span></text:p>
              </table:table-cell>
              <table:table-cell>
                <text:p text:style-name="P44"><text:span text:style-name="T36">Periodo Anterior</text:span></text:p>
              </table:table-cell>
            </table:table-row>
            <table:table-row table:style-name="ro4" table:default-cell-style-name="ce25">
              <table:table-cell table:style-name="ce24">
                <text:list text:style-name="L4">
                  <text:list-header>
                    <text:p text:style-name="P40"><text:span text:style-name="T31">Grado de Avance Real: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44"><text:span text:style-name="T32">@perc_compl_per@%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4"><text:span text:style-name="T32">@perc_compl_ant@%</text:span></text:p>
                  </text:list-header>
                </text:list>
              </table:table-cell>
            </table:table-row>
            <table:table-row table:style-name="ro4" table:default-cell-style-name="ce26">
              <table:table-cell table:style-name="ce24">
                <text:p text:style-name="P40"><text:span text:style-name="T31">Grado de Avance Esperado:</text:span></text:p>
              </table:table-cell>
              <table:table-cell>
                <text:list text:continue-numbering="true" text:style-name="L1">
                  <text:list-header>
                    <text:p text:style-name="P44"><text:span text:style-name="T32">@perc_exp_per@%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4"><text:span text:style-name="T32">@perc_exp_ant@%</text:span></text:p>
                  </text:list-header>
                </text:list>
              </table:table-cell>
            </table:table-row>
            <table:table-row table:style-name="ro4" table:default-cell-style-name="ce26">
              <table:table-cell table:style-name="ce24">
                <text:p text:style-name="P40"><text:span text:style-name="T31">% Realización:</text:span></text:p>
              </table:table-cell>
              <table:table-cell>
                <text:list text:continue-numbering="true" text:style-name="L1">
                  <text:list-header>
                    <text:p text:style-name="P44"><text:span text:style-name="T32">@perc_real_per@%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4"><text:span text:style-name="T32">@perc_real_ant@%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  <svg:title>list2</svg:title>
        </draw:frame>
        <draw:frame draw:style-name="standard" draw:layer="layout" svg:width="9.999cm" svg:height="2.014cm" svg:x="0.672cm" svg:y="8.067cm">
          <table:table>
            <table:table-column table:style-name="co22"/>
            <table:table-column table:style-name="co23"/>
            <table:table-column table:style-name="co24"/>
            <table:table-row table:style-name="ro4" table:default-cell-style-name="ce23">
              <table:table-cell>
                <text:p text:style-name="P44"><text:span text:style-name="T36">Status </text:span></text:p>
              </table:table-cell>
              <table:table-cell>
                <text:p text:style-name="P44"><text:span text:style-name="T36">Periodo Actual</text:span></text:p>
              </table:table-cell>
              <table:table-cell>
                <text:p text:style-name="P44"><text:span text:style-name="T36">Periodo Anterior</text:span></text:p>
              </table:table-cell>
            </table:table-row>
            <table:table-row table:style-name="ro4" table:default-cell-style-name="ce27">
              <table:table-cell table:style-name="ce24">
                <text:list text:style-name="L4">
                  <text:list-header>
                    <text:p text:style-name="P40"><text:span text:style-name="T31">@status_esp@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44"><text:span text:style-name="T42">@status_per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4"><text:span text:style-name="T42">@status_ant@</text:span></text:p>
                  </text:list-header>
                </text:list>
              </table:table-cell>
            </table:table-row>
            <table:table-row table:style-name="ro7" table:default-cell-style-name="ce28">
              <table:table-cell table:style-name="ce24">
                <text:list text:style-name="L4">
                  <text:list-header>
                    <text:p text:style-name="P40"><text:span text:style-name="T31">Total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44"><text:span text:style-name="T32">@status_per_total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4"><text:span text:style-name="T32">@status_ant_total@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  <svg:title>list</svg:title>
        </draw:frame>
        <draw:frame draw:style-name="standard" draw:layer="layout" svg:width="9.999cm" svg:height="0.733cm" svg:x="0.672cm" svg:y="7.3cm">
          <table:table>
            <table:table-column table:style-name="co25"/>
            <table:table-row table:style-name="ro8">
              <table:table-cell table:style-name="ce12">
                <text:list text:style-name="L7">
                  <text:list-header>
                    <text:p text:style-name="P46"><text:span text:style-name="T43">Proyectos por Status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3.624cm" svg:height="1.586cm" svg:x="11.1cm" svg:y="9.616cm">
          <table:table>
            <table:table-column table:style-name="co26"/>
            <table:table-column table:style-name="co27"/>
            <table:table-column table:style-name="co28"/>
            <table:table-row table:style-name="ro4">
              <table:table-cell table:style-name="ce29">
                <text:list text:style-name="L4">
                  <text:list-header>
                    <text:p text:style-name="P47"><text:span text:style-name="T44">Verde</text:span></text:p>
                  </text:list-header>
                </text:list>
              </table:table-cell>
              <table:table-cell table:style-name="ce30">
                <text:list text:style-name="L1">
                  <text:list-header>
                    <text:p text:style-name="P44"><text:span text:style-name="T45">@on_track_green_per@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44"><text:span text:style-name="T44">@on_track_green_ant@</text:span></text:p>
                  </text:list-header>
                </text:list>
              </table:table-cell>
            </table:table-row>
            <table:table-row table:style-name="ro4" table:default-cell-style-name="ce33">
              <table:table-cell table:style-name="ce32">
                <text:list text:style-name="L4">
                  <text:list-header>
                    <text:p text:style-name="P40"><text:span text:style-name="T46">Amarillo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44"><text:span text:style-name="T46">@on_track_yellow_per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4"><text:span text:style-name="T46">@on_track_yellow_ant@</text:span></text:p>
                  </text:list-header>
                </text:list>
              </table:table-cell>
            </table:table-row>
            <table:table-row table:style-name="ro4" table:default-cell-style-name="ce34">
              <table:table-cell table:style-name="ce24">
                <text:list text:style-name="L4">
                  <text:list-header>
                    <text:p text:style-name="P40"><text:span text:style-name="T31">Rojo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44"><text:span text:style-name="T31">@on_track_red_per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4"><text:span text:style-name="T31">@on_track_red_ant@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  <svg:title>list2</svg:title>
        </draw:frame>
        <draw:frame draw:style-name="standard" draw:layer="layout" svg:width="13.599cm" svg:height="0.733cm" svg:x="11.1cm" svg:y="8.9cm">
          <table:table>
            <table:table-column table:style-name="co29"/>
            <table:table-row table:style-name="ro8">
              <table:table-cell table:style-name="ce12">
                <text:list text:style-name="L7">
                  <text:list-header>
                    <text:p text:style-name="P46"><text:span text:style-name="T43">Proyectos por Estado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3.599cm" svg:height="1.586cm" svg:x="11.1cm" svg:y="11.967cm">
          <table:table>
            <table:table-column table:style-name="co30"/>
            <table:table-column table:style-name="co31"/>
            <table:table-column table:style-name="co32"/>
            <table:table-row table:style-name="ro4" table:default-cell-style-name="ce31">
              <table:table-cell table:style-name="ce29">
                <text:list text:style-name="L4">
                  <text:list-header>
                    <text:p text:style-name="P47"><text:span text:style-name="T44">Verde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44"><text:span text:style-name="T44">@rglobal_green_per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4"><text:span text:style-name="T44">@rglobal_green_ant@</text:span></text:p>
                  </text:list-header>
                </text:list>
              </table:table-cell>
            </table:table-row>
            <table:table-row table:style-name="ro4" table:default-cell-style-name="ce33">
              <table:table-cell table:style-name="ce32">
                <text:list text:style-name="L4">
                  <text:list-header>
                    <text:p text:style-name="P40"><text:span text:style-name="T46">Amarillo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44"><text:span text:style-name="T46">@rglobal_yellow_per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4"><text:span text:style-name="T46">@rglobal_yellow_ant@</text:span></text:p>
                  </text:list-header>
                </text:list>
              </table:table-cell>
            </table:table-row>
            <table:table-row table:style-name="ro4" table:default-cell-style-name="ce34">
              <table:table-cell table:style-name="ce24">
                <text:list text:style-name="L4">
                  <text:list-header>
                    <text:p text:style-name="P40"><text:span text:style-name="T31">Total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44"><text:span text:style-name="T31">@rglobal_red_per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4"><text:span text:style-name="T31">@rglobal_red_ant@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  <svg:title>list2</svg:title>
        </draw:frame>
        <draw:frame draw:style-name="standard" draw:layer="layout" svg:width="13.599cm" svg:height="0.733cm" svg:x="11.1cm" svg:y="11.3cm">
          <table:table>
            <table:table-column table:style-name="co29"/>
            <table:table-row table:style-name="ro8">
              <table:table-cell table:style-name="ce12">
                <text:list text:style-name="L7">
                  <text:list-header>
                    <text:p text:style-name="P46"><text:span text:style-name="T43">Proyectos por Visión Riesgo Global</text:span></text:p>
                  </text:list-header>
                </text:list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3.599cm" svg:height="0.733cm" svg:x="11.088cm" svg:y="5.901cm">
          <table:table>
            <table:table-column table:style-name="co29"/>
            <table:table-row table:style-name="ro8">
              <table:table-cell table:style-name="ce12">
                <text:list text:style-name="L7">
                  <text:list-header>
                    <text:p text:style-name="P46"><text:span text:style-name="T43">Información de Programa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0.267cm" svg:height="1.128cm" svg:x="0.672cm" svg:y="6.062cm">
          <table:table>
            <table:table-column table:style-name="co33"/>
            <table:table-column table:style-name="co34"/>
            <table:table-row table:style-name="ro4">
              <table:table-cell table:style-name="ce10">
                <text:list text:style-name="L4">
                  <text:list-header>
                    <text:p text:style-name="P39"><text:span text:style-name="T31">Fecha Inicio:</text:span></text:p>
                  </text:list-header>
                </text:list>
              </table:table-cell>
              <table:table-cell table:style-name="ce11">
                <text:list text:style-name="L1">
                  <text:list-header>
                    <text:p text:style-name="P40"><text:span text:style-name="T32">@start_date@</text:span></text:p>
                  </text:list-header>
                </text:list>
              </table:table-cell>
            </table:table-row>
            <table:table-row table:style-name="ro9">
              <table:table-cell table:style-name="ce24">
                <text:list text:style-name="L4">
                  <text:list-header>
                    <text:p text:style-name="P40"><text:span text:style-name="T31">Fecha Fin:</text:span></text:p>
                  </text:list-header>
                </text:list>
              </table:table-cell>
              <table:table-cell table:style-name="ce35">
                <text:list text:style-name="L1">
                  <text:list-header>
                    <text:p text:style-name="P40"><text:span text:style-name="T32">@end_date@</text:span></text:p>
                  </text:list-header>
                </text:list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office:forms form:automatic-focus="false" form:apply-design-mode="false"/>
          <draw:frame presentation:style-name="pr8" draw:text-style-name="P49" draw:layer="layout" svg:width="24.7cm" svg:height="43.435cm" svg:x="0.2cm" svg:y="0.1cm" presentation:class="notes" presentation:user-transformed="true">
            <draw:text-box>
              <text:p text:style-name="P48"><text:span text:style-name="T47">number_format "9999999990D99PR"</text:span></text:p>
              <text:p text:style-name="P48"><text:span text:style-name="T47">planned_timesheet_type</text:span><text:span text:style-name="T47"><text:tab/></text:span><text:span text:style-name="T47">3736 </text:span></text:p>
              <text:p text:style-name="P48"><text:span text:style-name="T47">planned_expenses_type</text:span><text:span text:style-name="T47"><text:tab/></text:span><text:span text:style-name="T47">3722</text:span></text:p>
              <text:p text:style-name="P48"><text:span text:style-name="T47"/></text:p>
              <text:p text:style-name="P48"><text:span text:style-name="T47">list_sql "</text:span></text:p>
              <text:p text:style-name="P48"><text:span text:style-name="T47">select <text:s/>cat.category as status,</text:span></text:p>
              <text:p text:style-name="P48"><text:span text:style-name="T47"><text:tab/></text:span><text:span text:style-name="T47">acs_lang_lookup_message('es_ES', 'intranet-core', cat.category) as status_esp,</text:span></text:p>
              <text:p text:style-name="P48"><text:span text:style-name="T47"><text:tab/></text:span><text:span text:style-name="T47">( <text:s text:c="6"/>select</text:span><text:span text:style-name="T47"><text:tab/></text:span><text:span text:style-name="T47">count(*)</text:span></text:p>
              <text:p text:style-name="P48"><text:span text:style-name="T47"><text:tab/></text:span><text:span text:style-name="T47"><text:tab/></text:span><text:span text:style-name="T47">from</text:span><text:span text:style-name="T47"><text:tab/></text:span><text:span text:style-name="T47">im_projects as p</text:span></text:p>
              <text:p text:style-name="P48"><text:span text:style-name="T47"><text:tab/></text:span><text:span text:style-name="T47"><text:tab/></text:span><text:span text:style-name="T47"><text:tab/></text:span><text:span text:style-name="T47">LEFT OUTER JOIN im_audits a ON (a.audit_id = (</text:span></text:p>
              <text:p text:style-name="P48"><text:span text:style-name="T47"><text:tab/></text:span><text:span text:style-name="T47"><text:tab/></text:span><text:span text:style-name="T47"><text:tab/></text:span><text:span text:style-name="T47"><text:tab/></text:span><text:span text:style-name="T47">select</text:span><text:span text:style-name="T47"><text:tab/></text:span><text:span text:style-name="T47">max(aa.audit_id) from im_audits aa</text:span></text:p>
              <text:p text:style-name="P48"><text:span text:style-name="T47"><text:tab/></text:span><text:span text:style-name="T47"><text:tab/></text:span><text:span text:style-name="T47"><text:tab/></text:span><text:span text:style-name="T47"><text:tab/></text:span><text:span text:style-name="T47">where</text:span><text:span text:style-name="T47"><text:tab/></text:span><text:span text:style-name="T47">aa.audit_object_id = p.project_id and aa.audit_date &lt; :report_end_date</text:span></text:p>
              <text:p text:style-name="P48"><text:span text:style-name="T47"><text:tab/></text:span><text:span text:style-name="T47"><text:tab/></text:span><text:span text:style-name="T47"><text:tab/></text:span><text:span text:style-name="T47">))</text:span></text:p>
              <text:p text:style-name="P48"><text:span text:style-name="T47"><text:tab/></text:span><text:span text:style-name="T47"><text:tab/></text:span><text:span text:style-name="T47">where</text:span><text:span text:style-name="T47"><text:tab/></text:span><text:span text:style-name="T47">p.parent_id is null and p.program_id = :repeat_program_id and</text:span></text:p>
              <text:p text:style-name="P48"><text:span text:style-name="T47"><text:tab/></text:span><text:span text:style-name="T47"><text:tab/></text:span><text:span text:style-name="T47">coalesce(im_audit_value(a.audit_value, 'project_status_id')::integer, 80000) = cat.category_id</text:span></text:p>
              <text:p text:style-name="P48"><text:span text:style-name="T47"><text:tab/></text:span><text:span text:style-name="T47">) as status_per,</text:span></text:p>
              <text:p text:style-name="P48"><text:span text:style-name="T47"><text:tab/></text:span><text:span text:style-name="T47">( <text:s text:c="6"/>select</text:span><text:span text:style-name="T47"><text:tab/></text:span><text:span text:style-name="T47">count(*)</text:span></text:p>
              <text:p text:style-name="P48"><text:span text:style-name="T47"><text:tab/></text:span><text:span text:style-name="T47"><text:tab/></text:span><text:span text:style-name="T47">from</text:span><text:span text:style-name="T47"><text:tab/></text:span><text:span text:style-name="T47">im_projects as p</text:span></text:p>
              <text:p text:style-name="P48"><text:span text:style-name="T47"><text:tab/></text:span><text:span text:style-name="T47"><text:tab/></text:span><text:span text:style-name="T47"><text:tab/></text:span><text:span text:style-name="T47">LEFT OUTER JOIN im_audits a ON (a.audit_id = (</text:span></text:p>
              <text:p text:style-name="P48"><text:span text:style-name="T47"><text:tab/></text:span><text:span text:style-name="T47"><text:tab/></text:span><text:span text:style-name="T47"><text:tab/></text:span><text:span text:style-name="T47"><text:tab/></text:span><text:span text:style-name="T47">select</text:span><text:span text:style-name="T47"><text:tab/></text:span><text:span text:style-name="T47">max(aa.audit_id) from im_audits aa</text:span></text:p>
              <text:p text:style-name="P48"><text:span text:style-name="T47"><text:tab/></text:span><text:span text:style-name="T47"><text:tab/></text:span><text:span text:style-name="T47"><text:tab/></text:span><text:span text:style-name="T47"><text:tab/></text:span><text:span text:style-name="T47">where</text:span><text:span text:style-name="T47"><text:tab/></text:span><text:span text:style-name="T47">aa.audit_object_id = p.project_id and aa.audit_date &lt; :report_start_date</text:span></text:p>
              <text:p text:style-name="P48"><text:span text:style-name="T47"><text:tab/></text:span><text:span text:style-name="T47"><text:tab/></text:span><text:span text:style-name="T47"><text:tab/></text:span><text:span text:style-name="T47">))</text:span></text:p>
              <text:p text:style-name="P48"><text:span text:style-name="T47"><text:tab/></text:span><text:span text:style-name="T47"><text:tab/></text:span><text:span text:style-name="T47">where</text:span><text:span text:style-name="T47"><text:tab/></text:span><text:span text:style-name="T47">p.parent_id is null and p.program_id = :repeat_program_id and</text:span></text:p>
              <text:p text:style-name="P48"><text:span text:style-name="T47"><text:tab/></text:span><text:span text:style-name="T47"><text:tab/></text:span><text:span text:style-name="T47">coalesce(im_audit_value(a.audit_value, 'project_status_id')::integer, 80000) = cat.category_id</text:span></text:p>
              <text:p text:style-name="P48"><text:span text:style-name="T47"><text:tab/></text:span><text:span text:style-name="T47">) as status_ant</text:span></text:p>
              <text:p text:style-name="P48"><text:span text:style-name="T47">from <text:s text:c="3"/>im_categories cat</text:span></text:p>
              <text:p text:style-name="P48"><text:span text:style-name="T47">where <text:s text:c="2"/>cat.category_type = 'Intranet Project Status' and</text:span></text:p>
              <text:p text:style-name="P48"><text:span text:style-name="T47"><text:tab/></text:span><text:span text:style-name="T47">(cat.enabled_p = 't' OR cat.category_id = 80000)</text:span></text:p>
              <text:p text:style-name="P48"><text:span text:style-name="T47">order by (coalesce(cat.sort_order, cat.category_id));</text:span></text:p>
              <text:p text:style-name="P48"><text:span text:style-name="T47">"</text:span></text:p>
              <text:p text:style-name="P48"><text:span text:style-name="T47"/></text:p>
              <text:p text:style-name="P48"><text:span text:style-name="T47">counters {</text:span></text:p>
              <text:p text:style-name="P48"><text:span text:style-name="T47"><text:tab/></text:span><text:span text:style-name="T47">{status_per_total $status_per}</text:span></text:p>
              <text:p text:style-name="P48"><text:span text:style-name="T47"><text:tab/></text:span><text:span text:style-name="T47">{status_ant_total $status_ant}</text:span></text:p>
              <text:p text:style-name="P48"><text:span text:style-name="T47">}</text:span></text:p>
              <text:p text:style-name="P48"><text:span text:style-name="T47"/></text:p>
              <text:p text:style-name="P48"><text:span text:style-name="T47"/></text:p>
              <text:p text:style-name="P48"><text:span text:style-name="T47">page_sql "</text:span></text:p>
              <text:p text:style-name="P48"><text:span text:style-name="T47">select</text:span><text:span text:style-name="T47"><text:tab/></text:span><text:span text:style-name="T47">t.*,</text:span><text:span text:style-name="T47"><text:tab/></text:span></text:p>
              <text:p text:style-name="P48"><text:span text:style-name="T47"><text:tab/></text:span><text:span text:style-name="T47">im_to_char_nd(</text:span></text:p>
              <text:p text:style-name="P48"><text:span text:style-name="T47"><text:tab/></text:span><text:span text:style-name="T47"><text:tab/></text:span><text:span text:style-name="T47">case when round(coalesce(percent_expected_per, 0)) = 0 then 0.0 else</text:span></text:p>
              <text:p text:style-name="P48"><text:span text:style-name="T47"><text:tab/></text:span><text:span text:style-name="T47"><text:tab/></text:span><text:span text:style-name="T47">round(100.0 * coalesce(percent_completed_per, 0) / coalesce(percent_expected_per, 0)) end</text:span></text:p>
              <text:p text:style-name="P48"><text:span text:style-name="T47"><text:tab/></text:span><text:span text:style-name="T47">) as perc_real_per,</text:span></text:p>
              <text:p text:style-name="P48"><text:span text:style-name="T47"><text:tab/></text:span><text:span text:style-name="T47">im_to_char_nd(percent_completed_per) as perc_compl_per,</text:span></text:p>
              <text:p text:style-name="P48"><text:span text:style-name="T47"><text:tab/></text:span><text:span text:style-name="T47">im_to_char_nd(percent_expected_per) as perc_exp_per,</text:span></text:p>
              <text:p text:style-name="P48"><text:span text:style-name="T47"/></text:p>
              <text:p text:style-name="P48"><text:span text:style-name="T47"><text:tab/></text:span><text:span text:style-name="T47">im_to_char_nd(</text:span></text:p>
              <text:p text:style-name="P48"><text:span text:style-name="T47"><text:tab/></text:span><text:span text:style-name="T47"><text:tab/></text:span><text:span text:style-name="T47">case when round(coalesce(percent_expected_ant, 0)) = 0 then 0.0 else</text:span></text:p>
              <text:p text:style-name="P48"><text:span text:style-name="T47"><text:tab/></text:span><text:span text:style-name="T47"><text:tab/></text:span><text:span text:style-name="T47">round(100.0 * coalesce(percent_completed_ant, 0) / coalesce(percent_expected_ant, 0)) end</text:span></text:p>
              <text:p text:style-name="P48"><text:span text:style-name="T47"><text:tab/></text:span><text:span text:style-name="T47">) as perc_real_ant,</text:span></text:p>
              <text:p text:style-name="P48"><text:span text:style-name="T47"><text:tab/></text:span><text:span text:style-name="T47">im_to_char_nd(percent_completed_ant) as perc_compl_ant,</text:span></text:p>
              <text:p text:style-name="P48"><text:span text:style-name="T47"><text:tab/></text:span><text:span text:style-name="T47">im_to_char_nd(percent_expected_ant) as perc_exp_ant,</text:span></text:p>
              <text:p text:style-name="P48"><text:span text:style-name="T47"/></text:p>
              <text:p text:style-name="P48"><text:span text:style-name="T47"><text:tab/></text:span><text:span text:style-name="T47">im_to_char_nd(coalesce(quotes, 0.0)) as q_pretty,</text:span></text:p>
              <text:p text:style-name="P48"><text:span text:style-name="T47"><text:tab/></text:span><text:span text:style-name="T47">im_to_char_nd(coalesce(timesheet_est, 0.0)) as te_pretty,</text:span></text:p>
              <text:p text:style-name="P48"><text:span text:style-name="T47"><text:tab/></text:span><text:span text:style-name="T47">im_to_char_nd(coalesce(expenses_est, 0.0)) as ee_pretty,</text:span></text:p>
              <text:p text:style-name="P48"><text:span text:style-name="T47"><text:tab/></text:span><text:span text:style-name="T47">im_to_char_nd(coalesce(pos, 0.0)) as p_pretty,</text:span></text:p>
              <text:p text:style-name="P48"><text:span text:style-name="T47"><text:tab/></text:span><text:span text:style-name="T47">im_to_char_nd(0 - (coalesce(timesheet_est, 0.0) + coalesce(expenses_est, 0.0) + coalesce(pos, 0.0))) as tce_pretty,</text:span></text:p>
              <text:p text:style-name="P48"><text:span text:style-name="T47"><text:tab/></text:span><text:span text:style-name="T47">im_to_char_nd(coalesce(quotes, 0.0) - (coalesce(timesheet_est, 0.0) + coalesce(expenses_est, 0.0) + coalesce(pos, 0.0))) as re_pretty,</text:span></text:p>
              <text:p text:style-name="P48"><text:span text:style-name="T47"><text:tab/></text:span><text:span text:style-name="T47">im_to_char_nd(coalesce(invoices, 0.0)) as i_pretty,</text:span></text:p>
              <text:p text:style-name="P48"><text:span text:style-name="T47"><text:tab/></text:span><text:span text:style-name="T47">im_to_char_nd(coalesce(timesheet, 0.0)) as t_pretty,</text:span></text:p>
              <text:p text:style-name="P48"><text:span text:style-name="T47"><text:tab/></text:span><text:span text:style-name="T47">im_to_char_nd(coalesce(expenses, 0.0)) as e_pretty,</text:span></text:p>
              <text:p text:style-name="P48"><text:span text:style-name="T47"><text:tab/></text:span><text:span text:style-name="T47">im_to_char_nd(coalesce(bills, 0.0)) as b_pretty,</text:span></text:p>
              <text:p text:style-name="P48"><text:span text:style-name="T47"><text:tab/></text:span><text:span text:style-name="T47">im_to_char_nd(0 - (coalesce(timesheet, 0.0) + coalesce(expenses, 0.0) + coalesce(bills, 0.0))) as tc_pretty,</text:span></text:p>
              <text:p text:style-name="P48"><text:span text:style-name="T47"><text:tab/></text:span><text:span text:style-name="T47">im_to_char_nd(coalesce(invoices, 0.0) - (coalesce(timesheet, 0.0) + coalesce(expenses, 0.0) + coalesce(bills, 0.0))) as r_pretty,</text:span></text:p>
              <text:p text:style-name="P48"><text:span text:style-name="T47"><text:tab/></text:span><text:span text:style-name="T47">im_to_char_nd(coalesce(invoices_per, 0.0)) as ip_pretty,</text:span></text:p>
              <text:p text:style-name="P48"><text:span text:style-name="T47"><text:tab/></text:span><text:span text:style-name="T47">im_to_char_nd(coalesce(timesheet_per, 0.0)) as tp_pretty,</text:span></text:p>
              <text:p text:style-name="P48"><text:span text:style-name="T47"><text:tab/></text:span><text:span text:style-name="T47">im_to_char_nd(coalesce(expenses_per, 0.0)) as ep_pretty,</text:span></text:p>
              <text:p text:style-name="P48"><text:span text:style-name="T47"><text:tab/></text:span><text:span text:style-name="T47">im_to_char_nd(coalesce(bills_per, 0.0)) as bp_pretty,</text:span></text:p>
              <text:p text:style-name="P48"><text:span text:style-name="T47"><text:tab/></text:span><text:span text:style-name="T47">im_to_char_nd(0 - (coalesce(timesheet_per, 0.0) + coalesce(expenses_per, 0.0) + coalesce(bills_per, 0.0))) as tcp_pretty,</text:span></text:p>
              <text:p text:style-name="P48"><text:span text:style-name="T47"><text:tab/></text:span><text:span text:style-name="T47">im_to_char_nd(coalesce(invoices_per, 0.0) - (coalesce(timesheet_per, 0.0) + coalesce(expenses_per, 0.0) + coalesce(bills_per, 0.0))) as rp_pretty,</text:span></text:p>
              <text:p text:style-name="P48"><text:span text:style-name="T47"><text:tab/></text:span><text:span text:style-name="T47">im_to_char_nd(coalesce(invoices_per_ant, 0.0)) as ipa_pretty,</text:span></text:p>
              <text:p text:style-name="P48"><text:span text:style-name="T47"><text:tab/></text:span><text:span text:style-name="T47">im_to_char_nd(coalesce(timesheet_per_ant, 0.0)) as tpa_pretty,</text:span></text:p>
              <text:p text:style-name="P48"><text:span text:style-name="T47"><text:tab/></text:span><text:span text:style-name="T47">im_to_char_nd(coalesce(expenses_per_ant, 0.0)) as epa_pretty,</text:span></text:p>
              <text:p text:style-name="P48"><text:span text:style-name="T47"><text:tab/></text:span><text:span text:style-name="T47">im_to_char_nd(coalesce(bills_per_ant, 0.0)) as bpa_pretty,</text:span></text:p>
              <text:p text:style-name="P48"><text:span text:style-name="T47"><text:tab/></text:span><text:span text:style-name="T47">im_to_char_nd(0 - (coalesce(timesheet_per_ant, 0.0) + coalesce(expenses_per_ant, 0.0) + coalesce(bills_per_ant, 0.0))) as tcpa_pretty,</text:span></text:p>
              <text:p text:style-name="P48"><text:span text:style-name="T47"><text:tab/></text:span><text:span text:style-name="T47">im_to_char_nd(coalesce(invoices_per_ant, 0.0) - (coalesce(timesheet_per_ant, 0.0) + coalesce(expenses_per_ant, 0.0) + coalesce(bills_per_ant, 0.0))) as rpa_pretty</text:span></text:p>
              <text:p text:style-name="P48"><text:span text:style-name="T47"/></text:p>
              <text:p text:style-name="P48"><text:span text:style-name="T47">from (</text:span></text:p>
              <text:p text:style-name="P48"><text:span text:style-name="T47">select </text:span></text:p>
              <text:p text:style-name="P48"><text:span text:style-name="T47"><text:tab/></text:span><text:span text:style-name="T47">prog.project_name as program_name,</text:span></text:p>
              <text:p text:style-name="P48"><text:span text:style-name="T47"><text:tab/></text:span><text:span text:style-name="T47">coalesce(im_cust_sor_program_areas(prog.project_id), '-') as areas,</text:span></text:p>
              <text:p text:style-name="P48"><text:span text:style-name="T47"><text:tab/></text:span><text:span text:style-name="T47">coalesce(im_cust_sor_program_customers(prog.project_id), '-') as customers,</text:span></text:p>
              <text:p text:style-name="P48"><text:span text:style-name="T47"><text:tab/></text:span><text:span text:style-name="T47">coalesce(im_cust_sor_program_tipos_de_proyecto(prog.project_id), '-') as tipos_de_proyecto,</text:span></text:p>
              <text:p text:style-name="P48"><text:span text:style-name="T47"><text:tab/></text:span><text:span text:style-name="T47">prog.note,</text:span></text:p>
              <text:p text:style-name="P48"><text:span text:style-name="T47"><text:tab/></text:span><text:span text:style-name="T47">prog.description as description,</text:span></text:p>
              <text:p text:style-name="P48"><text:span text:style-name="T47"><text:tab/></text:span><text:span text:style-name="T47">to_char(prog.start_date, :date_format) as start_date,</text:span></text:p>
              <text:p text:style-name="P48"><text:span text:style-name="T47"><text:tab/></text:span><text:span text:style-name="T47">to_char(prog.end_date, :date_format) as end_date,</text:span></text:p>
              <text:p text:style-name="P48"><text:span text:style-name="T47"/></text:p>
              <text:p text:style-name="P48"><text:span text:style-name="T47"><text:tab/></text:span><text:span text:style-name="T47">(select</text:span><text:span text:style-name="T47"><text:tab/></text:span><text:span text:style-name="T47">round(100.0 * avg(percent_completed)) / 100.0</text:span></text:p>
              <text:p text:style-name="P48"><text:span text:style-name="T47"><text:tab/></text:span><text:span text:style-name="T47">from <text:s text:c="3"/>im_projects p</text:span></text:p>
              <text:p text:style-name="P48"><text:span text:style-name="T47"><text:tab/></text:span><text:span text:style-name="T47">where</text:span><text:span text:style-name="T47"><text:tab/></text:span><text:span text:style-name="T47">p.program_id = prog.project_id and</text:span></text:p>
              <text:p text:style-name="P48"><text:span text:style-name="T47"><text:tab/></text:span><text:span text:style-name="T47"><text:tab/></text:span><text:span text:style-name="T47">p.start_date &lt;= :report_end_date and p.end_date &gt;= :report_start_date</text:span></text:p>
              <text:p text:style-name="P48"><text:span text:style-name="T47"><text:tab/></text:span><text:span text:style-name="T47">) as percent_completed_per,</text:span></text:p>
              <text:p text:style-name="P48"><text:span text:style-name="T47"/></text:p>
              <text:p text:style-name="P48"><text:span text:style-name="T47"><text:tab/></text:span><text:span text:style-name="T47">(select</text:span><text:span text:style-name="T47"><text:tab/></text:span><text:span text:style-name="T47">round(100.0 * avg(porcentaje_esperado::float)) / 100.0</text:span></text:p>
              <text:p text:style-name="P48"><text:span text:style-name="T47"><text:tab/></text:span><text:span text:style-name="T47">from</text:span><text:span text:style-name="T47"><text:tab/></text:span><text:span text:style-name="T47">im_projects p</text:span></text:p>
              <text:p text:style-name="P48"><text:span text:style-name="T47"><text:tab/></text:span><text:span text:style-name="T47">where</text:span><text:span text:style-name="T47"><text:tab/></text:span><text:span text:style-name="T47">p.program_id = prog.project_id and</text:span></text:p>
              <text:p text:style-name="P48"><text:span text:style-name="T47"><text:tab/></text:span><text:span text:style-name="T47"><text:tab/></text:span><text:span text:style-name="T47">p.start_date &lt;= :report_end_date and p.end_date &gt;= :report_start_date</text:span></text:p>
              <text:p text:style-name="P48"><text:span text:style-name="T47"><text:tab/></text:span><text:span text:style-name="T47">) as percent_expected_per,</text:span></text:p>
              <text:p text:style-name="P48"><text:span text:style-name="T47"/></text:p>
              <text:p text:style-name="P48"><text:span text:style-name="T47"><text:tab/></text:span><text:span text:style-name="T47">(select</text:span><text:span text:style-name="T47"><text:tab/></text:span><text:span text:style-name="T47">round(100.0 * avg(im_audit_value(p.project_id, 'percent_completed', :report_start_date::timestamptz )::float)) / 100.0</text:span></text:p>
              <text:p text:style-name="P48"><text:span text:style-name="T47"><text:tab/></text:span><text:span text:style-name="T47">from <text:s text:c="3"/>im_projects p</text:span></text:p>
              <text:p text:style-name="P48"><text:span text:style-name="T47"><text:tab/></text:span><text:span text:style-name="T47">where</text:span><text:span text:style-name="T47"><text:tab/></text:span><text:span text:style-name="T47">p.program_id = prog.project_id and</text:span></text:p>
              <text:p text:style-name="P48"><text:span text:style-name="T47"><text:tab/></text:span><text:span text:style-name="T47"><text:tab/></text:span><text:span text:style-name="T47">p.start_date &lt;= :report_end_date and p.end_date &gt;= :report_start_date</text:span></text:p>
              <text:p text:style-name="P48"><text:span text:style-name="T47"><text:tab/></text:span><text:span text:style-name="T47">) as percent_completed_ant,</text:span></text:p>
              <text:p text:style-name="P48"><text:span text:style-name="T47"/></text:p>
              <text:p text:style-name="P48"><text:span text:style-name="T47"><text:tab/></text:span><text:span text:style-name="T47">(select</text:span><text:span text:style-name="T47"><text:tab/></text:span><text:span text:style-name="T47">round(100.0 * avg(im_audit_value(p.project_id, 'porcentaje_esperado', :report_start_date::timestamptz)::float)) / 100.0</text:span></text:p>
              <text:p text:style-name="P48"><text:span text:style-name="T47"><text:tab/></text:span><text:span text:style-name="T47">from</text:span><text:span text:style-name="T47"><text:tab/></text:span><text:span text:style-name="T47">im_projects p</text:span></text:p>
              <text:p text:style-name="P48"><text:span text:style-name="T47"><text:tab/></text:span><text:span text:style-name="T47">where</text:span><text:span text:style-name="T47"><text:tab/></text:span><text:span text:style-name="T47">p.program_id = prog.project_id and</text:span></text:p>
              <text:p text:style-name="P48"><text:span text:style-name="T47"><text:tab/></text:span><text:span text:style-name="T47"><text:tab/></text:span><text:span text:style-name="T47">p.start_date &lt;= :report_end_date and p.end_date &gt;= :report_start_date</text:span></text:p>
              <text:p text:style-name="P48"><text:span text:style-name="T47"><text:tab/></text:span><text:span text:style-name="T47">) as percent_expected_ant,</text:span></text:p>
              <text:p text:style-name="P48"><text:span text:style-name="T47"/></text:p>
              <text:p text:style-name="P48"><text:span text:style-name="T47"><text:tab/></text:span><text:span text:style-name="T47">(select count(*) from im_projects p where p.program_id = :repeat_program_id and '66' = im_audit_value(p.project_id, 'on_track_status_id', :report_end_date)) as on_track_green_per,</text:span></text:p>
              <text:p text:style-name="P48"><text:span text:style-name="T47"><text:tab/></text:span><text:span text:style-name="T47">(select count(*) from im_projects p where p.program_id = :repeat_program_id and '66' = im_audit_value(p.project_id, 'on_track_status_id', :report_start_date)) as on_track_green_ant,</text:span></text:p>
              <text:p text:style-name="P48"><text:span text:style-name="T47"><text:tab/></text:span><text:span text:style-name="T47">(select count(*) from im_projects p where p.program_id = :repeat_program_id and '67' = im_audit_value(p.project_id, 'on_track_status_id', :report_end_date)) as on_track_yellow_per,</text:span></text:p>
              <text:p text:style-name="P48"><text:span text:style-name="T47"><text:tab/></text:span><text:span text:style-name="T47">(select count(*) from im_projects p where p.program_id = :repeat_program_id and '67' = im_audit_value(p.project_id, 'on_track_status_id', :report_start_date)) as on_track_yellow_ant,</text:span></text:p>
              <text:p text:style-name="P48"><text:span text:style-name="T47"><text:tab/></text:span><text:span text:style-name="T47">(select count(*) from im_projects p where p.program_id = :repeat_program_id and '68' = im_audit_value(p.project_id, 'on_track_status_id', :report_end_date)) as on_track_red_per,</text:span></text:p>
              <text:p text:style-name="P48"><text:span text:style-name="T47"><text:tab/></text:span><text:span text:style-name="T47">(select count(*) from im_projects p where p.program_id = :repeat_program_id and '68' = im_audit_value(p.project_id, 'on_track_status_id', :report_start_date)) as on_track_red_ant,</text:span></text:p>
              <text:p text:style-name="P48"><text:span text:style-name="T47"/></text:p>
              <text:p text:style-name="P48"><text:span text:style-name="T47"><text:tab/></text:span><text:span text:style-name="T47">(select count(*) from im_projects p where p.program_id = :repeat_program_id and '10000113' = im_audit_value(p.project_id, 'nueva_vision_global_riesgo', :report_end_date)) as rglobal_green_per,</text:span></text:p>
              <text:p text:style-name="P48"><text:span text:style-name="T47"><text:tab/></text:span><text:span text:style-name="T47">(select count(*) from im_projects p where p.program_id = :repeat_program_id and '10000113' = im_audit_value(p.project_id, 'nueva_vision_global_riesgo', :report_start_date)) as rglobal_green_ant,</text:span></text:p>
              <text:p text:style-name="P48"><text:span text:style-name="T47"><text:tab/></text:span><text:span text:style-name="T47">(select count(*) from im_projects p where p.program_id = :repeat_program_id and '10000114' = im_audit_value(p.project_id, 'nueva_vision_global_riesgo', :report_end_date)) as rglobal_yellow_per,</text:span></text:p>
              <text:p text:style-name="P48"><text:span text:style-name="T47"><text:tab/></text:span><text:span text:style-name="T47">(select count(*) from im_projects p where p.program_id = :repeat_program_id and '10000114' = im_audit_value(p.project_id, 'nueva_vision_global_riesgo', :report_start_date)) as rglobal_yellow_ant,</text:span></text:p>
              <text:p text:style-name="P48"><text:span text:style-name="T47"><text:tab/></text:span><text:span text:style-name="T47">(select count(*) from im_projects p where p.program_id = :repeat_program_id and '10000115' = im_audit_value(p.project_id, 'nueva_vision_global_riesgo', :report_end_date)) as rglobal_red_per,</text:span></text:p>
              <text:p text:style-name="P48"><text:span text:style-name="T47"><text:tab/></text:span><text:span text:style-name="T47">(select count(*) from im_projects p where p.program_id = :repeat_program_id and '10000115' = im_audit_value(p.project_id, 'nueva_vision_global_riesgo', :report_start_date)) as rglobal_red_ant,</text:span></text:p>
              <text:p text:style-name="P48"><text:span text:style-name="T47"/></text:p>
              <text:p text:style-name="P48"><text:span text:style-name="T47"><text:tab/></text:span><text:span text:style-name="T47">(select sum(c.amount) from im_costs c where c.project_id in (select * from im_program_projects(:repeat_program_id)) and c.cost_type_id = [im_cost_type_invoice] and c.effective_date &lt;= :report_end_date) as invoices,</text:span></text:p>
              <text:p text:style-name="P48"><text:span text:style-name="T47"><text:tab/></text:span><text:span text:style-name="T47">(select sum(c.amount) from im_costs c where c.project_id in (select * from im_program_projects(:repeat_program_id)) and c.cost_type_id = [im_cost_type_invoice] and c.effective_date &lt;= :report_end_date and c.effective_date &gt;= :report_start_date) as invoices_per,</text:span></text:p>
              <text:p text:style-name="P48"><text:span text:style-name="T47"><text:tab/></text:span><text:span text:style-name="T47">(select sum(c.amount) from im_costs c where c.project_id in (select * from im_program_projects(:repeat_program_id)) and c.cost_type_id = [im_cost_type_invoice] and c.effective_date &lt;= :report_start_date and c.effective_date &gt;= :report_start_date::date - (:report_end_date::date - :report_start_date::date)) as invoices_per_ant,</text:span></text:p>
              <text:p text:style-name="P48"><text:span text:style-name="T47"><text:tab/></text:span><text:span text:style-name="T47">(select sum(c.amount) from im_costs c where c.project_id in (select * from im_program_projects(:repeat_program_id)) and c.cost_type_id = [im_cost_type_bill] and c.effective_date &lt;= :report_end_date) as bills,</text:span></text:p>
              <text:p text:style-name="P48"><text:span text:style-name="T47"><text:tab/></text:span><text:span text:style-name="T47">(select sum(c.amount) from im_costs c where c.project_id in (select * from im_program_projects(:repeat_program_id)) and c.cost_type_id = [im_cost_type_bill] and c.effective_date &lt;= :report_end_date and c.effective_date &gt;= :report_start_date) as bills_per,</text:span></text:p>
              <text:p text:style-name="P48"><text:span text:style-name="T47"><text:tab/></text:span><text:span text:style-name="T47">(select sum(c.amount) from im_costs c where c.project_id in (select * from im_program_projects(:repeat_program_id)) and c.cost_type_id = [im_cost_type_bill] and c.effective_date &lt;= :report_start_date and c.effective_date &gt;= :report_start_date::date - (:report_end_date::date - :report_start_date::date)) as bills_per_ant,</text:span></text:p>
              <text:p text:style-name="P48"><text:span text:style-name="T47"><text:tab/></text:span><text:span text:style-name="T47">(select sum(c.amount) from im_costs c where c.project_id in (select * from im_program_projects(:repeat_program_id)) and c.cost_type_id = [im_cost_type_timesheet] and c.effective_date &lt;= :report_end_date) as timesheet,</text:span></text:p>
              <text:p text:style-name="P48"><text:span text:style-name="T47"><text:tab/></text:span><text:span text:style-name="T47">(select sum(c.amount) from im_costs c where c.project_id in (select * from im_program_projects(:repeat_program_id)) and c.cost_type_id = [im_cost_type_timesheet] and c.effective_date &lt;= :report_end_date and c.effective_date &gt;= :report_start_date) as timesheet_per,</text:span></text:p>
              <text:p text:style-name="P48"><text:span text:style-name="T47"><text:tab/></text:span><text:span text:style-name="T47">(select sum(c.amount) from im_costs c where c.project_id in (select * from im_program_projects(:repeat_program_id)) and c.cost_type_id = [im_cost_type_timesheet] and c.effective_date &lt;= :report_start_date and c.effective_date &gt;= :report_start_date::date - (:report_end_date::date - :report_start_date::date)) as timesheet_per_ant,</text:span></text:p>
              <text:p text:style-name="P48"><text:span text:style-name="T47"><text:tab/></text:span><text:span text:style-name="T47">(select sum(c.amount) from im_costs c where c.project_id in (select * from im_program_projects(:repeat_program_id)) and c.cost_type_id = [im_cost_type_expense_bundle] and c.effective_date &lt;= :report_end_date) as expenses,</text:span></text:p>
              <text:p text:style-name="P48"><text:span text:style-name="T47"><text:tab/></text:span><text:span text:style-name="T47">(select sum(c.amount) from im_costs c where c.project_id in (select * from im_program_projects(:repeat_program_id)) and c.cost_type_id = [im_cost_type_expense_bundle] and c.effective_date &lt;= :report_end_date and c.effective_date &gt;= :report_start_date) as expenses_per,</text:span></text:p>
              <text:p text:style-name="P48"><text:span text:style-name="T47"><text:tab/></text:span><text:span text:style-name="T47">(select sum(c.amount) from im_costs c where c.project_id in (select * from im_program_projects(:repeat_program_id)) and c.cost_type_id = [im_cost_type_expense_bundle] and c.effective_date &lt;= :report_start_date and c.effective_date &gt;= :report_start_date::date - (:report_end_date::date - :report_start_date::date)) as expenses_per_ant,</text:span></text:p>
              <text:p text:style-name="P48"><text:span text:style-name="T47"><text:tab/></text:span><text:span text:style-name="T47">(select sum(c.amount) from im_costs c where c.project_id in (select * from im_program_projects(:repeat_program_id)) and c.cost_type_id = [im_cost_type_quote] and c.effective_date &lt;= :report_end_date) as quotes,</text:span></text:p>
              <text:p text:style-name="P48"><text:span text:style-name="T47"><text:tab/></text:span><text:span text:style-name="T47">(select sum(c.amount) from im_costs c where c.project_id in (select * from im_program_projects(:repeat_program_id)) and c.cost_type_id = [im_cost_type_po] and c.effective_date &lt;= :report_end_date) as pos,</text:span></text:p>
              <text:p text:style-name="P48"><text:span text:style-name="T47"><text:tab/></text:span><text:span text:style-name="T47">(select sum(pi.item_value * pi.item_project_member_hourly_cost) from im_planning_items pi where pi.item_cost_type_id = :planned_timesheet_type and pi.item_object_id in (select * from im_program_projects(:repeat_program_id))) as timesheet_est,</text:span></text:p>
              <text:p text:style-name="P48"><text:span text:style-name="T47"><text:tab/></text:span><text:span text:style-name="T47">(select sum(pi.item_value * pi.item_project_member_hourly_cost) from im_planning_items pi where pi.item_cost_type_id = :planned_expenses_type and pi.item_object_id in (select * from im_program_projects(:repeat_program_id))) as expenses_est,</text:span></text:p>
              <text:p text:style-name="P48"><text:span text:style-name="T47"><text:tab/></text:span><text:span text:style-name="T47">1 as one</text:span></text:p>
              <text:p text:style-name="P48"><text:span text:style-name="T47">from</text:span><text:span text:style-name="T47"><text:tab/></text:span><text:span text:style-name="T47">im_projects as prog </text:span></text:p>
              <text:p text:style-name="P48"><text:span text:style-name="T47">where</text:span><text:span text:style-name="T47"><text:tab/></text:span><text:span text:style-name="T47">prog.project_id = :repeat_program_id </text:span></text:p>
              <text:p text:style-name="P48"><text:span text:style-name="T47">) t</text:span></text:p>
              <text:p text:style-name="P48"><text:span text:style-name="T47">"</text:span></text:p>
              <text:p text:style-name="P48"><text:span text:style-name="T47"/></text:p>
            </draw:text-box>
          </draw:frame>
        </presentation:notes>
      </draw:page>
      <draw:page draw:name="gantt Detalle Programa Visión Gráfica" draw:style-name="dp5" draw:master-page-name="Standard" presentation:presentation-page-layout-name="AL2T1">
        <office:forms form:automatic-focus="false" form:apply-design-mode="false"/>
        <draw:rect draw:style-name="gr29" draw:text-style-name="P50" draw:layer="layout" svg:width="2.9cm" svg:height="1cm" svg:x="0.6cm" svg:y="2.5cm">
          <text:list text:style-name="L9">
            <text:list-header>
              <text:p text:style-name="P44"><text:span text:style-name="T48">Programa:</text:span></text:p>
            </text:list-header>
          </text:list>
        </draw:rect>
        <draw:custom-shape draw:name="Rectangle 3" draw:style-name="gr26" draw:text-style-name="P27" draw:layer="layout" svg:width="23.997cm" svg:height="1.499cm" svg:x="0.64cm" svg:y="0.724cm">
          <text:p text:style-name="P26"><text:span text:style-name="T49">2.2 Detalle Programas. Visión Gráfica</text:span></text:p>
          <draw:enhanced-geometry svg:viewBox="0 0 21600 21600" draw:type="rectangle" draw:enhanced-path="M 0 0 L 21600 0 21600 21600 0 21600 0 0 Z N"/>
        </draw:custom-shape>
        <draw:rect draw:style-name="gr30" draw:text-style-name="P52" draw:layer="layout" svg:width="21.2cm" svg:height="1cm" svg:x="3.5cm" svg:y="2.5cm">
          <text:list text:style-name="L9">
            <text:list-header>
              <text:p text:style-name="P51"><text:span text:style-name="T50">@repeat_program_name@</text:span></text:p>
            </text:list-header>
          </text:list>
        </draw:rect>
        <draw:rect draw:style-name="gr9" draw:layer="layout" svg:width="6.3cm" svg:height="0.8cm" svg:x="1cm" svg:y="17.6cm">
          <svg:title>base_bar</svg:title>
          <text:p/>
        </draw:rect>
        <draw:custom-shape draw:style-name="gr31" draw:text-style-name="P21" draw:layer="layout" svg:width="5cm" svg:height="0.398cm" svg:x="1cm" svg:y="17.602cm">
          <svg:title>completed_bar</svg:title>
          <text:p text:style-name="P20"><text:span text:style-name="T12">Grade de Avance Real</text:span></text:p>
          <draw:enhanced-geometry svg:viewBox="0 0 21600 21600" draw:type="rectangle" draw:enhanced-path="M 0 0 L 21600 0 21600 21600 0 21600 0 0 Z N"/>
        </draw:custom-shape>
        <draw:custom-shape draw:style-name="gr32" draw:text-style-name="P21" draw:layer="layout" svg:width="5cm" svg:height="0.398cm" svg:x="1cm" svg:y="18cm">
          <svg:title>expected_bar</svg:title>
          <text:p text:style-name="P20"><text:span text:style-name="T12">Grado de Avance Planificado</text:span></text:p>
          <draw:enhanced-geometry svg:viewBox="0 0 21600 21600" draw:type="rectangle" draw:enhanced-path="M 0 0 L 21600 0 21600 21600 0 21600 0 0 Z N"/>
        </draw:custom-shape>
        <draw:frame draw:style-name="gr7" draw:text-style-name="P16" draw:layer="layout" svg:width="8.19cm" svg:height="0.763cm" svg:x="1.3cm" svg:y="3.64cm">
          <draw:text-box>
            <text:p text:style-name="P15"><text:span text:style-name="T11">@main_project_start_date_pretty@</text:span></text:p>
          </draw:text-box>
        </draw:frame>
        <draw:frame draw:style-name="gr7" draw:text-style-name="P18" draw:layer="layout" svg:width="7.97cm" svg:height="0.763cm" svg:x="20.4cm" svg:y="3.6cm">
          <draw:text-box>
            <text:p text:style-name="P17"><text:span text:style-name="T11">@main_project_end_date_pretty@</text:span></text:p>
          </draw:text-box>
        </draw:frame>
        <draw:g>
          <draw:line draw:style-name="gr8" draw:text-style-name="P19" draw:layer="layout" svg:x1="23.5cm" svg:y1="4.26cm" svg:x2="23.5cm" svg:y2="5.26cm">
            <text:p/>
          </draw:line>
          <draw:line draw:style-name="gr8" draw:text-style-name="P19" draw:layer="layout" svg:x1="1.5cm" svg:y1="4.7cm" svg:x2="23.5cm" svg:y2="4.7cm">
            <text:p/>
          </draw:line>
          <draw:line draw:style-name="gr8" draw:text-style-name="P19" draw:layer="layout" svg:x1="1.5cm" svg:y1="4.3cm" svg:x2="1.5cm" svg:y2="5.3cm">
            <text:p/>
          </draw:line>
        </draw:g>
        <draw:g>
          <svg:title>today_bar</svg:title>
          <draw:line draw:style-name="gr33" draw:text-style-name="P8" draw:layer="layout" svg:x1="1.5cm" svg:y1="4.75cm" svg:x2="1.5cm" svg:y2="17.4cm">
            <text:p/>
          </draw:line>
          <draw:custom-shape draw:name="TextBox 61" draw:style-name="gr34" draw:text-style-name="P53" draw:layer="layout" svg:width="2.6cm" svg:height="0.587cm" svg:x="0.2cm" svg:y="4.213cm">
            <text:p text:style-name="P23"><text:span text:style-name="T51">@today_pretty@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office:forms form:automatic-focus="false" form:apply-design-mode="false"/>
          <draw:frame presentation:style-name="pr9" draw:text-style-name="P54" draw:layer="layout" svg:width="23.1cm" svg:height="16.786cm" svg:x="1cm" svg:y="0.5cm" presentation:class="notes" presentation:user-transformed="true">
            <draw:text-box>
              <text:p text:style-name="P6"><text:span text:style-name="T29">page_sql "</text:span></text:p>
              <text:p text:style-name="P6"><text:span text:style-name="T29">select</text:span><text:span text:style-name="T29"><text:tab/></text:span><text:span text:style-name="T29">main_p.project_id as program_id,</text:span></text:p>
              <text:p text:style-name="P6"><text:span text:style-name="T29"><text:tab/></text:span><text:span text:style-name="T29">main_p.project_name as program_name,</text:span></text:p>
              <text:p text:style-name="P6"><text:span text:style-name="T29"><text:tab/></text:span><text:span text:style-name="T29">acs_object__name(main_p.company_id) as customer_name,</text:span></text:p>
              <text:p text:style-name="P6"><text:span text:style-name="T29"><text:tab/></text:span><text:span text:style-name="T29">main_p.start_date::date as main_project_start_date,</text:span></text:p>
              <text:p text:style-name="P6"><text:span text:style-name="T29"><text:tab/></text:span><text:span text:style-name="T29">main_p.end_date::date as main_project_end_date,</text:span></text:p>
              <text:p text:style-name="P6"><text:span text:style-name="T29"><text:tab/></text:span><text:span text:style-name="T29">to_char(main_p.start_date, :date_format) as main_project_start_date_pretty,</text:span></text:p>
              <text:p text:style-name="P6"><text:span text:style-name="T29"><text:tab/></text:span><text:span text:style-name="T29">to_char(main_p.end_date, :date_format) as main_project_end_date_pretty,</text:span></text:p>
              <text:p text:style-name="P6"><text:span text:style-name="T29"><text:tab/></text:span><text:span text:style-name="T29">extract(epoch from main_p.start_date) as main_project_start_date_epoch,</text:span></text:p>
              <text:p text:style-name="P6"><text:span text:style-name="T29"><text:tab/></text:span><text:span text:style-name="T29">extract(epoch from main_p.end_date) as main_project_end_date_epoch,</text:span></text:p>
              <text:p text:style-name="P6"><text:span text:style-name="T29"><text:tab/></text:span><text:span text:style-name="T29">im_category_from_id(main_p.project_type_id) as main_project_type,</text:span></text:p>
              <text:p text:style-name="P6"><text:span text:style-name="T29"><text:tab/></text:span><text:span text:style-name="T29">to_char(now(), :date_format) as today_pretty,</text:span></text:p>
              <text:p text:style-name="P6"><text:span text:style-name="T29"><text:tab/></text:span><text:span text:style-name="T29">extract(epoch from now()) as today_epoch</text:span></text:p>
              <text:p text:style-name="P6"><text:span text:style-name="T29">from</text:span></text:p>
              <text:p text:style-name="P6"><text:span text:style-name="T29"><text:tab/></text:span><text:span text:style-name="T29">im_projects main_p</text:span></text:p>
              <text:p text:style-name="P6"><text:span text:style-name="T29">where</text:span></text:p>
              <text:p text:style-name="P6"><text:span text:style-name="T29"><text:tab/></text:span><text:span text:style-name="T29">main_p.project_id = :repeat_program_id</text:span></text:p>
              <text:p text:style-name="P6"><text:span text:style-name="T29">"</text:span></text:p>
              <text:p text:style-name="P6"><text:span text:style-name="T29"/></text:p>
              <text:p text:style-name="P6"><text:span text:style-name="T29">list_sql "</text:span></text:p>
              <text:p text:style-name="P6"><text:span text:style-name="T29">select</text:span><text:span text:style-name="T29"><text:tab/></text:span><text:span text:style-name="T29">p.*,</text:span></text:p>
              <text:p text:style-name="P6"><text:span text:style-name="T29"><text:tab/></text:span><text:span text:style-name="T29">p.project_name as phase_name,</text:span></text:p>
              <text:p text:style-name="P6"><text:span text:style-name="T29"><text:tab/></text:span><text:span text:style-name="T29">trunc(10.0 * p.percent_completed) / 10.0 as percent_completed_pretty,</text:span></text:p>
              <text:p text:style-name="P6"><text:span text:style-name="T29"><text:tab/></text:span><text:span text:style-name="T29">least(greatest(round(1000.0 *</text:span></text:p>
              <text:p text:style-name="P6"><text:span text:style-name="T29"><text:tab/></text:span><text:span text:style-name="T29">(extract(epoch from now()) - extract(epoch from p.start_date)) /</text:span></text:p>
              <text:p text:style-name="P6"><text:span text:style-name="T29"><text:tab/></text:span><text:span text:style-name="T29">(extract(epoch from p.end_date) - extract(epoch from p.start_date) + 0.1 )</text:span></text:p>
              <text:p text:style-name="P6"><text:span text:style-name="T29"><text:tab/></text:span><text:span text:style-name="T29">) / 10.0, 0), 100.0) as percent_expected_pretty,</text:span></text:p>
              <text:p text:style-name="P6"><text:span text:style-name="T29"><text:tab/></text:span><text:span text:style-name="T29">extract(epoch from p.start_date) as start_date_epoch,</text:span></text:p>
              <text:p text:style-name="P6"><text:span text:style-name="T29"><text:tab/></text:span><text:span text:style-name="T29">extract(epoch from p.end_date) as end_date_epoch,</text:span></text:p>
              <text:p text:style-name="P6"><text:span text:style-name="T29"><text:tab/></text:span><text:span text:style-name="T29">to_char(p.start_date, :date_format) as start_date_pretty,</text:span></text:p>
              <text:p text:style-name="P6"><text:span text:style-name="T29"><text:tab/></text:span><text:span text:style-name="T29">to_char(p.end_date, :date_format) as end_date_pretty,</text:span></text:p>
              <text:p text:style-name="P6"><text:span text:style-name="T29"><text:tab/></text:span><text:span text:style-name="T29">im_category_from_id(p.on_track_status_id) as on_track_status</text:span></text:p>
              <text:p text:style-name="P6"><text:span text:style-name="T29">From</text:span></text:p>
              <text:p text:style-name="P6"><text:span text:style-name="T29"><text:tab/></text:span><text:span text:style-name="T29">im_projects p</text:span></text:p>
              <text:p text:style-name="P6"><text:span text:style-name="T29">Where</text:span></text:p>
              <text:p text:style-name="P6"><text:span text:style-name="T29"><text:tab/></text:span><text:span text:style-name="T29">p.parent_id is null and</text:span></text:p>
              <text:p text:style-name="P6"><text:span text:style-name="T29"><text:tab/></text:span><text:span text:style-name="T29">p.program_id = :repeat_program_id and</text:span></text:p>
              <text:p text:style-name="P6"><text:span text:style-name="T29"><text:tab/></text:span><text:span text:style-name="T29">p.start_date &lt;= :report_end_date and p.end_date &gt;= :report_start_date</text:span></text:p>
              <text:p text:style-name="P6"><text:span text:style-name="T29">order by</text:span></text:p>
              <text:p text:style-name="P6"><text:span text:style-name="T29"><text:tab/></text:span><text:span text:style-name="T29">p.start_date</text:span></text:p>
              <text:p text:style-name="P6"><text:span text:style-name="T29">"</text:span></text:p>
              <text:p text:style-name="P6"><text:span text:style-name="T29"/></text:p>
              <text:p text:style-name="P6"><text:span text:style-name="T29">list_max_rows</text:span><text:span text:style-name="T29"><text:tab/></text:span><text:span text:style-name="T29">6</text:span></text:p>
              <text:p text:style-name="P6"><text:span text:style-name="T29"/></text:p>
            </draw:text-box>
          </draw:frame>
        </presentation:notes>
      </draw:page>
      <draw:page draw:name="list Detalle del Programa por Cliente" draw:style-name="dp3" draw:master-page-name="Standard_20_1" presentation:presentation-page-layout-name="AL3T11">
        <office:forms form:automatic-focus="false" form:apply-design-mode="false"/>
        <draw:custom-shape draw:name="Rectangle 21" draw:style-name="gr26" draw:text-style-name="P27" draw:layer="layout" svg:width="24.129cm" svg:height="1.499cm" svg:x="0.639cm" svg:y="0.723cm">
          <text:p text:style-name="P26"><text:span text:style-name="T49">2.3 Detalle Programas: Detalle del programa por Cliente</text:span></text:p>
          <draw:enhanced-geometry svg:viewBox="0 0 21600 21600" draw:type="rectangle" draw:enhanced-path="M 0 0 L 21600 0 21600 21600 0 21600 0 0 Z N"/>
        </draw:custom-shape>
        <draw:frame draw:name="Table 7" draw:style-name="standard" draw:layer="layout" svg:width="24.098cm" svg:height="0.855cm" svg:x="0.6cm" svg:y="2.663cm">
          <table:table>
            <table:table-column table:style-name="co35"/>
            <table:table-row table:style-name="ro5">
              <table:table-cell table:style-name="ce36">
                <text:p text:style-name="P55"><text:span text:style-name="T20">@repeat_program_name@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name="Table 27" draw:style-name="standard" draw:layer="layout" svg:width="24.099cm" svg:height="4.616cm" svg:x="0.6cm" svg:y="3.592cm">
          <table:table>
            <table:table-column table:style-name="co36"/>
            <table:table-column table:style-name="co37"/>
            <table:table-column table:style-name="co38"/>
            <table:table-column table:style-name="co39"/>
            <table:table-column table:style-name="co38"/>
            <table:table-column table:style-name="co40"/>
            <table:table-column table:style-name="co41"/>
            <table:table-row table:style-name="ro10" table:default-cell-style-name="ce37">
              <table:table-cell table:style-name="ce2">
                <text:p text:style-name="P31"><text:span text:style-name="T21">Cliente</text:span></text:p>
              </table:table-cell>
              <table:table-cell>
                <text:p text:style-name="P56"><text:span text:style-name="T21">Resultado Estimado</text:span></text:p>
              </table:table-cell>
              <table:table-cell>
                <text:p text:style-name="P36"><text:span text:style-name="T21">Resultado Acumulado</text:span></text:p>
              </table:table-cell>
              <table:table-cell>
                <text:p text:style-name="P56"><text:span text:style-name="T21">Resultado</text:span><text:span text:style-name="T21"><text:line-break/></text:span><text:span text:style-name="T21">Periodo Actual</text:span></text:p>
              </table:table-cell>
              <table:table-cell>
                <text:p text:style-name="P56"><text:span text:style-name="T21">Resultado</text:span><text:span text:style-name="T21"><text:line-break/></text:span><text:span text:style-name="T21">Periodo Anterior</text:span></text:p>
              </table:table-cell>
              <table:table-cell table:style-name="ce38">
                <text:p text:style-name="P32"><text:span text:style-name="T52">Avance</text:span><text:span text:style-name="T52"><text:line-break/></text:span><text:span text:style-name="T52">Real</text:span></text:p>
              </table:table-cell>
              <table:table-cell table:style-name="ce38">
                <text:p text:style-name="P32"><text:span text:style-name="T52">Realización</text:span></text:p>
              </table:table-cell>
            </table:table-row>
            <table:table-row table:style-name="ro10" table:default-cell-style-name="ce40">
              <table:table-cell table:style-name="ce39">
                <text:p text:style-name="P33"><text:span text:style-name="T53">@customer_name@</text:span></text:p>
              </table:table-cell>
              <table:table-cell>
                <text:p text:style-name="P57"><text:span text:style-name="T53">@profit_estimated_formatted@</text:span></text:p>
              </table:table-cell>
              <table:table-cell>
                <text:p text:style-name="P57"><text:span text:style-name="T53">@profit_accumulated_formatted@</text:span></text:p>
              </table:table-cell>
              <table:table-cell>
                <text:p text:style-name="P57"><text:span text:style-name="T53">@profit_period_formatted@</text:span></text:p>
              </table:table-cell>
              <table:table-cell>
                <text:p text:style-name="P57"><text:span text:style-name="T53">@profit_previous_period_formatted@</text:span></text:p>
              </table:table-cell>
              <table:table-cell table:style-name="ce41">
                <text:p text:style-name="P32"><text:span text:style-name="T54">@perc_compl@%</text:span></text:p>
              </table:table-cell>
              <table:table-cell table:style-name="ce42">
                <text:p text:style-name="P32"><text:span text:style-name="T54">@realizacion@%</text:span></text:p>
              </table:table-cell>
            </table:table-row>
            <table:table-row table:style-name="ro10" table:default-cell-style-name="ce43">
              <table:table-cell table:style-name="ce37">
                <text:p text:style-name="P56"><text:span text:style-name="T21">Total</text:span></text:p>
              </table:table-cell>
              <table:table-cell>
                <text:p text:style-name="P58"><text:span text:style-name="T24">@profit_estimated_total_sor@</text:span></text:p>
              </table:table-cell>
              <table:table-cell>
                <text:p text:style-name="P58"><text:span text:style-name="T24">@profit_accumulated_total_sor@</text:span></text:p>
              </table:table-cell>
              <table:table-cell>
                <text:p text:style-name="P58"><text:span text:style-name="T24">@profit_period_total_sor@</text:span></text:p>
              </table:table-cell>
              <table:table-cell>
                <text:p text:style-name="P58"><text:span text:style-name="T24">@profit_previous_period_total_sor@</text:span></text:p>
              </table:table-cell>
              <table:table-cell table:style-name="ce37">
                <text:p text:style-name="P59"><text:span text:style-name="T55"><text:s/></text:span></text:p>
              </table:table-cell>
              <table:table-cell table:style-name="ce37">
                <text:p text:style-name="P56"><text:span text:style-name="T24"><text:s/></text:span></text:p>
              </table:table-cell>
            </table:table-row>
          </table:table>
          <draw:image xlink:href="Pictures/TablePreview16.svm" xlink:type="simple" xlink:show="embed" xlink:actuate="onLoad"/>
          <svg:title>list</svg:title>
        </draw:frame>
        <presentation:notes draw:style-name="dp4">
          <office:forms form:automatic-focus="false" form:apply-design-mode="false"/>
          <draw:frame draw:name="Notes Placeholder 2" presentation:style-name="pr10" draw:text-style-name="P4" draw:layer="layout" svg:width="22.399cm" svg:height="10.023cm" svg:x="2.799cm" svg:y="10.58cm" presentation:class="notes">
            <draw:text-box>
              <text:p/>
            </draw:text-box>
          </draw:frame>
          <draw:frame draw:name="Slide Number Placeholder 3" presentation:style-name="pr11" draw:text-style-name="P62" draw:layer="layout" svg:width="25cm" svg:height="19.999cm" svg:x="0cm" svg:y="0.001cm" presentation:class="page-number" presentation:user-transformed="true">
            <draw:text-box>
              <text:p text:style-name="P60"><text:span text:style-name="T56">list_sql "</text:span></text:p>
              <text:p text:style-name="P60"><text:span text:style-name="T56">Select</text:span><text:span text:style-name="T56"><text:tab/></text:span><text:span text:style-name="T56">t.*,</text:span></text:p>
              <text:p text:style-name="P60"><text:span text:style-name="T56"><text:tab/></text:span><text:span text:style-name="T56">im_to_char_nd(profit_estimated) as profit_estimated_formatted,</text:span></text:p>
              <text:p text:style-name="P60"><text:span text:style-name="T56"><text:tab/></text:span><text:span text:style-name="T56">im_to_char_nd(profit_accumulated) as profit_accumulated_formatted,</text:span></text:p>
              <text:p text:style-name="P60"><text:span text:style-name="T56"><text:tab/></text:span><text:span text:style-name="T56">im_to_char_nd(profit_period) as profit_period_formatted,</text:span></text:p>
              <text:p text:style-name="P60"><text:span text:style-name="T56"><text:tab/></text:span><text:span text:style-name="T56">im_to_char_nd(profit_previous_period) as profit_previous_period_formatted,</text:span></text:p>
              <text:p text:style-name="P60"><text:span text:style-name="T56"><text:tab/></text:span><text:span text:style-name="T56">im_to_char_nd(percent_completed) as perc_compl,</text:span></text:p>
              <text:p text:style-name="P60"><text:span text:style-name="T56"><text:tab/></text:span><text:span text:style-name="T56">im_to_char_nd(</text:span></text:p>
              <text:p text:style-name="P60"><text:span text:style-name="T56"><text:tab/></text:span><text:span text:style-name="T56"><text:tab/></text:span><text:span text:style-name="T56">case when round(coalesce(percent_expected, 0)) = 0 then 0.0 else</text:span></text:p>
              <text:p text:style-name="P60"><text:span text:style-name="T56"><text:tab/></text:span><text:span text:style-name="T56"><text:tab/></text:span><text:span text:style-name="T56">round(100.0 * coalesce(percent_completed, 0) / coalesce(percent_expected, 0)) end</text:span></text:p>
              <text:p text:style-name="P60"><text:span text:style-name="T56"><text:tab/></text:span><text:span text:style-name="T56">) as realizacion</text:span><text:span text:style-name="T56"><text:tab/></text:span><text:span text:style-name="T56"><text:tab/></text:span></text:p>
              <text:p text:style-name="P60"><text:span text:style-name="T56">From</text:span><text:span text:style-name="T56"><text:tab/></text:span><text:span text:style-name="T56">(</text:span></text:p>
              <text:p text:style-name="P60"><text:span text:style-name="T56">select</text:span><text:span text:style-name="T56"><text:tab/></text:span><text:span text:style-name="T56">acs_object__name(cust.company_id) as customer_name,</text:span></text:p>
              <text:p text:style-name="P60"><text:span text:style-name="T56"><text:tab/></text:span><text:span text:style-name="T56">(</text:span><text:span text:style-name="T56"><text:tab/></text:span><text:span text:style-name="T56">select</text:span><text:span text:style-name="T56"><text:tab/></text:span><text:span text:style-name="T56">avg(main_p.percent_completed)</text:span></text:p>
              <text:p text:style-name="P60"><text:span text:style-name="T56"><text:tab/></text:span><text:span text:style-name="T56"><text:tab/></text:span><text:span text:style-name="T56">from</text:span><text:span text:style-name="T56"><text:tab/></text:span><text:span text:style-name="T56">im_projects main_p</text:span></text:p>
              <text:p text:style-name="P60"><text:span text:style-name="T56"><text:tab/></text:span><text:span text:style-name="T56"><text:tab/></text:span><text:span text:style-name="T56">where</text:span><text:span text:style-name="T56"><text:tab/></text:span><text:span text:style-name="T56">main_p.parent_id is null and main_p.program_id = :repeat_program_id and main_p.company_id = cust.company_id and</text:span></text:p>
              <text:p text:style-name="P60"><text:span text:style-name="T56"><text:tab/></text:span><text:span text:style-name="T56"><text:tab/></text:span><text:span text:style-name="T56"><text:tab/></text:span><text:span text:style-name="T56">main_p.start_date &lt;= :report_end_date and main_p.end_date &gt;= :report_start_date</text:span></text:p>
              <text:p text:style-name="P60"><text:span text:style-name="T56"><text:tab/></text:span><text:span text:style-name="T56">) as </text:span><text:span text:style-name="T57">percent_completed</text:span><text:span text:style-name="T56">,</text:span></text:p>
              <text:p text:style-name="P60"><text:span text:style-name="T56"/></text:p>
              <text:p text:style-name="P60"><text:span text:style-name="T56"><text:tab/></text:span><text:span text:style-name="T56">(</text:span><text:span text:style-name="T56"><text:tab/></text:span><text:span text:style-name="T56">select</text:span><text:span text:style-name="T56"><text:tab/></text:span><text:span text:style-name="T56">avg(main_p.porcentaje_esperado::float)</text:span></text:p>
              <text:p text:style-name="P60"><text:span text:style-name="T56"><text:tab/></text:span><text:span text:style-name="T56"><text:tab/></text:span><text:span text:style-name="T56">from</text:span><text:span text:style-name="T56"><text:tab/></text:span><text:span text:style-name="T56">im_projects main_p</text:span></text:p>
              <text:p text:style-name="P60"><text:span text:style-name="T56"><text:tab/></text:span><text:span text:style-name="T56"><text:tab/></text:span><text:span text:style-name="T56">where</text:span><text:span text:style-name="T56"><text:tab/></text:span><text:span text:style-name="T56">main_p.parent_id is null and main_p.program_id = :repeat_program_id and main_p.company_id = cust.company_id and</text:span></text:p>
              <text:p text:style-name="P60"><text:span text:style-name="T56"><text:tab/></text:span><text:span text:style-name="T56"><text:tab/></text:span><text:span text:style-name="T56"><text:tab/></text:span><text:span text:style-name="T56">main_p.start_date &lt;= :report_end_date and main_p.end_date &gt;= :report_start_date</text:span></text:p>
              <text:p text:style-name="P60"><text:span text:style-name="T56"><text:tab/></text:span><text:span text:style-name="T56">) as </text:span><text:span text:style-name="T57">percent_expected</text:span><text:span text:style-name="T56">,</text:span></text:p>
              <text:p text:style-name="P60"><text:span text:style-name="T56"/></text:p>
              <text:p text:style-name="P60"><text:span text:style-name="T56"><text:tab/></text:span><text:span text:style-name="T56">(select coalesce(round(sum(amount)), 0) from (</text:span></text:p>
              <text:p text:style-name="P60"><text:span text:style-name="T56"><text:tab/></text:span><text:span text:style-name="T56"><text:tab/></text:span><text:span text:style-name="T56">select</text:span><text:span text:style-name="T56"><text:tab/></text:span><text:span text:style-name="T56">CASE WHEN c.cost_type_id in (3700, 3702) THEN c.amount ELSE -c.amount END as amount</text:span></text:p>
              <text:p text:style-name="P60"><text:span text:style-name="T56"><text:tab/></text:span><text:span text:style-name="T56"><text:tab/></text:span><text:span text:style-name="T56">from</text:span><text:span text:style-name="T56"><text:tab/></text:span><text:span text:style-name="T56">im_costs c, im_projects p, im_projects main_p</text:span></text:p>
              <text:p text:style-name="P60"><text:span text:style-name="T56"><text:tab/></text:span><text:span text:style-name="T56"><text:tab/></text:span><text:span text:style-name="T56">where</text:span><text:span text:style-name="T56"><text:tab/></text:span><text:span text:style-name="T56">c.project_id = p.project_id and c.cost_type_id in (3702, 3706, 3726, 3728) and</text:span></text:p>
              <text:p text:style-name="P60"><text:span text:style-name="T56"><text:tab/></text:span><text:span text:style-name="T56"><text:tab/></text:span><text:span text:style-name="T56"><text:tab/></text:span><text:span text:style-name="T56">p.tree_sortkey between main_p.tree_sortkey and tree_right(main_p.tree_sortkey) and</text:span></text:p>
              <text:p text:style-name="P60"><text:span text:style-name="T56"><text:tab/></text:span><text:span text:style-name="T56"><text:tab/></text:span><text:span text:style-name="T56"><text:tab/></text:span><text:span text:style-name="T56">main_p.parent_id is null and main_p.program_id = :repeat_program_id and main_p.company_id = cust.company_id and</text:span></text:p>
              <text:p text:style-name="P60"><text:span text:style-name="T56"><text:tab/></text:span><text:span text:style-name="T56"><text:tab/></text:span><text:span text:style-name="T56"><text:tab/></text:span><text:span text:style-name="T56">main_p.start_date &lt;= :report_end_date and main_p.end_date &gt;= :report_start_date</text:span></text:p>
              <text:p text:style-name="P60"><text:span text:style-name="T56"><text:tab/></text:span><text:span text:style-name="T56"><text:tab/></text:span><text:span text:style-name="T56">) t</text:span></text:p>
              <text:p text:style-name="P60"><text:span text:style-name="T56"><text:tab/></text:span><text:span text:style-name="T56">) as </text:span><text:span text:style-name="T57">profit_estimated</text:span><text:span text:style-name="T56">,</text:span></text:p>
              <text:p text:style-name="P60"><text:span text:style-name="T56"/></text:p>
              <text:p text:style-name="P60"><text:span text:style-name="T56"><text:tab/></text:span><text:span text:style-name="T56">(select coalesce(round(sum(amount)), 0) from (</text:span></text:p>
              <text:p text:style-name="P60"><text:span text:style-name="T56"><text:tab/></text:span><text:span text:style-name="T56"><text:tab/></text:span><text:span text:style-name="T56">select</text:span><text:span text:style-name="T56"><text:tab/></text:span><text:span text:style-name="T56">CASE WHEN c.cost_type_id in (3700, 3702) THEN c.amount ELSE -c.amount END as amount</text:span></text:p>
              <text:p text:style-name="P60"><text:span text:style-name="T56"><text:tab/></text:span><text:span text:style-name="T56"><text:tab/></text:span><text:span text:style-name="T56">from</text:span><text:span text:style-name="T56"><text:tab/></text:span><text:span text:style-name="T56">im_costs c, im_projects p, im_projects main_p</text:span></text:p>
              <text:p text:style-name="P60"><text:span text:style-name="T56"><text:tab/></text:span><text:span text:style-name="T56"><text:tab/></text:span><text:span text:style-name="T56">where</text:span><text:span text:style-name="T56"><text:tab/></text:span><text:span text:style-name="T56">c.project_id = p.project_id and c.cost_type_id in (3700, 3704, 3718, 3722) and</text:span></text:p>
              <text:p text:style-name="P60"><text:span text:style-name="T56"><text:tab/></text:span><text:span text:style-name="T56"><text:tab/></text:span><text:span text:style-name="T56"><text:tab/></text:span><text:span text:style-name="T56">p.tree_sortkey between main_p.tree_sortkey and tree_right(main_p.tree_sortkey) and</text:span></text:p>
              <text:p text:style-name="P60"><text:span text:style-name="T56"><text:tab/></text:span><text:span text:style-name="T56"><text:tab/></text:span><text:span text:style-name="T56"><text:tab/></text:span><text:span text:style-name="T56">c.effective_date &lt;= :report_end_date and</text:span></text:p>
              <text:p text:style-name="P60"><text:span text:style-name="T56"><text:tab/></text:span><text:span text:style-name="T56"><text:tab/></text:span><text:span text:style-name="T56"><text:tab/></text:span><text:span text:style-name="T56">main_p.parent_id is null and main_p.program_id = :repeat_program_id and main_p.company_id = cust.company_id and</text:span></text:p>
              <text:p text:style-name="P60"><text:span text:style-name="T56"><text:tab/></text:span><text:span text:style-name="T56"><text:tab/></text:span><text:span text:style-name="T56"><text:tab/></text:span><text:span text:style-name="T56">main_p.start_date &lt;= :report_end_date and main_p.end_date &gt;= :report_start_date</text:span></text:p>
              <text:p text:style-name="P60"><text:span text:style-name="T56"><text:tab/></text:span><text:span text:style-name="T56"><text:tab/></text:span><text:span text:style-name="T56">) t</text:span></text:p>
              <text:p text:style-name="P60"><text:span text:style-name="T56"><text:tab/></text:span><text:span text:style-name="T56">) as </text:span><text:span text:style-name="T57">profit_accumulated</text:span><text:span text:style-name="T56">,</text:span></text:p>
              <text:p text:style-name="P60"><text:span text:style-name="T56"><text:tab/></text:span><text:span text:style-name="T56">(select coalesce(round(sum(amount)), 0) from (</text:span></text:p>
              <text:p text:style-name="P60"><text:span text:style-name="T56"><text:tab/></text:span><text:span text:style-name="T56"><text:tab/></text:span><text:span text:style-name="T56">select</text:span><text:span text:style-name="T56"><text:tab/></text:span><text:span text:style-name="T56">CASE WHEN c.cost_type_id in (3700, 3702) THEN c.amount ELSE -c.amount END as amount</text:span></text:p>
              <text:p text:style-name="P60"><text:span text:style-name="T56"><text:tab/></text:span><text:span text:style-name="T56"><text:tab/></text:span><text:span text:style-name="T56">from</text:span><text:span text:style-name="T56"><text:tab/></text:span><text:span text:style-name="T56">im_costs c, im_projects p, im_projects main_p</text:span></text:p>
              <text:p text:style-name="P60"><text:span text:style-name="T56"><text:tab/></text:span><text:span text:style-name="T56"><text:tab/></text:span><text:span text:style-name="T56">where</text:span><text:span text:style-name="T56"><text:tab/></text:span><text:span text:style-name="T56">c.project_id = p.project_id and c.cost_type_id in (3700, 3704, 3718, 3722) and</text:span></text:p>
              <text:p text:style-name="P60"><text:span text:style-name="T56"><text:tab/></text:span><text:span text:style-name="T56"><text:tab/></text:span><text:span text:style-name="T56"><text:tab/></text:span><text:span text:style-name="T56">p.tree_sortkey between main_p.tree_sortkey and tree_right(main_p.tree_sortkey) and</text:span></text:p>
              <text:p text:style-name="P60"><text:span text:style-name="T56"><text:tab/></text:span><text:span text:style-name="T56"><text:tab/></text:span><text:span text:style-name="T56"><text:tab/></text:span><text:span text:style-name="T56">c.effective_date &gt;= :report_start_date and c.effective_date &lt;= :report_end_date and</text:span></text:p>
              <text:p text:style-name="P60"><text:span text:style-name="T56"><text:tab/></text:span><text:span text:style-name="T56"><text:tab/></text:span><text:span text:style-name="T56"><text:tab/></text:span><text:span text:style-name="T56">main_p.parent_id is null and main_p.program_id = :repeat_program_id and main_p.company_id = cust.company_id and</text:span></text:p>
              <text:p text:style-name="P60"><text:span text:style-name="T56"><text:tab/></text:span><text:span text:style-name="T56"><text:tab/></text:span><text:span text:style-name="T56"><text:tab/></text:span><text:span text:style-name="T56">main_p.start_date &lt;= :report_end_date and main_p.end_date &gt;= :report_start_date</text:span></text:p>
              <text:p text:style-name="P60"><text:span text:style-name="T56"><text:tab/></text:span><text:span text:style-name="T56"><text:tab/></text:span><text:span text:style-name="T56">) t</text:span></text:p>
              <text:p text:style-name="P60"><text:span text:style-name="T56"><text:tab/></text:span><text:span text:style-name="T56">) as </text:span><text:span text:style-name="T57">profit_period</text:span><text:span text:style-name="T56">,</text:span></text:p>
              <text:p text:style-name="P60"><text:span text:style-name="T56"><text:tab/></text:span><text:span text:style-name="T56">(select coalesce(round(sum(amount)), 0) from (</text:span></text:p>
              <text:p text:style-name="P60"><text:span text:style-name="T56"><text:tab/></text:span><text:span text:style-name="T56"><text:tab/></text:span><text:span text:style-name="T56">select</text:span><text:span text:style-name="T56"><text:tab/></text:span><text:span text:style-name="T56">CASE WHEN c.cost_type_id in (3700, 3702) THEN c.amount ELSE -c.amount END as amount</text:span></text:p>
              <text:p text:style-name="P60"><text:span text:style-name="T56"><text:tab/></text:span><text:span text:style-name="T56"><text:tab/></text:span><text:span text:style-name="T56">from</text:span><text:span text:style-name="T56"><text:tab/></text:span><text:span text:style-name="T56">im_costs c, im_projects p, im_projects main_p</text:span></text:p>
              <text:p text:style-name="P60"><text:span text:style-name="T56"><text:tab/></text:span><text:span text:style-name="T56"><text:tab/></text:span><text:span text:style-name="T56">where</text:span><text:span text:style-name="T56"><text:tab/></text:span><text:span text:style-name="T56">null and c.project_id = p.project_id and c.cost_type_id in (3700, 3704, 3718, 3722) and</text:span></text:p>
              <text:p text:style-name="P60"><text:span text:style-name="T56"><text:tab/></text:span><text:span text:style-name="T56"><text:tab/></text:span><text:span text:style-name="T56"><text:tab/></text:span><text:span text:style-name="T56">p.tree_sortkey between main_p.tree_sortkey and tree_right(main_p.tree_sortkey) and</text:span></text:p>
              <text:p text:style-name="P60"><text:span text:style-name="T56"><text:tab/></text:span><text:span text:style-name="T56"><text:tab/></text:span><text:span text:style-name="T56"><text:tab/></text:span><text:span text:style-name="T56">c.effective_date &lt;= :report_start_date and </text:span></text:p>
              <text:p text:style-name="P60"><text:span text:style-name="T56"><text:tab/></text:span><text:span text:style-name="T56"><text:tab/></text:span><text:span text:style-name="T56"><text:tab/></text:span><text:span text:style-name="T56">c.effective_date &gt;= :report_start_date::date - (:report_end_date::date - :report_start_date::date) and</text:span></text:p>
              <text:p text:style-name="P60"><text:span text:style-name="T56"><text:tab/></text:span><text:span text:style-name="T56"><text:tab/></text:span><text:span text:style-name="T56"><text:tab/></text:span><text:span text:style-name="T56">main_p.parent_id is null and main_p.program_id = :repeat_program_id and main_p.company_id = cust.company_id and</text:span></text:p>
              <text:p text:style-name="P60"><text:span text:style-name="T56"><text:tab/></text:span><text:span text:style-name="T56"><text:tab/></text:span><text:span text:style-name="T56"><text:tab/></text:span><text:span text:style-name="T56">main_p.start_date &lt;= :report_end_date and main_p.end_date &gt;= :report_start_date</text:span></text:p>
              <text:p text:style-name="P60"><text:span text:style-name="T56"><text:tab/></text:span><text:span text:style-name="T56"><text:tab/></text:span><text:span text:style-name="T56">) t</text:span></text:p>
              <text:p text:style-name="P60"><text:span text:style-name="T56"><text:tab/></text:span><text:span text:style-name="T56">) as </text:span><text:span text:style-name="T57">profit_previous_period</text:span></text:p>
              <text:p text:style-name="P60"><text:span text:style-name="T56">From</text:span><text:span text:style-name="T56"><text:tab/></text:span><text:span text:style-name="T56">im_companies cust</text:span></text:p>
              <text:p text:style-name="P60"><text:span text:style-name="T56">Where</text:span><text:span text:style-name="T56"><text:tab/></text:span><text:span text:style-name="T56">cust.company_id in (</text:span></text:p>
              <text:p text:style-name="P60"><text:span text:style-name="T56"><text:tab/></text:span><text:span text:style-name="T56"><text:tab/></text:span><text:span text:style-name="T56">select distinct main_p.company_id</text:span></text:p>
              <text:p text:style-name="P60"><text:span text:style-name="T56"><text:tab/></text:span><text:span text:style-name="T56"><text:tab/></text:span><text:span text:style-name="T56">from</text:span><text:span text:style-name="T56"><text:tab/></text:span><text:span text:style-name="T56">im_projects main_p</text:span></text:p>
              <text:p text:style-name="P60"><text:span text:style-name="T56"><text:tab/></text:span><text:span text:style-name="T56"><text:tab/></text:span><text:span text:style-name="T56">Where</text:span><text:span text:style-name="T56"><text:tab/></text:span><text:span text:style-name="T56">main_p.parent_id is null and main_p.program_id = :repeat_program_id and</text:span></text:p>
              <text:p text:style-name="P60"><text:span text:style-name="T56"><text:tab/></text:span><text:span text:style-name="T56"><text:tab/></text:span><text:span text:style-name="T56"><text:tab/></text:span><text:span text:style-name="T56">main_p.start_date &lt;= :report_end_date and main_p.end_date &gt;= :report_start_date</text:span></text:p>
              <text:p text:style-name="P60"><text:span text:style-name="T56"><text:tab/></text:span><text:span text:style-name="T56">)</text:span></text:p>
              <text:p text:style-name="P60"><text:span text:style-name="T56">) t</text:span></text:p>
              <text:p text:style-name="P60"><text:span text:style-name="T56">"</text:span></text:p>
              <text:p text:style-name="P60"><text:span text:style-name="T56"/></text:p>
              <text:p text:style-name="P61"><text:span text:style-name="T58">list_max_rows 9</text:span></text:p>
              <text:p text:style-name="P61"><text:span text:style-name="T58"/></text:p>
              <text:p text:style-name="P60"><text:span text:style-name="T56">Counters {</text:span></text:p>
              <text:p text:style-name="P60"><text:span text:style-name="T56"><text:tab/></text:span><text:span text:style-name="T56">{profit_estimated_total $profit_estimated}</text:span></text:p>
              <text:p text:style-name="P60"><text:span text:style-name="T56"><text:tab/></text:span><text:span text:style-name="T56">{profit_period_total $profit_period}</text:span></text:p>
              <text:p text:style-name="P60"><text:span text:style-name="T56"><text:tab/></text:span><text:span text:style-name="T56">{profit_previous_period_total $profit_previous_period}</text:span></text:p>
              <text:p text:style-name="P60"><text:span text:style-name="T56"><text:tab/></text:span><text:span text:style-name="T56">{profit_accumulated_total $profit_accumulated}</text:span></text:p>
              <text:p text:style-name="P60"><text:span text:style-name="T56"/></text:p>
              <text:p text:style-name="P60"><text:span text:style-name="T56">}</text:span></text:p>
            </draw:text-box>
          </draw:frame>
        </presentation:notes>
      </draw:page>
      <draw:page draw:name="list Detalle Financiero" draw:style-name="dp3" draw:master-page-name="Standard_20_1" presentation:presentation-page-layout-name="AL3T11">
        <office:forms form:automatic-focus="false" form:apply-design-mode="false"/>
        <draw:custom-shape draw:name="Rectangle 21" draw:style-name="gr26" draw:text-style-name="P27" draw:layer="layout" svg:width="24.129cm" svg:height="1.499cm" svg:x="0.639cm" svg:y="0.723cm">
          <text:p text:style-name="P26"><text:span text:style-name="T49">2.4 Detalle Programas: Detalle Financiero por Proyecto</text:span></text:p>
          <draw:enhanced-geometry svg:viewBox="0 0 21600 21600" draw:type="rectangle" draw:enhanced-path="M 0 0 L 21600 0 21600 21600 0 21600 0 0 Z N"/>
        </draw:custom-shape>
        <draw:frame draw:name="Table 7" draw:style-name="standard" draw:layer="layout" svg:width="24.098cm" svg:height="0.855cm" svg:x="0.6cm" svg:y="2.663cm">
          <table:table>
            <table:table-column table:style-name="co35"/>
            <table:table-row table:style-name="ro5">
              <table:table-cell table:style-name="ce36">
                <text:p text:style-name="P55"><text:span text:style-name="T20">@repeat_program_name@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name="Table 27" draw:style-name="standard" draw:layer="layout" svg:width="24.125cm" svg:height="4.616cm" svg:x="0.6cm" svg:y="3.592cm">
          <table:table>
            <table:table-column table:style-name="co42"/>
            <table:table-column table:style-name="co43"/>
            <table:table-column table:style-name="co44"/>
            <table:table-column table:style-name="co45"/>
            <table:table-column table:style-name="co46"/>
            <table:table-column table:style-name="co47"/>
            <table:table-column table:style-name="co48"/>
            <table:table-column table:style-name="co49"/>
            <table:table-row table:style-name="ro10" table:default-cell-style-name="ce37">
              <table:table-cell table:style-name="ce2">
                <text:p text:style-name="P31"><text:span text:style-name="T21">Cliente</text:span></text:p>
              </table:table-cell>
              <table:table-cell table:style-name="ce2">
                <text:p text:style-name="P63"><text:span text:style-name="T59">Área</text:span></text:p>
              </table:table-cell>
              <table:table-cell table:style-name="ce2">
                <text:p text:style-name="P32"><text:span text:style-name="T21">Tipo</text:span></text:p>
              </table:table-cell>
              <table:table-cell table:style-name="ce38">
                <text:p text:style-name="P32"><text:span text:style-name="T21">Proyecto</text:span></text:p>
              </table:table-cell>
              <table:table-cell>
                <text:p text:style-name="P56"><text:span text:style-name="T21">Resultado Estimado</text:span></text:p>
              </table:table-cell>
              <table:table-cell>
                <text:p text:style-name="P36"><text:span text:style-name="T21">Resultado Acumulado</text:span></text:p>
              </table:table-cell>
              <table:table-cell>
                <text:p text:style-name="P56"><text:span text:style-name="T21">Resultado</text:span><text:span text:style-name="T21"><text:line-break/></text:span><text:span text:style-name="T21">Periodo Actual</text:span></text:p>
              </table:table-cell>
              <table:table-cell>
                <text:p text:style-name="P56"><text:span text:style-name="T21">Resultado Periodo Anterior</text:span></text:p>
              </table:table-cell>
            </table:table-row>
            <table:table-row table:style-name="ro10" table:default-cell-style-name="ce46">
              <table:table-cell table:style-name="ce39">
                <text:p text:style-name="P33"><text:span text:style-name="T53">@customer_name@</text:span></text:p>
              </table:table-cell>
              <table:table-cell table:style-name="ce44">
                <text:p text:style-name="P33"><text:span text:style-name="T53">@area@</text:span></text:p>
              </table:table-cell>
              <table:table-cell table:style-name="ce45">
                <text:p text:style-name="P33"><text:span text:style-name="T53">@tipo_de_proyecto@</text:span></text:p>
              </table:table-cell>
              <table:table-cell table:style-name="ce44">
                <text:p text:style-name="P33"><text:span text:style-name="T53">@project_name@</text:span></text:p>
              </table:table-cell>
              <table:table-cell>
                <text:p text:style-name="P57"><text:span text:style-name="T23">@profit_estimated_formatted@</text:span></text:p>
              </table:table-cell>
              <table:table-cell>
                <text:p text:style-name="P57"><text:span text:style-name="T23">@profit_accumulated_formatted@</text:span></text:p>
              </table:table-cell>
              <table:table-cell table:style-name="ce47">
                <text:p text:style-name="P57"><text:span text:style-name="T23">@profit_period_formatted@</text:span></text:p>
              </table:table-cell>
              <table:table-cell>
                <text:p text:style-name="P57"><text:span text:style-name="T23">@profit_previous_period_formatted@</text:span></text:p>
              </table:table-cell>
            </table:table-row>
            <table:table-row table:style-name="ro10" table:default-cell-style-name="ce2">
              <table:table-cell>
                <text:p text:style-name="P32"><text:span text:style-name="T21">Total</text:span></text:p>
              </table:table-cell>
              <table:table-cell/>
              <table:table-cell/>
              <table:table-cell table:style-name="ce38"/>
              <table:table-cell table:style-name="ce43">
                <text:p text:style-name="P58"><text:span text:style-name="T24">@profit_estimated_total_sor@</text:span></text:p>
              </table:table-cell>
              <table:table-cell table:style-name="ce43">
                <text:p text:style-name="P58"><text:span text:style-name="T24">@profit_accumulated_total_sor@</text:span></text:p>
              </table:table-cell>
              <table:table-cell table:style-name="ce37">
                <text:p text:style-name="P58"><text:span text:style-name="T24">@profit_period_total_sor@</text:span></text:p>
              </table:table-cell>
              <table:table-cell table:style-name="ce43">
                <text:p text:style-name="P58"><text:span text:style-name="T24">@profit_previous_period_total_sor@</text:span></text:p>
              </table:table-cell>
            </table:table-row>
          </table:table>
          <draw:image xlink:href="Pictures/TablePreview18.svm" xlink:type="simple" xlink:show="embed" xlink:actuate="onLoad"/>
          <svg:title>list</svg:title>
        </draw:frame>
        <presentation:notes draw:style-name="dp4">
          <office:forms form:automatic-focus="false" form:apply-design-mode="false"/>
          <draw:frame draw:name="Notes Placeholder 2" presentation:style-name="pr10" draw:text-style-name="P4" draw:layer="layout" svg:width="22.399cm" svg:height="10.023cm" svg:x="2.799cm" svg:y="10.58cm" presentation:class="notes">
            <draw:text-box>
              <text:p/>
            </draw:text-box>
          </draw:frame>
          <draw:frame draw:name="Slide Number Placeholder 3" presentation:style-name="pr11" draw:text-style-name="P66" draw:layer="layout" svg:width="25cm" svg:height="19.999cm" svg:x="0cm" svg:y="0.001cm" presentation:class="page-number" presentation:user-transformed="true">
            <draw:text-box>
              <text:p text:style-name="P64"><text:span text:style-name="T60">page_sql "</text:span></text:p>
              <text:p text:style-name="P64"><text:span text:style-name="T60">select</text:span><text:span text:style-name="T60"><text:tab/></text:span><text:span text:style-name="T60">to_char(:report_start_date::date, :date_format) as report_start_date_pretty,</text:span></text:p>
              <text:p text:style-name="P64"><text:span text:style-name="T60"><text:tab/></text:span><text:span text:style-name="T60">to_char(:report_end_date::date, :date_format) as report_end_date_pretty,</text:span></text:p>
              <text:p text:style-name="P64"><text:span text:style-name="T60"><text:tab/></text:span><text:span text:style-name="T60">acs_object__name(:repeat_program_id) as program_name</text:span></text:p>
              <text:p text:style-name="P64"><text:span text:style-name="T60">from</text:span><text:span text:style-name="T60"><text:tab/></text:span><text:span text:style-name="T60">dual</text:span></text:p>
              <text:p text:style-name="P64"><text:span text:style-name="T60">"</text:span></text:p>
              <text:p text:style-name="P64"><text:span text:style-name="T60"/></text:p>
              <text:p text:style-name="P64"><text:span text:style-name="T60">list_sql "</text:span></text:p>
              <text:p text:style-name="P64"><text:span text:style-name="T60">Select</text:span><text:span text:style-name="T60"><text:tab/></text:span><text:span text:style-name="T60">*,</text:span></text:p>
              <text:p text:style-name="P64"><text:span text:style-name="T60"><text:tab/></text:span><text:span text:style-name="T60">im_to_char_nd(profit_estimated) as profit_estimated_formatted,</text:span></text:p>
              <text:p text:style-name="P64"><text:span text:style-name="T60"><text:tab/></text:span><text:span text:style-name="T60">im_to_char_nd(profit_accumulated) as profit_accumulated_formatted,</text:span></text:p>
              <text:p text:style-name="P64"><text:span text:style-name="T60"><text:tab/></text:span><text:span text:style-name="T60">im_to_char_nd(profit_period) as profit_period_formatted,</text:span></text:p>
              <text:p text:style-name="P64"><text:span text:style-name="T60"><text:tab/></text:span><text:span text:style-name="T60">im_to_char_nd(profit_previous_period) as profit_previous_period_formatted</text:span></text:p>
              <text:p text:style-name="P64"><text:span text:style-name="T60">From</text:span><text:span text:style-name="T60"><text:tab/></text:span><text:span text:style-name="T60">(</text:span></text:p>
              <text:p text:style-name="P64"><text:span text:style-name="T60">select</text:span><text:span text:style-name="T60"><text:tab/></text:span><text:span text:style-name="T60">acs_object__name(main_p.company_id) as customer_name,</text:span></text:p>
              <text:p text:style-name="P64"><text:span text:style-name="T60"><text:tab/></text:span><text:span text:style-name="T60">acs_object__name(main_p.area_id) as area,</text:span></text:p>
              <text:p text:style-name="P64"><text:span text:style-name="T60"><text:tab/></text:span><text:span text:style-name="T60">im_category_from_id(main_p.tipo_de_proyecto) as tipo_de_proyecto,</text:span></text:p>
              <text:p text:style-name="P64"><text:span text:style-name="T60"><text:tab/></text:span><text:span text:style-name="T60">main_p.project_name,</text:span></text:p>
              <text:p text:style-name="P64"><text:span text:style-name="T60"><text:tab/></text:span><text:span text:style-name="T60">(select coalesce(round(sum(amount)), 0) from (</text:span></text:p>
              <text:p text:style-name="P64"><text:span text:style-name="T60"><text:tab/></text:span><text:span text:style-name="T60"><text:tab/></text:span><text:span text:style-name="T60">select</text:span><text:span text:style-name="T60"><text:tab/></text:span><text:span text:style-name="T60">CASE WHEN c.cost_type_id in (3700, 3702) THEN c.amount ELSE -c.amount END as amount</text:span></text:p>
              <text:p text:style-name="P64"><text:span text:style-name="T60"><text:tab/></text:span><text:span text:style-name="T60"><text:tab/></text:span><text:span text:style-name="T60">from</text:span><text:span text:style-name="T60"><text:tab/></text:span><text:span text:style-name="T60">im_costs c, im_projects p</text:span></text:p>
              <text:p text:style-name="P64"><text:span text:style-name="T60"><text:tab/></text:span><text:span text:style-name="T60"><text:tab/></text:span><text:span text:style-name="T60">where</text:span><text:span text:style-name="T60"><text:tab/></text:span><text:span text:style-name="T60">c.project_id = p.project_id and</text:span></text:p>
              <text:p text:style-name="P64"><text:span text:style-name="T60"><text:tab/></text:span><text:span text:style-name="T60"><text:tab/></text:span><text:span text:style-name="T60"><text:tab/></text:span><text:span text:style-name="T60">p.tree_sortkey between main_p.tree_sortkey and tree_right(main_p.tree_sortkey) and</text:span></text:p>
              <text:p text:style-name="P64"><text:span text:style-name="T60"><text:tab/></text:span><text:span text:style-name="T60"><text:tab/></text:span><text:span text:style-name="T60"><text:tab/></text:span><text:span text:style-name="T60">c.cost_type_id in (3702, 3706, 3726, 3728)</text:span></text:p>
              <text:p text:style-name="P64"><text:span text:style-name="T60"><text:tab/></text:span><text:span text:style-name="T60"><text:tab/></text:span><text:span text:style-name="T60">) t</text:span></text:p>
              <text:p text:style-name="P64"><text:span text:style-name="T60"><text:tab/></text:span><text:span text:style-name="T60">) as profit_estimated,</text:span></text:p>
              <text:p text:style-name="P64"><text:span text:style-name="T60"><text:tab/></text:span><text:span text:style-name="T60">(select coalesce(round(sum(amount)), 0) from (</text:span></text:p>
              <text:p text:style-name="P64"><text:span text:style-name="T60"><text:tab/></text:span><text:span text:style-name="T60"><text:tab/></text:span><text:span text:style-name="T60">select</text:span><text:span text:style-name="T60"><text:tab/></text:span><text:span text:style-name="T60">CASE WHEN c.cost_type_id in (3700, 3702) THEN c.amount ELSE -c.amount END as amount</text:span></text:p>
              <text:p text:style-name="P64"><text:span text:style-name="T60"><text:tab/></text:span><text:span text:style-name="T60"><text:tab/></text:span><text:span text:style-name="T60">from</text:span><text:span text:style-name="T60"><text:tab/></text:span><text:span text:style-name="T60">im_costs c, im_projects p</text:span></text:p>
              <text:p text:style-name="P64"><text:span text:style-name="T60"><text:tab/></text:span><text:span text:style-name="T60"><text:tab/></text:span><text:span text:style-name="T60">where</text:span><text:span text:style-name="T60"><text:tab/></text:span><text:span text:style-name="T60">c.project_id = p.project_id and</text:span></text:p>
              <text:p text:style-name="P64"><text:span text:style-name="T60"><text:tab/></text:span><text:span text:style-name="T60"><text:tab/></text:span><text:span text:style-name="T60"><text:tab/></text:span><text:span text:style-name="T60">p.tree_sortkey between main_p.tree_sortkey and tree_right(main_p.tree_sortkey) and</text:span></text:p>
              <text:p text:style-name="P64"><text:span text:style-name="T60"><text:tab/></text:span><text:span text:style-name="T60"><text:tab/></text:span><text:span text:style-name="T60"><text:tab/></text:span><text:span text:style-name="T60">c.cost_type_id in (3700, 3704, 3718, 3722) and</text:span></text:p>
              <text:p text:style-name="P64"><text:span text:style-name="T60"><text:tab/></text:span><text:span text:style-name="T60"><text:tab/></text:span><text:span text:style-name="T60"><text:tab/></text:span><text:span text:style-name="T60">c.effective_date &lt;= :report_end_date</text:span></text:p>
              <text:p text:style-name="P64"><text:span text:style-name="T60"><text:tab/></text:span><text:span text:style-name="T60"><text:tab/></text:span><text:span text:style-name="T60">) t</text:span></text:p>
              <text:p text:style-name="P64"><text:span text:style-name="T60"><text:tab/></text:span><text:span text:style-name="T60">) as profit_accumulated,</text:span></text:p>
              <text:p text:style-name="P64"><text:span text:style-name="T60"><text:tab/></text:span><text:span text:style-name="T60">(select coalesce(round(sum(amount)), 0) from (</text:span></text:p>
              <text:p text:style-name="P64"><text:span text:style-name="T60"><text:tab/></text:span><text:span text:style-name="T60"><text:tab/></text:span><text:span text:style-name="T60">select</text:span><text:span text:style-name="T60"><text:tab/></text:span><text:span text:style-name="T60">CASE WHEN c.cost_type_id in (3700, 3702) THEN c.amount ELSE -c.amount END as amount</text:span></text:p>
              <text:p text:style-name="P64"><text:span text:style-name="T60"><text:tab/></text:span><text:span text:style-name="T60"><text:tab/></text:span><text:span text:style-name="T60">from</text:span><text:span text:style-name="T60"><text:tab/></text:span><text:span text:style-name="T60">im_costs c, im_projects p</text:span></text:p>
              <text:p text:style-name="P64"><text:span text:style-name="T60"><text:tab/></text:span><text:span text:style-name="T60"><text:tab/></text:span><text:span text:style-name="T60">where</text:span><text:span text:style-name="T60"><text:tab/></text:span><text:span text:style-name="T60">c.project_id = p.project_id and</text:span></text:p>
              <text:p text:style-name="P64"><text:span text:style-name="T60"><text:tab/></text:span><text:span text:style-name="T60"><text:tab/></text:span><text:span text:style-name="T60"><text:tab/></text:span><text:span text:style-name="T60">p.tree_sortkey between main_p.tree_sortkey and tree_right(main_p.tree_sortkey) and</text:span></text:p>
              <text:p text:style-name="P64"><text:span text:style-name="T60"><text:tab/></text:span><text:span text:style-name="T60"><text:tab/></text:span><text:span text:style-name="T60"><text:tab/></text:span><text:span text:style-name="T60">c.cost_type_id in (3700, 3704, 3718, 3722) and</text:span></text:p>
              <text:p text:style-name="P64"><text:span text:style-name="T60"><text:tab/></text:span><text:span text:style-name="T60"><text:tab/></text:span><text:span text:style-name="T60"><text:tab/></text:span><text:span text:style-name="T60">c.effective_date &gt;= :report_start_date and c.effective_date &lt;= :report_end_date</text:span></text:p>
              <text:p text:style-name="P64"><text:span text:style-name="T60"><text:tab/></text:span><text:span text:style-name="T60"><text:tab/></text:span><text:span text:style-name="T60">) t</text:span></text:p>
              <text:p text:style-name="P64"><text:span text:style-name="T60"><text:tab/></text:span><text:span text:style-name="T60">) as profit_period,</text:span></text:p>
              <text:p text:style-name="P64"><text:span text:style-name="T60"><text:tab/></text:span><text:span text:style-name="T60">(select coalesce(round(sum(amount)), 0) from (</text:span></text:p>
              <text:p text:style-name="P64"><text:span text:style-name="T60"><text:tab/></text:span><text:span text:style-name="T60"><text:tab/></text:span><text:span text:style-name="T60">select</text:span><text:span text:style-name="T60"><text:tab/></text:span><text:span text:style-name="T60">CASE WHEN c.cost_type_id in (3700, 3702) THEN c.amount ELSE -c.amount END as amount</text:span></text:p>
              <text:p text:style-name="P64"><text:span text:style-name="T60"><text:tab/></text:span><text:span text:style-name="T60"><text:tab/></text:span><text:span text:style-name="T60">from</text:span><text:span text:style-name="T60"><text:tab/></text:span><text:span text:style-name="T60">im_costs c, im_projects p</text:span></text:p>
              <text:p text:style-name="P64"><text:span text:style-name="T60"><text:tab/></text:span><text:span text:style-name="T60"><text:tab/></text:span><text:span text:style-name="T60">where</text:span><text:span text:style-name="T60"><text:tab/></text:span><text:span text:style-name="T60">null and c.project_id = p.project_id and</text:span></text:p>
              <text:p text:style-name="P64"><text:span text:style-name="T60"><text:tab/></text:span><text:span text:style-name="T60"><text:tab/></text:span><text:span text:style-name="T60"><text:tab/></text:span><text:span text:style-name="T60">p.tree_sortkey between main_p.tree_sortkey and tree_right(main_p.tree_sortkey) and</text:span></text:p>
              <text:p text:style-name="P64"><text:span text:style-name="T60"><text:tab/></text:span><text:span text:style-name="T60"><text:tab/></text:span><text:span text:style-name="T60"><text:tab/></text:span><text:span text:style-name="T60">c.cost_type_id in (3700, 3704, 3718, 3722) and</text:span></text:p>
              <text:p text:style-name="P64"><text:span text:style-name="T60"><text:tab/></text:span><text:span text:style-name="T60"><text:tab/></text:span><text:span text:style-name="T60"><text:tab/></text:span><text:span text:style-name="T60">c.effective_date &lt;= :report_start_date and </text:span></text:p>
              <text:p text:style-name="P64"><text:span text:style-name="T60"><text:tab/></text:span><text:span text:style-name="T60"><text:tab/></text:span><text:span text:style-name="T60"><text:tab/></text:span><text:span text:style-name="T60">c.effective_date &gt;= :report_start_date::date - (:report_end_date::date - :report_start_date::date)</text:span></text:p>
              <text:p text:style-name="P64"><text:span text:style-name="T60"><text:tab/></text:span><text:span text:style-name="T60"><text:tab/></text:span><text:span text:style-name="T60">) t</text:span></text:p>
              <text:p text:style-name="P64"><text:span text:style-name="T60"><text:tab/></text:span><text:span text:style-name="T60">) as profit_previous_period</text:span></text:p>
              <text:p text:style-name="P64"><text:span text:style-name="T60">From</text:span><text:span text:style-name="T60"><text:tab/></text:span><text:span text:style-name="T60">im_projects main_p</text:span></text:p>
              <text:p text:style-name="P64"><text:span text:style-name="T60">Where</text:span><text:span text:style-name="T60"><text:tab/></text:span><text:span text:style-name="T60">main_p.parent_id is null and</text:span></text:p>
              <text:p text:style-name="P64"><text:span text:style-name="T60"><text:tab/></text:span><text:span text:style-name="T60">main_p.program_id = :repeat_program_id and</text:span></text:p>
              <text:p text:style-name="P64"><text:span text:style-name="T60"><text:tab/></text:span><text:span text:style-name="T60">main_p.start_date &lt;= :report_end_date and main_p.end_date &gt;= :report_start_date</text:span></text:p>
              <text:p text:style-name="P64"><text:span text:style-name="T60">) t</text:span></text:p>
              <text:p text:style-name="P64"><text:span text:style-name="T60">"</text:span></text:p>
              <text:p text:style-name="P64"><text:span text:style-name="T60"/></text:p>
              <text:p text:style-name="P65"><text:span text:style-name="T27">list_max_rows 9</text:span></text:p>
              <text:p text:style-name="P65"><text:span text:style-name="T27"/></text:p>
              <text:p text:style-name="P64"><text:span text:style-name="T60">Counters {</text:span></text:p>
              <text:p text:style-name="P64"><text:span text:style-name="T60"><text:tab/></text:span><text:span text:style-name="T60">{profit_estimated_total $profit_estimated}</text:span></text:p>
              <text:p text:style-name="P64"><text:span text:style-name="T60"><text:tab/></text:span><text:span text:style-name="T60">{profit_period_total $profit_period}</text:span></text:p>
              <text:p text:style-name="P64"><text:span text:style-name="T60"><text:tab/></text:span><text:span text:style-name="T60">{profit_previous_period_total $profit_previous_period}</text:span></text:p>
              <text:p text:style-name="P64"><text:span text:style-name="T60"><text:tab/></text:span><text:span text:style-name="T60">{profit_accumulated_total $profit_accumulated}</text:span></text:p>
              <text:p text:style-name="P64"><text:span text:style-name="T60"/></text:p>
              <text:p text:style-name="P64"><text:span text:style-name="T60">}</text:span></text:p>
            </draw:text-box>
          </draw:frame>
        </presentation:notes>
      </draw:page>
      <draw:page draw:name="list Detalle Técnico del Programa" draw:style-name="dp3" draw:master-page-name="Standard_20_1" presentation:presentation-page-layout-name="AL3T11">
        <office:forms form:automatic-focus="false" form:apply-design-mode="false"/>
        <draw:custom-shape draw:name="Rectangle 21" draw:style-name="gr35" draw:text-style-name="P27" draw:layer="layout" svg:width="23.997cm" svg:height="1.499cm" svg:x="0.639cm" svg:y="0.723cm">
          <text:p text:style-name="P26"><text:span text:style-name="T49">2.5 Detalle Programas: Detalle Técnico</text:span></text:p>
          <draw:enhanced-geometry svg:viewBox="0 0 21600 21600" draw:type="rectangle" draw:enhanced-path="M 0 0 L 21600 0 21600 21600 0 21600 0 0 Z N"/>
        </draw:custom-shape>
        <draw:frame draw:name="Table 27" draw:style-name="standard" draw:layer="layout" svg:width="24.078cm" svg:height="4.877cm" svg:x="0.621cm" svg:y="3.691cm">
          <table:table>
            <table:table-column table:style-name="co50"/>
            <table:table-column table:style-name="co50"/>
            <table:table-column table:style-name="co51"/>
            <table:table-column table:style-name="co52"/>
            <table:table-column table:style-name="co53"/>
            <table:table-column table:style-name="co54"/>
            <table:table-column table:style-name="co55"/>
            <table:table-column table:style-name="co56"/>
            <table:table-column table:style-name="co57"/>
            <table:table-column table:style-name="co58"/>
            <table:table-column table:style-name="co59"/>
            <table:table-column table:style-name="co60"/>
            <table:table-row table:style-name="ro11" table:default-cell-style-name="ce2">
              <table:table-cell>
                <text:p text:style-name="P31"><text:span text:style-name="T21">Cliente</text:span></text:p>
              </table:table-cell>
              <table:table-cell>
                <text:p text:style-name="P63"><text:span text:style-name="T59">Área</text:span></text:p>
              </table:table-cell>
              <table:table-cell>
                <text:p text:style-name="P32"><text:span text:style-name="T21">Tipo</text:span></text:p>
              </table:table-cell>
              <table:table-cell>
                <text:p text:style-name="P32"><text:span text:style-name="T21">Proyecto</text:span></text:p>
              </table:table-cell>
              <table:table-cell>
                <text:p text:style-name="P32"><text:span text:style-name="T21">Fechas (Inicio/Fin)</text:span></text:p>
              </table:table-cell>
              <table:table-cell table:style-name="ce3">
                <text:p text:style-name="P32"><text:span text:style-name="T21">Estado</text:span></text:p>
              </table:table-cell>
              <table:table-cell>
                <text:p text:style-name="P32"><text:span text:style-name="T21">Prio</text:span></text:p>
              </table:table-cell>
              <table:table-cell table:style-name="ce3">
                <text:p text:style-name="P32"><text:span text:style-name="T21">Avance y % Realización</text:span></text:p>
              </table:table-cell>
              <table:table-cell>
                <text:p text:style-name="P32"><text:span text:style-name="T21">Riesgo</text:span></text:p>
              </table:table-cell>
              <table:table-cell table:style-name="ce48">
                <text:p text:style-name="P32"><text:span text:style-name="T21">V</text:span></text:p>
              </table:table-cell>
              <table:table-cell table:style-name="ce48">
                <text:p text:style-name="P32"><text:span text:style-name="T21">A</text:span></text:p>
              </table:table-cell>
              <table:table-cell table:style-name="ce48">
                <text:p text:style-name="P32"><text:span text:style-name="T21">R</text:span></text:p>
              </table:table-cell>
            </table:table-row>
            <table:table-row table:style-name="ro12" table:default-cell-style-name="ce45">
              <table:table-cell table:style-name="ce39">
                <text:p text:style-name="P33"><text:span text:style-name="T53">@customer_name@</text:span></text:p>
              </table:table-cell>
              <table:table-cell table:style-name="ce44">
                <text:p text:style-name="P33"><text:span text:style-name="T53">@area@</text:span></text:p>
              </table:table-cell>
              <table:table-cell>
                <text:p text:style-name="P33"><text:span text:style-name="T53">@tipo_de_proyecto@</text:span></text:p>
              </table:table-cell>
              <table:table-cell table:style-name="ce44">
                <text:p text:style-name="P33"><text:span text:style-name="T53">@project_name@</text:span></text:p>
              </table:table-cell>
              <table:table-cell table:style-name="ce41">
                <text:p text:style-name="P32"><text:span text:style-name="T53">@start_date_pretty@</text:span></text:p>
                <text:p text:style-name="P32"><text:span text:style-name="T53">@end_date_pretty@</text:span></text:p>
              </table:table-cell>
              <table:table-cell table:style-name="ce49">
                <text:p text:style-name="P63"><text:span text:style-name="T61">#text:style-name=@@on_track_status_col@@ @on_track_status_esp@</text:span></text:p>
              </table:table-cell>
              <table:table-cell>
                <text:p text:style-name="P32"><text:span text:style-name="T23">@priority@</text:span></text:p>
              </table:table-cell>
              <table:table-cell table:style-name="ce50">
                <text:p text:style-name="P32"><text:span text:style-name="T53"><text:s/></text:span><text:span text:style-name="T53">@percent_completed@%</text:span></text:p>
                <text:p text:style-name="P32"><text:span text:style-name="T53">@percent_deviation_pretty@%</text:span></text:p>
              </table:table-cell>
              <table:table-cell>
                <text:p text:style-name="P63"><text:span text:style-name="T61">#text:style-name=@@nueva_vision_global_riesgo_col@@ @nueva_vision_global_riesgo_esp@</text:span></text:p>
              </table:table-cell>
              <table:table-cell>
                <text:p text:style-name="P33"><text:span text:style-name="T23">@risk_green_num@</text:span></text:p>
              </table:table-cell>
              <table:table-cell>
                <text:p text:style-name="P33"><text:span text:style-name="T23">@risk_yellow_num@</text:span></text:p>
              </table:table-cell>
              <table:table-cell>
                <text:p text:style-name="P33"><text:span text:style-name="T23">@risk_red_num@</text:span></text:p>
              </table:table-cell>
            </table:table-row>
          </table:table>
          <draw:image xlink:href="Pictures/TablePreview19.svm" xlink:type="simple" xlink:show="embed" xlink:actuate="onLoad"/>
          <svg:title>list</svg:title>
        </draw:frame>
        <draw:frame draw:style-name="standard" draw:layer="layout" svg:width="24.099cm" svg:height="0.999cm" svg:x="0.6cm" svg:y="2.713cm">
          <table:table>
            <table:table-column table:style-name="co61"/>
            <table:table-row table:style-name="ro13">
              <table:table-cell table:style-name="ce51">
                <text:p text:style-name="P67"><text:span text:style-name="T33">@program_name@</text:span>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2">
          <office:forms form:automatic-focus="false" form:apply-design-mode="false"/>
          <draw:frame presentation:style-name="pr12" draw:text-style-name="P38" draw:layer="layout" svg:width="25cm" svg:height="20cm" svg:x="0cm" svg:y="0.001cm" presentation:class="notes" presentation:user-transformed="true">
            <draw:text-box>
              <text:p text:style-name="P5"><text:span text:style-name="T29">page_sql "</text:span></text:p>
              <text:p text:style-name="P5"><text:span text:style-name="T29">select</text:span><text:span text:style-name="T29"><text:tab/></text:span><text:span text:style-name="T29">to_char(:report_start_date::date, :date_format) as report_start_date_pretty,</text:span></text:p>
              <text:p text:style-name="P5"><text:span text:style-name="T29"><text:tab/></text:span><text:span text:style-name="T29"><text:tab/></text:span><text:span text:style-name="T29">to_char(:report_end_date::date, :date_format) as report_end_date_pretty,</text:span></text:p>
              <text:p text:style-name="P5"><text:span text:style-name="T29"><text:tab/></text:span><text:span text:style-name="T29"><text:tab/></text:span><text:span text:style-name="T29">acs_object__name(:repeat_program_id) as program_name</text:span></text:p>
              <text:p text:style-name="P5"><text:span text:style-name="T29">from</text:span><text:span text:style-name="T29"><text:tab/></text:span><text:span text:style-name="T29">dual</text:span></text:p>
              <text:p text:style-name="P5"><text:span text:style-name="T29">"</text:span></text:p>
              <text:p text:style-name="P6"><text:span text:style-name="T29"/></text:p>
              <text:p text:style-name="P6"><text:span text:style-name="T29">list_sql "</text:span></text:p>
              <text:p text:style-name="P6"><text:span text:style-name="T29">select</text:span></text:p>
              <text:p text:style-name="P6"><text:span text:style-name="T29"><text:tab/></text:span><text:span text:style-name="T29">p.project_name,</text:span></text:p>
              <text:p text:style-name="P6"><text:span text:style-name="T29"><text:tab/></text:span><text:span text:style-name="T29">acs_object__name(p.area_id) as area,</text:span></text:p>
              <text:p text:style-name="P6"><text:span text:style-name="T29"><text:tab/></text:span><text:span text:style-name="T29">acs_object__name(p.company_id) as customer_name,</text:span></text:p>
              <text:p text:style-name="P6"><text:span text:style-name="T29"><text:tab/></text:span><text:span text:style-name="T29">im_category_from_id(p.tipo_de_proyecto) as tipo_de_proyecto,</text:span></text:p>
              <text:p text:style-name="P6"><text:span text:style-name="T29"><text:tab/></text:span><text:span text:style-name="T29">im_category_from_id(p.project_status_id) as project_status,</text:span></text:p>
              <text:p text:style-name="P6"><text:span text:style-name="T29"><text:tab/></text:span><text:span text:style-name="T29">coalesce(acs_lang_lookup_message('es_ES', 'intranet-core', im_category_from_id(p.project_priority_id)), 'No def.') as priority,</text:span></text:p>
              <text:p text:style-name="P6"><text:span text:style-name="T29"><text:tab/></text:span><text:span text:style-name="T29">to_char(p.start_date, :date_format) as start_date_pretty,</text:span></text:p>
              <text:p text:style-name="P6"><text:span text:style-name="T29"><text:tab/></text:span><text:span text:style-name="T29">to_char(p.end_date, :date_format) as end_date_pretty,</text:span></text:p>
              <text:p text:style-name="P6"><text:span text:style-name="T29"><text:tab/></text:span><text:span text:style-name="T29">round(p.percent_completed) as percent_completed,</text:span></text:p>
              <text:p text:style-name="P6"><text:span text:style-name="T29"><text:tab/></text:span><text:span text:style-name="T29">trim(im_to_char_nd</text:span><text:span text:style-name="T26">(</text:span></text:p>
              <text:p text:style-name="P6"><text:span text:style-name="T29"><text:tab/></text:span><text:span text:style-name="T29"><text:tab/></text:span><text:span text:style-name="T29">case when round(coalesce(p.porcentaje_esperado::float, 0)) = 0 then 0.0 else</text:span></text:p>
              <text:p text:style-name="P6"><text:span text:style-name="T29"><text:tab/></text:span><text:span text:style-name="T29"><text:tab/></text:span><text:span text:style-name="T29">round(100.0 * coalesce(p.percent_completed::float, 0) / coalesce(p.porcentaje_esperado::numeric, 0)) end</text:span></text:p>
              <text:p text:style-name="P6"><text:span text:style-name="T29"><text:tab/></text:span><text:span text:style-name="T29">)) as percent_deviation_pretty,</text:span></text:p>
              <text:p text:style-name="P6"><text:span text:style-name="T29"><text:tab/></text:span><text:span text:style-name="T29">im_category_from_id(p.on_track_status_id) as on_track_status,</text:span></text:p>
              <text:p text:style-name="P6"><text:span text:style-name="T29"><text:tab/></text:span><text:span text:style-name="T62">CASE WHEN p.on_track_status_id = 66 THEN 'Verde' WHEN p.on_track_status_id = 67 THEN 'Amarillo' WHEN p.on_track_status_id = 68 THEN 'Rojo' ELSE 'No def.' </text:span><text:span text:style-name="T62"><text:tab/></text:span><text:span text:style-name="T62">END as on_track_status_esp,</text:span></text:p>
              <text:p text:style-name="P6"><text:span text:style-name="T29"><text:tab/></text:span><text:span text:style-name="T29">coalesce(lower(im_category_from_id(p.on_track_status_id)), 'black') as on_track_status_col,</text:span></text:p>
              <text:p text:style-name="P6"><text:span text:style-name="T29"><text:tab/></text:span><text:span text:style-name="T62">CASE WHEN p.nueva_vision_global_riesgo = 10000113 THEN 'Verde' WHEN p.nueva_vision_global_riesgo = 10000114 THEN 'Amarillo' WHEN p.nueva_vision_global_riesgo = 10000115 THEN 'Rojo' ELSE 'No def.' END as nueva_vision_global_riesgo_esp,</text:span></text:p>
              <text:p text:style-name="P6"><text:span text:style-name="T29"><text:tab/></text:span><text:span text:style-name="T29">coalesce(lower(im_category_from_id(p.nueva_vision_global_riesgo)),'black') as nueva_vision_global_riesgo_col,</text:span></text:p>
              <text:p text:style-name="P6"><text:span text:style-name="T29"><text:tab/></text:span><text:span text:style-name="T29">(select count(*) from im_projects pr, im_timesheet_tasks tr</text:span></text:p>
              <text:p text:style-name="P6"><text:span text:style-name="T29"><text:tab/></text:span><text:span text:style-name="T29">where pr.tree_sortkey between p.tree_sortkey and tree_right(p.tree_sortkey) and pr.project_id = tr.task_id and</text:span></text:p>
              <text:p text:style-name="P6"><text:span text:style-name="T29"><text:tab/></text:span><text:span text:style-name="T29">pr.nueva_vision_global_riesgo = 10000113</text:span></text:p>
              <text:p text:style-name="P6"><text:span text:style-name="T29"><text:tab/></text:span><text:span text:style-name="T29">) as risk_green_num,</text:span></text:p>
              <text:p text:style-name="P6"><text:span text:style-name="T29"><text:tab/></text:span><text:span text:style-name="T29">(select count(*) from im_projects pr, im_timesheet_tasks tr</text:span></text:p>
              <text:p text:style-name="P6"><text:span text:style-name="T29"><text:tab/></text:span><text:span text:style-name="T29">where pr.tree_sortkey between p.tree_sortkey and tree_right(p.tree_sortkey) and pr.project_id = tr.task_id and</text:span></text:p>
              <text:p text:style-name="P6"><text:span text:style-name="T29"><text:tab/></text:span><text:span text:style-name="T29">pr.nueva_vision_global_riesgo = 10000114</text:span></text:p>
              <text:p text:style-name="P6"><text:span text:style-name="T29"><text:tab/></text:span><text:span text:style-name="T29">) as risk_yellow_num,</text:span></text:p>
              <text:p text:style-name="P6"><text:span text:style-name="T29"><text:tab/></text:span><text:span text:style-name="T29">(select count(*) from im_projects pr, im_timesheet_tasks tr</text:span></text:p>
              <text:p text:style-name="P6"><text:span text:style-name="T29"><text:tab/></text:span><text:span text:style-name="T29">where pr.tree_sortkey between p.tree_sortkey and tree_right(p.tree_sortkey) and pr.project_id = tr.task_id and</text:span></text:p>
              <text:p text:style-name="P6"><text:span text:style-name="T29"><text:tab/></text:span><text:span text:style-name="T29">pr.nueva_vision_global_riesgo = 10000115</text:span></text:p>
              <text:p text:style-name="P6"><text:span text:style-name="T29"><text:tab/></text:span><text:span text:style-name="T29">) as risk_red_num</text:span></text:p>
              <text:p text:style-name="P6"><text:span text:style-name="T29">from</text:span></text:p>
              <text:p text:style-name="P6"><text:span text:style-name="T29"><text:tab/></text:span><text:span text:style-name="T29">im_projects p</text:span></text:p>
              <text:p text:style-name="P6"><text:span text:style-name="T29">where</text:span></text:p>
              <text:p text:style-name="P6"><text:span text:style-name="T29"><text:tab/></text:span><text:span text:style-name="T29">p.parent_id is null and</text:span></text:p>
              <text:p text:style-name="P6"><text:span text:style-name="T29"><text:tab/></text:span><text:span text:style-name="T29">p.program_id = :repeat_program_id and</text:span></text:p>
              <text:p text:style-name="P6"><text:span text:style-name="T29"><text:tab/></text:span><text:span text:style-name="T29">p.start_date &lt;= :report_end_date and p.end_date &gt;= :report_start_date</text:span></text:p>
              <text:p text:style-name="P6"><text:span text:style-name="T29">order by</text:span></text:p>
              <text:p text:style-name="P6"><text:span text:style-name="T29"><text:tab/></text:span><text:span text:style-name="T29">lower(p.project_name)</text:span></text:p>
              <text:p text:style-name="P6"><text:span text:style-name="T29">"</text:span></text:p>
              <text:p text:style-name="P6"><text:span text:style-name="T29"/></text:p>
              <text:p text:style-name="P6"><text:span text:style-name="T29">counters {}</text:span></text:p>
              <text:p text:style-name="P6"><text:span text:style-name="T29"/></text:p>
              <text:p text:style-name="P6"><text:span text:style-name="T29">list_max_rows 9</text:span></text:p>
              <text:p text:style-name="P6"><text:span text:style-name="T29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34A000002530795527F.jpg" xlink:type="simple" xlink:show="embed" xlink:actuate="onLoad"/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18.8999996185303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.8999996185303pt" style:font-style-asian="normal" style:font-weight-asian="normal" style:font-family-complex="Mangal" style:font-family-generic-complex="system" style:font-pitch-complex="variable" style:font-size-complex="18.8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5f5f5f" style:text-outline="false" style:text-line-through-style="none" fo:font-family="Arial" fo:font-size="28pt" fo:language="es" fo:country="ES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language-asian="es" style:country-asian="ES" style:font-style-asian="normal" style:font-weight-asian="normal" style:font-family-complex="Mangal" style:font-family-generic-complex="system" style:font-pitch-complex="variable" style:font-size-complex="28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text-align="start" style:punctuation-wrap="simple"/>
      <style:text-properties fo:color="#000000" style:text-line-through-style="none" fo:font-family="Arial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 fo:text-align="start" style:punctuation-wrap="simple"/>
      <style:text-properties fo:color="#000000" style:text-line-through-style="none" fo:font-family="Arial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 fo:text-align="start" style:punctuation-wrap="simple"/>
      <style:text-properties fo:color="#000000" style:text-line-through-style="none" fo:font-family="Arial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000000" style:text-outline="false" style:text-line-through-style="none" fo:font-family="Arial" fo:font-size="28pt" fo:language="es" fo:country="ES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language-asian="es" style:country-asian="ES" style:font-style-asian="normal" style:font-weight-asian="normal" style:font-family-complex="Mangal" style:font-family-generic-complex="system" style:font-pitch-complex="variable" style:font-size-complex="28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18.8999996185303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.8999996185303pt" style:font-style-asian="normal" style:font-weight-asian="normal" style:font-family-complex="Mangal" style:font-family-generic-complex="system" style:font-pitch-complex="variable" style:font-size-complex="18.8999996185303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5f5f5f" style:text-outline="false" style:text-line-through-style="none" fo:font-family="Arial" fo:font-size="28pt" fo:language="es" fo:country="ES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language-asian="es" style:country-asian="ES" style:font-style-asian="normal" style:font-weight-asian="normal" style:font-family-complex="Mangal" style:font-family-generic-complex="system" style:font-pitch-complex="variable" style:font-size-complex="28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simple"/>
      <style:text-properties fo:color="#000000" style:text-line-through-style="none" fo:font-family="Arial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simple"/>
      <style:text-properties fo:color="#000000" style:text-line-through-style="none" fo:font-family="Arial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simple"/>
      <style:text-properties fo:color="#000000" style:text-line-through-style="none" fo:font-family="Arial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000000" style:text-outline="false" style:text-line-through-style="none" fo:font-family="Arial" fo:font-size="28pt" fo:language="es" fo:country="ES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language-asian="es" style:country-asian="ES" style:font-style-asian="normal" style:font-weight-asian="normal" style:font-family-complex="Mangal" style:font-family-generic-complex="system" style:font-pitch-complex="variable" style:font-size-complex="28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9.6000003814697pt" fo:font-style="normal" fo:text-shadow="none" style:text-underline-style="none" fo:font-weight="normal" style:font-family-asian="'Microsoft YaHei'" style:font-family-generic-asian="system" style:font-pitch-asian="variable" style:font-size-asian="29.6000003814697pt" style:font-style-asian="normal" style:font-weight-asian="normal" style:font-family-complex="Mangal" style:font-family-generic-complex="system" style:font-pitch-complex="variable" style:font-size-complex="29.6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5f5f5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5f5f5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5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stroke-linejoin="miter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title">
      <style:graphic-properties draw:stroke="none" svg:stroke-width="0.026cm" draw:stroke-linejoin="miter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5" style:family="presentation" style:parent-style-name="Standard_20_1-outline1">
      <style:graphic-properties draw:stroke="none" svg:stroke-width="0.026cm" draw:stroke-linejoin="miter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6" style:family="presentation" style:parent-style-name="Standard_20_1-backgroundobjects">
      <style:graphic-properties draw:stroke="none" draw:stroke-linejoin="miter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 style:font-size-asian="14pt" style:font-size-complex="14pt"/>
    </style:style>
    <style:style style:name="MP4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5" style:family="paragraph">
      <style:paragraph-properties fo:text-align="center"/>
      <style:text-properties fo:font-size="18pt"/>
    </style:style>
    <style:style style:name="MP6" style:family="paragraph">
      <style:paragraph-properties fo:margin-top="0cm" fo:margin-bottom="0cm" fo:text-align="start" style:punctuation-wrap="simple"/>
    </style:style>
    <style:style style:name="MP7" style:family="paragraph">
      <style:paragraph-properties style:font-independent-line-spacing="true"/>
      <style:text-properties fo:font-size="18pt"/>
    </style:style>
    <style:style style:name="MP8" style:family="paragraph">
      <style:paragraph-properties fo:margin-left="0cm" fo:margin-right="0cm" fo:margin-top="0.127cm" fo:margin-bottom="0cm" fo:text-align="start" fo:text-indent="0cm" style:punctuation-wrap="simple"/>
    </style:style>
    <style:style style:name="MP9" style:family="paragraph">
      <style:paragraph-properties fo:margin-left="0cm" fo:margin-right="0cm" fo:margin-top="0.197cm" fo:margin-bottom="0cm" fo:text-align="start" fo:text-indent="0cm" style:punctuation-wrap="simple"/>
    </style:style>
    <style:style style:name="MP10" style:family="paragraph">
      <style:paragraph-properties fo:margin-left="0cm" fo:margin-right="0cm" fo:margin-top="0.169cm" fo:margin-bottom="0cm" fo:text-align="start" fo:text-indent="0cm" style:punctuation-wrap="simple"/>
    </style:style>
    <style:style style:name="MP11" style:family="paragraph">
      <style:paragraph-properties fo:margin-left="0cm" fo:margin-right="0cm" fo:margin-top="0.141cm" fo:margin-bottom="0cm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0000" style:text-line-through-style="none" fo:font-family="Arial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color="#5f5f5f" style:text-line-through-style="none" fo:font-family="Arial" fo:font-size="18pt" fo:font-style="normal" style:text-underline-style="none" fo:font-weight="normal" style:font-style-asian="normal" style:font-weight-asian="normal" style:font-style-complex="normal" style:font-weight-complex="normal"/>
    </style:style>
    <style:style style:name="MT4" style:family="text">
      <style:text-properties fo:color="#000000" style:text-line-through-style="none" fo:font-family="Arial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Arial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Arial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name="Rectangle 4" presentation:style-name="Mpr1" draw:text-style-name="MP3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1" draw:text-style-name="MP4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draw:frame draw:name="Picture 11" draw:style-name="Mgr3" draw:text-style-name="MP5" draw:layer="backgroundobjects" svg:width="7.288cm" svg:height="1.653cm" svg:x="17.63cm" svg:y="16.934cm">
        <draw:image xlink:href="Pictures/10000000000001C200000066B95AB249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Standard-title" draw:layer="backgroundobjects" svg:width="17.676cm" svg:height="7.499cm" svg:x="3.659cm" svg:y="1.517cm" presentation:class="page"/>
        <draw:frame presentation:style-name="Standard-notes" draw:layer="backgroundobjects" svg:width="19.999cm" svg:height="8.999cm" svg:x="2.496cm" svg:y="9.497cm" presentation:class="notes" presentation:placeholder="true">
          <draw:text-box/>
        </draw:frame>
        <draw:frame presentation:style-name="Mpr2" draw:text-style-name="MP1" draw:layer="backgroundobjects" svg:width="10.849cm" svg:height="0.99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10.849cm" svg:height="0.999cm" svg:x="14.14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10.849cm" svg:height="0.999cm" svg:x="0cm" svg:y="18.99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10.849cm" svg:height="0.999cm" svg:x="14.146cm" svg:y="18.99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name="Title 1" presentation:style-name="Mpr4" draw:text-style-name="MP7" draw:layer="backgroundobjects" svg:width="22.859cm" svg:height="1.948cm" svg:x="1.27cm" svg:y="0.763cm" presentation:class="title" presentation:user-transformed="true">
        <draw:text-box>
          <text:p text:style-name="MP6"><text:span text:style-name="MT2">Klicken Sie, um das Format des Titeltextes zu bearbeitenClick to edit Master title style</text:span></text:p>
        </draw:text-box>
      </draw:frame>
      <draw:frame draw:name="Content Placeholder 2" presentation:style-name="Mpr5" draw:text-style-name="MP7" draw:layer="backgroundobjects" svg:width="22.859cm" svg:height="13.51cm" svg:x="1.27cm" svg:y="3.506cm" presentation:class="outline" presentation:user-transformed="true">
        <draw:text-box>
          <text:list text:style-name="ML3">
            <text:list-item>
              <text:p><text:span text:style-name="MT3">Klicken Sie, um die Formate des Gliederungstextes zu bearbeiten</text:span></text:p>
              <text:list>
                <text:list-item>
                  <text:p><text:span text:style-name="MT3">Zweite Gliederungsebene</text:span></text:p>
                  <text:list>
                    <text:list-item>
                      <text:p><text:span text:style-name="MT3">Dritte Gliederungsebene</text:span></text:p>
                      <text:list>
                        <text:list-item>
                          <text:p><text:span text:style-name="MT3">Vierte Gliederungsebene</text:span></text:p>
                          <text:list>
                            <text:list-item>
                              <text:p><text:span text:style-name="MT3">Fünfte Gliederungsebene</text:span></text:p>
                              <text:list>
                                <text:list-item>
                                  <text:p><text:span text:style-name="MT3">Sechste Gliederungsebene</text:span></text:p>
                                  <text:list>
                                    <text:list-item>
                                      <text:p><text:span text:style-name="MT3">Siebente Gliederungsebene</text:span></text:p>
                                      <text:list>
                                        <text:list-item>
                                          <text:p><text:span text:style-name="MT3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3">Neunte Gliederungsebene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6" draw:text-style-name="MP3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6" draw:text-style-name="MP4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Picture 11" draw:style-name="Mgr3" draw:text-style-name="MP5" draw:layer="backgroundobjects" svg:width="7.288cm" svg:height="1.653cm" svg:x="17.63cm" svg:y="16.934cm">
        <draw:image xlink:href="Pictures/10000000000001C200000066B95AB249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Standard_20_1-title" draw:layer="backgroundobjects" svg:width="17.676cm" svg:height="7.499cm" svg:x="3.659cm" svg:y="1.517cm" presentation:class="page"/>
        <draw:frame presentation:style-name="Standard_20_1-notes" draw:layer="backgroundobjects" svg:width="19.999cm" svg:height="8.999cm" svg:x="2.496cm" svg:y="9.497cm" presentation:class="notes" presentation:placeholder="true">
          <draw:text-box/>
        </draw:frame>
        <draw:frame presentation:style-name="Mpr7" draw:text-style-name="MP1" draw:layer="backgroundobjects" svg:width="10.849cm" svg:height="0.99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849cm" svg:height="0.999cm" svg:x="14.14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849cm" svg:height="0.999cm" svg:x="0cm" svg:y="18.997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849cm" svg:height="0.999cm" svg:x="14.146cm" svg:y="18.99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309cm" svg:x="1.27cm" svg:y="4.457cm" presentation:class="outline" presentation:placeholder="true">
        <draw:text-box/>
      </draw:frame>
      <draw:frame presentation:style-name="Mpr9" draw:layer="backgroundobjects" svg:width="5.917cm" svg:height="1.313cm" svg:x="1.27cm" svg:y="17.354cm" presentation:class="date-time">
        <draw:text-box>
          <text:p><presentation:date-time/></text:p>
        </draw:text-box>
      </draw:frame>
      <draw:frame presentation:style-name="Mpr9" draw:layer="backgroundobjects" svg:width="8.05cm" svg:height="1.313cm" svg:x="8.686cm" svg:y="17.354cm" presentation:class="footer">
        <draw:text-box>
          <text:p><presentation:footer/></text:p>
        </draw:text-box>
      </draw:frame>
      <draw:frame presentation:style-name="Mpr9" draw:layer="backgroundobjects" svg:width="5.917cm" svg:height="1.313cm" svg:x="18.211cm" svg:y="17.354cm" presentation:class="page-number">
        <draw:text-box>
          <text:p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717cm" svg:x="7.101cm" svg:y="1.124cm" presentation:class="page"/>
        <draw:frame presentation:style-name="Default-notes" draw:layer="backgroundobjects" svg:width="23.973cm" svg:height="14.062cm" svg:x="1.907cm" svg:y="13.5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Windows_x86 LibreOffice_project/e29a214-2bbed72-0621de6-a97528c-8f066d</meta:generator>
    <dc:date>2013-05-29T14:46:24.38</dc:date>
    <meta:editing-duration>P6DT21H34M50S</meta:editing-duration>
    <meta:editing-cycles>283</meta:editing-cycles>
    <meta:document-statistic meta:object-count="134"/>
  </office:meta>
</office:document-meta>
</file>